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>
        <table:shapes>
          <draw:frame draw:z-index="0" draw:style-name="gr1" draw:text-style-name="P1" svg:width="159.99mm" svg:height="89.99mm" svg:x="307.11mm" svg:y="0.21mm">
            <loext:p draw:notify-on-update-of-ranges="time.B1:time.B1 time.B2:time.B378 time.C1:time.C1 time.C2:time.C378 time.D1:time.D1 time.D2:time.D37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5.59mm" svg:y="94.84mm">
            <loext:p draw:notify-on-update-of-ranges="time.B2:time.B378 time.F1:time.F1 time.F2:time.F37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05.86mm" svg:y="94.84mm">
            <loext:p draw:notify-on-update-of-ranges="time.B2:time.B378 time.G1:time.G1 time.G2:time.G37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26.01mm" svg:y="1mm">
            <loext:p draw:notify-on-update-of-ranges="time.G1:time.G1 time.G2:time.G378 time.C1:time.C1 time.C2:time.C378 time.G1:time.G1 time.G2:time.G378 time.D1:time.D1 time.D2:time.D37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 table:visibility="collapse">
          <table:table-cell table:style-name="Default" office:value-type="string" calcext:value-type="string">
            <text:p>2017/10/29</text:p>
          </table:table-cell>
          <table:table-cell office:value-type="string" calcext:value-type="string">
            <text:p>22:37: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7:38</text:p>
          </table:table-cell>
          <table:table-cell office:value-type="float" office:value="0.018809" calcext:value-type="float">
            <text:p>0.018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093" calcext:value-type="float">
            <text:p>169093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7:39</text:p>
          </table:table-cell>
          <table:table-cell office:value-type="float" office:value="0.015122" calcext:value-type="float">
            <text:p>0.015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858" calcext:value-type="float">
            <text:p>13385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7:40</text:p>
          </table:table-cell>
          <table:table-cell office:value-type="float" office:value="0.01846" calcext:value-type="float">
            <text:p>0.01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974" calcext:value-type="float">
            <text:p>14597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7:41</text:p>
          </table:table-cell>
          <table:table-cell office:value-type="float" office:value="0.016469" calcext:value-type="float">
            <text:p>0.016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531" calcext:value-type="float">
            <text:p>14053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7:42</text:p>
          </table:table-cell>
          <table:table-cell office:value-type="float" office:value="0.032764" calcext:value-type="float">
            <text:p>0.032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480" calcext:value-type="float">
            <text:p>1574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7:43</text:p>
          </table:table-cell>
          <table:table-cell office:value-type="float" office:value="0.023207" calcext:value-type="float">
            <text:p>0.023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573" calcext:value-type="float">
            <text:p>15657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7:44</text:p>
          </table:table-cell>
          <table:table-cell office:value-type="float" office:value="0.023165" calcext:value-type="float">
            <text:p>0.023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797" calcext:value-type="float">
            <text:p>17079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7:45</text:p>
          </table:table-cell>
          <table:table-cell office:value-type="float" office:value="0.018832" calcext:value-type="float">
            <text:p>0.018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284" calcext:value-type="float">
            <text:p>16828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7:46</text:p>
          </table:table-cell>
          <table:table-cell office:value-type="float" office:value="0.019747" calcext:value-type="float">
            <text:p>0.019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830" calcext:value-type="float">
            <text:p>13283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7:47</text:p>
          </table:table-cell>
          <table:table-cell office:value-type="float" office:value="0.015621" calcext:value-type="float">
            <text:p>0.015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700" calcext:value-type="float">
            <text:p>1397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7:48</text:p>
          </table:table-cell>
          <table:table-cell office:value-type="float" office:value="0.01616" calcext:value-type="float">
            <text:p>0.01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714" calcext:value-type="float">
            <text:p>13271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7:49</text:p>
          </table:table-cell>
          <table:table-cell office:value-type="float" office:value="0.019376" calcext:value-type="float">
            <text:p>0.019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022" calcext:value-type="float">
            <text:p>17302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7:50</text:p>
          </table:table-cell>
          <table:table-cell office:value-type="float" office:value="0.017537" calcext:value-type="float">
            <text:p>0.017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190" calcext:value-type="float">
            <text:p>15219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7:51</text:p>
          </table:table-cell>
          <table:table-cell office:value-type="float" office:value="0.017044" calcext:value-type="float">
            <text:p>0.017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709" calcext:value-type="float">
            <text:p>14370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7:52</text:p>
          </table:table-cell>
          <table:table-cell office:value-type="float" office:value="0.01639" calcext:value-type="float">
            <text:p>0.01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417" calcext:value-type="float">
            <text:p>14941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7:53</text:p>
          </table:table-cell>
          <table:table-cell office:value-type="float" office:value="0.014636" calcext:value-type="float">
            <text:p>0.014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774" calcext:value-type="float">
            <text:p>137774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7:54</text:p>
          </table:table-cell>
          <table:table-cell office:value-type="float" office:value="0.01496" calcext:value-type="float">
            <text:p>0.01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614" calcext:value-type="float">
            <text:p>119614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7:55</text:p>
          </table:table-cell>
          <table:table-cell office:value-type="float" office:value="0.019172" calcext:value-type="float">
            <text:p>0.019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571" calcext:value-type="float">
            <text:p>16957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7:56</text:p>
          </table:table-cell>
          <table:table-cell office:value-type="float" office:value="0.022379" calcext:value-type="float">
            <text:p>0.022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015" calcext:value-type="float">
            <text:p>15701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7:57</text:p>
          </table:table-cell>
          <table:table-cell office:value-type="float" office:value="0.018163" calcext:value-type="float">
            <text:p>0.018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613" calcext:value-type="float">
            <text:p>13361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7:58</text:p>
          </table:table-cell>
          <table:table-cell office:value-type="float" office:value="0.018972" calcext:value-type="float">
            <text:p>0.018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065" calcext:value-type="float">
            <text:p>15206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7:59</text:p>
          </table:table-cell>
          <table:table-cell office:value-type="float" office:value="0.01845" calcext:value-type="float">
            <text:p>0.01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558" calcext:value-type="float">
            <text:p>15155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00</text:p>
          </table:table-cell>
          <table:table-cell office:value-type="float" office:value="0.01725" calcext:value-type="float">
            <text:p>0.01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121" calcext:value-type="float">
            <text:p>14412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01</text:p>
          </table:table-cell>
          <table:table-cell office:value-type="float" office:value="0.017948" calcext:value-type="float">
            <text:p>0.017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099" calcext:value-type="float">
            <text:p>14709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02</text:p>
          </table:table-cell>
          <table:table-cell office:value-type="float" office:value="0.023982" calcext:value-type="float">
            <text:p>0.023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378" calcext:value-type="float">
            <text:p>16237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03</text:p>
          </table:table-cell>
          <table:table-cell office:value-type="float" office:value="0.026158" calcext:value-type="float">
            <text:p>0.026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683" calcext:value-type="float">
            <text:p>16168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04</text:p>
          </table:table-cell>
          <table:table-cell office:value-type="float" office:value="0.018825" calcext:value-type="float">
            <text:p>0.018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649" calcext:value-type="float">
            <text:p>13364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05</text:p>
          </table:table-cell>
          <table:table-cell office:value-type="float" office:value="0.019144" calcext:value-type="float">
            <text:p>0.019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389" calcext:value-type="float">
            <text:p>144389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06</text:p>
          </table:table-cell>
          <table:table-cell office:value-type="float" office:value="0.026936" calcext:value-type="float">
            <text:p>0.026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440" calcext:value-type="float">
            <text:p>15744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07</text:p>
          </table:table-cell>
          <table:table-cell office:value-type="float" office:value="0.016342" calcext:value-type="float">
            <text:p>0.016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612" calcext:value-type="float">
            <text:p>137612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08</text:p>
          </table:table-cell>
          <table:table-cell office:value-type="float" office:value="0.025206" calcext:value-type="float">
            <text:p>0.025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649" calcext:value-type="float">
            <text:p>130649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09</text:p>
          </table:table-cell>
          <table:table-cell office:value-type="float" office:value="0.018449" calcext:value-type="float">
            <text:p>0.018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564" calcext:value-type="float">
            <text:p>16656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10</text:p>
          </table:table-cell>
          <table:table-cell office:value-type="float" office:value="0.021654" calcext:value-type="float">
            <text:p>0.021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650" calcext:value-type="float">
            <text:p>14565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11</text:p>
          </table:table-cell>
          <table:table-cell office:value-type="float" office:value="0.022036" calcext:value-type="float">
            <text:p>0.022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927" calcext:value-type="float">
            <text:p>16292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12</text:p>
          </table:table-cell>
          <table:table-cell office:value-type="float" office:value="0.032112" calcext:value-type="float">
            <text:p>0.032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981" calcext:value-type="float">
            <text:p>15898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13</text:p>
          </table:table-cell>
          <table:table-cell office:value-type="float" office:value="0.016821" calcext:value-type="float">
            <text:p>0.016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408" calcext:value-type="float">
            <text:p>137408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14</text:p>
          </table:table-cell>
          <table:table-cell office:value-type="float" office:value="0.020729" calcext:value-type="float">
            <text:p>0.020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928" calcext:value-type="float">
            <text:p>162928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15</text:p>
          </table:table-cell>
          <table:table-cell office:value-type="float" office:value="0.02824" calcext:value-type="float">
            <text:p>0.02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179" calcext:value-type="float">
            <text:p>17017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16</text:p>
          </table:table-cell>
          <table:table-cell office:value-type="float" office:value="0.032349" calcext:value-type="float">
            <text:p>0.032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223" calcext:value-type="float">
            <text:p>18922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17</text:p>
          </table:table-cell>
          <table:table-cell office:value-type="float" office:value="0.022863" calcext:value-type="float">
            <text:p>0.022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592" calcext:value-type="float">
            <text:p>18559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18</text:p>
          </table:table-cell>
          <table:table-cell office:value-type="float" office:value="0.018823" calcext:value-type="float">
            <text:p>0.018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416" calcext:value-type="float">
            <text:p>14841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19</text:p>
          </table:table-cell>
          <table:table-cell office:value-type="float" office:value="0.023387" calcext:value-type="float">
            <text:p>0.023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684" calcext:value-type="float">
            <text:p>183684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20</text:p>
          </table:table-cell>
          <table:table-cell office:value-type="float" office:value="0.017483" calcext:value-type="float">
            <text:p>0.017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423" calcext:value-type="float">
            <text:p>136423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21</text:p>
          </table:table-cell>
          <table:table-cell office:value-type="float" office:value="0.016281" calcext:value-type="float">
            <text:p>0.016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264" calcext:value-type="float">
            <text:p>15526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22</text:p>
          </table:table-cell>
          <table:table-cell office:value-type="float" office:value="0.01519" calcext:value-type="float">
            <text:p>0.01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963" calcext:value-type="float">
            <text:p>13596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23</text:p>
          </table:table-cell>
          <table:table-cell office:value-type="float" office:value="0.018327" calcext:value-type="float">
            <text:p>0.018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756" calcext:value-type="float">
            <text:p>134756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24</text:p>
          </table:table-cell>
          <table:table-cell office:value-type="float" office:value="0.020213" calcext:value-type="float">
            <text:p>0.020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522" calcext:value-type="float">
            <text:p>161522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25</text:p>
          </table:table-cell>
          <table:table-cell office:value-type="float" office:value="0.014624" calcext:value-type="float">
            <text:p>0.014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497" calcext:value-type="float">
            <text:p>14249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26</text:p>
          </table:table-cell>
          <table:table-cell office:value-type="float" office:value="0.014801" calcext:value-type="float">
            <text:p>0.014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847" calcext:value-type="float">
            <text:p>13484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27</text:p>
          </table:table-cell>
          <table:table-cell office:value-type="float" office:value="0.01815" calcext:value-type="float">
            <text:p>0.01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530" calcext:value-type="float">
            <text:p>17553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28</text:p>
          </table:table-cell>
          <table:table-cell office:value-type="float" office:value="0.03078" calcext:value-type="float">
            <text:p>0.03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101" calcext:value-type="float">
            <text:p>16110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29</text:p>
          </table:table-cell>
          <table:table-cell office:value-type="float" office:value="0.017285" calcext:value-type="float">
            <text:p>0.017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565" calcext:value-type="float">
            <text:p>15556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30</text:p>
          </table:table-cell>
          <table:table-cell office:value-type="float" office:value="0.021332" calcext:value-type="float">
            <text:p>0.021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374" calcext:value-type="float">
            <text:p>16837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31</text:p>
          </table:table-cell>
          <table:table-cell office:value-type="float" office:value="0.016165" calcext:value-type="float">
            <text:p>0.016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695" calcext:value-type="float">
            <text:p>14469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32</text:p>
          </table:table-cell>
          <table:table-cell office:value-type="float" office:value="0.02657" calcext:value-type="float">
            <text:p>0.02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491" calcext:value-type="float">
            <text:p>22549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33</text:p>
          </table:table-cell>
          <table:table-cell office:value-type="float" office:value="0.025417" calcext:value-type="float">
            <text:p>0.025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519" calcext:value-type="float">
            <text:p>15951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34</text:p>
          </table:table-cell>
          <table:table-cell office:value-type="float" office:value="0.025706" calcext:value-type="float">
            <text:p>0.025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737" calcext:value-type="float">
            <text:p>17673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35</text:p>
          </table:table-cell>
          <table:table-cell office:value-type="float" office:value="0.031208" calcext:value-type="float">
            <text:p>0.031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117" calcext:value-type="float">
            <text:p>16711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36</text:p>
          </table:table-cell>
          <table:table-cell office:value-type="float" office:value="0.023631" calcext:value-type="float">
            <text:p>0.023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363" calcext:value-type="float">
            <text:p>14636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37</text:p>
          </table:table-cell>
          <table:table-cell office:value-type="float" office:value="0.01919" calcext:value-type="float">
            <text:p>0.01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301" calcext:value-type="float">
            <text:p>16030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38</text:p>
          </table:table-cell>
          <table:table-cell office:value-type="float" office:value="0.02864" calcext:value-type="float">
            <text:p>0.02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268" calcext:value-type="float">
            <text:p>17926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39</text:p>
          </table:table-cell>
          <table:table-cell office:value-type="float" office:value="0.042889" calcext:value-type="float">
            <text:p>0.042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242" calcext:value-type="float">
            <text:p>17724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40</text:p>
          </table:table-cell>
          <table:table-cell office:value-type="float" office:value="0.029635" calcext:value-type="float">
            <text:p>0.029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099" calcext:value-type="float">
            <text:p>14009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41</text:p>
          </table:table-cell>
          <table:table-cell office:value-type="float" office:value="0.029908" calcext:value-type="float">
            <text:p>0.029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656" calcext:value-type="float">
            <text:p>15865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42</text:p>
          </table:table-cell>
          <table:table-cell office:value-type="float" office:value="0.021851" calcext:value-type="float">
            <text:p>0.021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704" calcext:value-type="float">
            <text:p>16970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43</text:p>
          </table:table-cell>
          <table:table-cell office:value-type="float" office:value="0.027961" calcext:value-type="float">
            <text:p>0.027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184" calcext:value-type="float">
            <text:p>143184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44</text:p>
          </table:table-cell>
          <table:table-cell office:value-type="float" office:value="0.021493" calcext:value-type="float">
            <text:p>0.021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547" calcext:value-type="float">
            <text:p>155547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45</text:p>
          </table:table-cell>
          <table:table-cell office:value-type="float" office:value="0.022026" calcext:value-type="float">
            <text:p>0.022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812" calcext:value-type="float">
            <text:p>15181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46</text:p>
          </table:table-cell>
          <table:table-cell office:value-type="float" office:value="0.028987" calcext:value-type="float">
            <text:p>0.028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286" calcext:value-type="float">
            <text:p>16228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47</text:p>
          </table:table-cell>
          <table:table-cell office:value-type="float" office:value="0.020692" calcext:value-type="float">
            <text:p>0.020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396" calcext:value-type="float">
            <text:p>12739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48</text:p>
          </table:table-cell>
          <table:table-cell office:value-type="float" office:value="0.026231" calcext:value-type="float">
            <text:p>0.026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038" calcext:value-type="float">
            <text:p>17803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49</text:p>
          </table:table-cell>
          <table:table-cell office:value-type="float" office:value="0.030085" calcext:value-type="float">
            <text:p>0.030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256" calcext:value-type="float">
            <text:p>187256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50</text:p>
          </table:table-cell>
          <table:table-cell office:value-type="float" office:value="0.024966" calcext:value-type="float">
            <text:p>0.024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488" calcext:value-type="float">
            <text:p>162488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51</text:p>
          </table:table-cell>
          <table:table-cell office:value-type="float" office:value="0.026257" calcext:value-type="float">
            <text:p>0.026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367" calcext:value-type="float">
            <text:p>17236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52</text:p>
          </table:table-cell>
          <table:table-cell office:value-type="float" office:value="0.019632" calcext:value-type="float">
            <text:p>0.019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091" calcext:value-type="float">
            <text:p>15709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53</text:p>
          </table:table-cell>
          <table:table-cell office:value-type="float" office:value="0.023646" calcext:value-type="float">
            <text:p>0.023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524" calcext:value-type="float">
            <text:p>15952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54</text:p>
          </table:table-cell>
          <table:table-cell office:value-type="float" office:value="0.023743" calcext:value-type="float">
            <text:p>0.023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441" calcext:value-type="float">
            <text:p>14244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55</text:p>
          </table:table-cell>
          <table:table-cell office:value-type="float" office:value="0.025827" calcext:value-type="float">
            <text:p>0.025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464" calcext:value-type="float">
            <text:p>16446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56</text:p>
          </table:table-cell>
          <table:table-cell office:value-type="float" office:value="0.019536" calcext:value-type="float">
            <text:p>0.019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097" calcext:value-type="float">
            <text:p>14009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57</text:p>
          </table:table-cell>
          <table:table-cell office:value-type="float" office:value="0.024625" calcext:value-type="float">
            <text:p>0.024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641" calcext:value-type="float">
            <text:p>15764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58</text:p>
          </table:table-cell>
          <table:table-cell office:value-type="float" office:value="0.021085" calcext:value-type="float">
            <text:p>0.021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898" calcext:value-type="float">
            <text:p>13089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8:59</text:p>
          </table:table-cell>
          <table:table-cell office:value-type="float" office:value="0.030834" calcext:value-type="float">
            <text:p>0.030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857" calcext:value-type="float">
            <text:p>14685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00</text:p>
          </table:table-cell>
          <table:table-cell office:value-type="float" office:value="0.023628" calcext:value-type="float">
            <text:p>0.023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029" calcext:value-type="float">
            <text:p>15202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01</text:p>
          </table:table-cell>
          <table:table-cell office:value-type="float" office:value="0.023639" calcext:value-type="float">
            <text:p>0.023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532" calcext:value-type="float">
            <text:p>15553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02</text:p>
          </table:table-cell>
          <table:table-cell office:value-type="float" office:value="0.025092" calcext:value-type="float">
            <text:p>0.025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671" calcext:value-type="float">
            <text:p>17167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03</text:p>
          </table:table-cell>
          <table:table-cell office:value-type="float" office:value="0.024804" calcext:value-type="float">
            <text:p>0.024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045" calcext:value-type="float">
            <text:p>16304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04</text:p>
          </table:table-cell>
          <table:table-cell office:value-type="float" office:value="0.020423" calcext:value-type="float">
            <text:p>0.020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650" calcext:value-type="float">
            <text:p>17165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05</text:p>
          </table:table-cell>
          <table:table-cell office:value-type="float" office:value="0.031009" calcext:value-type="float">
            <text:p>0.031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324" calcext:value-type="float">
            <text:p>15032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06</text:p>
          </table:table-cell>
          <table:table-cell office:value-type="float" office:value="0.021331" calcext:value-type="float">
            <text:p>0.021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627" calcext:value-type="float">
            <text:p>17662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07</text:p>
          </table:table-cell>
          <table:table-cell office:value-type="float" office:value="0.023175" calcext:value-type="float">
            <text:p>0.023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853" calcext:value-type="float">
            <text:p>16685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08</text:p>
          </table:table-cell>
          <table:table-cell office:value-type="float" office:value="0.022453" calcext:value-type="float">
            <text:p>0.022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303" calcext:value-type="float">
            <text:p>15830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09</text:p>
          </table:table-cell>
          <table:table-cell office:value-type="float" office:value="0.020833" calcext:value-type="float">
            <text:p>0.020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285" calcext:value-type="float">
            <text:p>14528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10</text:p>
          </table:table-cell>
          <table:table-cell office:value-type="float" office:value="0.023929" calcext:value-type="float">
            <text:p>0.023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661" calcext:value-type="float">
            <text:p>160661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11</text:p>
          </table:table-cell>
          <table:table-cell office:value-type="float" office:value="0.030856" calcext:value-type="float">
            <text:p>0.030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439" calcext:value-type="float">
            <text:p>172439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12</text:p>
          </table:table-cell>
          <table:table-cell office:value-type="float" office:value="0.024035" calcext:value-type="float">
            <text:p>0.024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625" calcext:value-type="float">
            <text:p>15762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13</text:p>
          </table:table-cell>
          <table:table-cell office:value-type="float" office:value="0.02276" calcext:value-type="float">
            <text:p>0.02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521" calcext:value-type="float">
            <text:p>15652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14</text:p>
          </table:table-cell>
          <table:table-cell office:value-type="float" office:value="0.021441" calcext:value-type="float">
            <text:p>0.021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862" calcext:value-type="float">
            <text:p>17686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15</text:p>
          </table:table-cell>
          <table:table-cell office:value-type="float" office:value="0.028281" calcext:value-type="float">
            <text:p>0.028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226" calcext:value-type="float">
            <text:p>14422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16</text:p>
          </table:table-cell>
          <table:table-cell office:value-type="float" office:value="0.024944" calcext:value-type="float">
            <text:p>0.024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499" calcext:value-type="float">
            <text:p>159499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17</text:p>
          </table:table-cell>
          <table:table-cell office:value-type="float" office:value="0.023224" calcext:value-type="float">
            <text:p>0.023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414" calcext:value-type="float">
            <text:p>157414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18</text:p>
          </table:table-cell>
          <table:table-cell office:value-type="float" office:value="0.024725" calcext:value-type="float">
            <text:p>0.024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883" calcext:value-type="float">
            <text:p>16388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19</text:p>
          </table:table-cell>
          <table:table-cell office:value-type="float" office:value="0.025187" calcext:value-type="float">
            <text:p>0.025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010" calcext:value-type="float">
            <text:p>14701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20</text:p>
          </table:table-cell>
          <table:table-cell office:value-type="float" office:value="0.027128" calcext:value-type="float">
            <text:p>0.027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334" calcext:value-type="float">
            <text:p>16833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21</text:p>
          </table:table-cell>
          <table:table-cell office:value-type="float" office:value="0.023803" calcext:value-type="float">
            <text:p>0.023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586" calcext:value-type="float">
            <text:p>17358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22</text:p>
          </table:table-cell>
          <table:table-cell office:value-type="float" office:value="0.026184" calcext:value-type="float">
            <text:p>0.026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146" calcext:value-type="float">
            <text:p>140146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23</text:p>
          </table:table-cell>
          <table:table-cell office:value-type="float" office:value="0.019608" calcext:value-type="float">
            <text:p>0.019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067" calcext:value-type="float">
            <text:p>134067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24</text:p>
          </table:table-cell>
          <table:table-cell office:value-type="float" office:value="0.020492" calcext:value-type="float">
            <text:p>0.020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417" calcext:value-type="float">
            <text:p>141417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25</text:p>
          </table:table-cell>
          <table:table-cell office:value-type="float" office:value="0.027019" calcext:value-type="float">
            <text:p>0.027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400" calcext:value-type="float">
            <text:p>158400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26</text:p>
          </table:table-cell>
          <table:table-cell office:value-type="float" office:value="0.020167" calcext:value-type="float">
            <text:p>0.020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056" calcext:value-type="float">
            <text:p>160056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27</text:p>
          </table:table-cell>
          <table:table-cell office:value-type="float" office:value="0.019115" calcext:value-type="float">
            <text:p>0.019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711" calcext:value-type="float">
            <text:p>140711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28</text:p>
          </table:table-cell>
          <table:table-cell office:value-type="float" office:value="0.029585" calcext:value-type="float">
            <text:p>0.029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073" calcext:value-type="float">
            <text:p>184073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29</text:p>
          </table:table-cell>
          <table:table-cell office:value-type="float" office:value="0.029713" calcext:value-type="float">
            <text:p>0.029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212" calcext:value-type="float">
            <text:p>18221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30</text:p>
          </table:table-cell>
          <table:table-cell office:value-type="float" office:value="0.02018" calcext:value-type="float">
            <text:p>0.0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393" calcext:value-type="float">
            <text:p>14139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31</text:p>
          </table:table-cell>
          <table:table-cell office:value-type="float" office:value="0.020186" calcext:value-type="float">
            <text:p>0.020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592" calcext:value-type="float">
            <text:p>14759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32</text:p>
          </table:table-cell>
          <table:table-cell office:value-type="float" office:value="0.020456" calcext:value-type="float">
            <text:p>0.020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873" calcext:value-type="float">
            <text:p>15887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33</text:p>
          </table:table-cell>
          <table:table-cell office:value-type="float" office:value="0.020146" calcext:value-type="float">
            <text:p>0.020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164" calcext:value-type="float">
            <text:p>15316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34</text:p>
          </table:table-cell>
          <table:table-cell office:value-type="float" office:value="0.038411" calcext:value-type="float">
            <text:p>0.038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816" calcext:value-type="float">
            <text:p>188816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35</text:p>
          </table:table-cell>
          <table:table-cell office:value-type="float" office:value="0.022795" calcext:value-type="float">
            <text:p>0.022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413" calcext:value-type="float">
            <text:p>190413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36</text:p>
          </table:table-cell>
          <table:table-cell office:value-type="float" office:value="0.050595" calcext:value-type="float">
            <text:p>0.050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58" calcext:value-type="float">
            <text:p>15005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37</text:p>
          </table:table-cell>
          <table:table-cell office:value-type="float" office:value="0.019819" calcext:value-type="float">
            <text:p>0.019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513" calcext:value-type="float">
            <text:p>13751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38</text:p>
          </table:table-cell>
          <table:table-cell office:value-type="float" office:value="0.031269" calcext:value-type="float">
            <text:p>0.031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798" calcext:value-type="float">
            <text:p>15579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39</text:p>
          </table:table-cell>
          <table:table-cell office:value-type="float" office:value="0.026566" calcext:value-type="float">
            <text:p>0.026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756" calcext:value-type="float">
            <text:p>16175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40</text:p>
          </table:table-cell>
          <table:table-cell office:value-type="float" office:value="0.024234" calcext:value-type="float">
            <text:p>0.024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167" calcext:value-type="float">
            <text:p>13416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41</text:p>
          </table:table-cell>
          <table:table-cell office:value-type="float" office:value="0.023256" calcext:value-type="float">
            <text:p>0.023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332" calcext:value-type="float">
            <text:p>14033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42</text:p>
          </table:table-cell>
          <table:table-cell office:value-type="float" office:value="0.024861" calcext:value-type="float">
            <text:p>0.024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250" calcext:value-type="float">
            <text:p>14725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43</text:p>
          </table:table-cell>
          <table:table-cell office:value-type="float" office:value="0.033714" calcext:value-type="float">
            <text:p>0.033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537" calcext:value-type="float">
            <text:p>15053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44</text:p>
          </table:table-cell>
          <table:table-cell office:value-type="float" office:value="0.01813" calcext:value-type="float">
            <text:p>0.01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115" calcext:value-type="float">
            <text:p>12611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45</text:p>
          </table:table-cell>
          <table:table-cell office:value-type="float" office:value="0.022809" calcext:value-type="float">
            <text:p>0.022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592" calcext:value-type="float">
            <text:p>16159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46</text:p>
          </table:table-cell>
          <table:table-cell office:value-type="float" office:value="0.029224" calcext:value-type="float">
            <text:p>0.029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677" calcext:value-type="float">
            <text:p>18667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47</text:p>
          </table:table-cell>
          <table:table-cell office:value-type="float" office:value="0.026966" calcext:value-type="float">
            <text:p>0.026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094" calcext:value-type="float">
            <text:p>17309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48</text:p>
          </table:table-cell>
          <table:table-cell office:value-type="float" office:value="0.017237" calcext:value-type="float">
            <text:p>0.017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608" calcext:value-type="float">
            <text:p>13260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49</text:p>
          </table:table-cell>
          <table:table-cell office:value-type="float" office:value="0.020289" calcext:value-type="float">
            <text:p>0.020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376" calcext:value-type="float">
            <text:p>14237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50</text:p>
          </table:table-cell>
          <table:table-cell office:value-type="float" office:value="0.021595" calcext:value-type="float">
            <text:p>0.021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926" calcext:value-type="float">
            <text:p>13392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51</text:p>
          </table:table-cell>
          <table:table-cell office:value-type="float" office:value="0.023002" calcext:value-type="float">
            <text:p>0.023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948" calcext:value-type="float">
            <text:p>16594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52</text:p>
          </table:table-cell>
          <table:table-cell office:value-type="float" office:value="0.018792" calcext:value-type="float">
            <text:p>0.018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896" calcext:value-type="float">
            <text:p>14089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53</text:p>
          </table:table-cell>
          <table:table-cell office:value-type="float" office:value="0.023202" calcext:value-type="float">
            <text:p>0.023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072" calcext:value-type="float">
            <text:p>15207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54</text:p>
          </table:table-cell>
          <table:table-cell office:value-type="float" office:value="0.029808" calcext:value-type="float">
            <text:p>0.029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083" calcext:value-type="float">
            <text:p>14708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55</text:p>
          </table:table-cell>
          <table:table-cell office:value-type="float" office:value="0.037322" calcext:value-type="float">
            <text:p>0.037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100" calcext:value-type="float">
            <text:p>142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56</text:p>
          </table:table-cell>
          <table:table-cell office:value-type="float" office:value="0.044313" calcext:value-type="float">
            <text:p>0.044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921" calcext:value-type="float">
            <text:p>135921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57</text:p>
          </table:table-cell>
          <table:table-cell office:value-type="float" office:value="0.036979" calcext:value-type="float">
            <text:p>0.036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218" calcext:value-type="float">
            <text:p>133218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58</text:p>
          </table:table-cell>
          <table:table-cell office:value-type="float" office:value="0.040501" calcext:value-type="float">
            <text:p>0.040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420" calcext:value-type="float">
            <text:p>14242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39:59</text:p>
          </table:table-cell>
          <table:table-cell office:value-type="float" office:value="0.039811" calcext:value-type="float">
            <text:p>0.039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242" calcext:value-type="float">
            <text:p>143242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00</text:p>
          </table:table-cell>
          <table:table-cell office:value-type="float" office:value="0.038216" calcext:value-type="float">
            <text:p>0.038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898" calcext:value-type="float">
            <text:p>14489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01</text:p>
          </table:table-cell>
          <table:table-cell office:value-type="float" office:value="0.038703" calcext:value-type="float">
            <text:p>0.038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706" calcext:value-type="float">
            <text:p>15170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02</text:p>
          </table:table-cell>
          <table:table-cell office:value-type="float" office:value="0.037027" calcext:value-type="float">
            <text:p>0.037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897" calcext:value-type="float">
            <text:p>15289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03</text:p>
          </table:table-cell>
          <table:table-cell office:value-type="float" office:value="0.038593" calcext:value-type="float">
            <text:p>0.038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480" calcext:value-type="float">
            <text:p>1384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04</text:p>
          </table:table-cell>
          <table:table-cell office:value-type="float" office:value="0.043229" calcext:value-type="float">
            <text:p>0.043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496" calcext:value-type="float">
            <text:p>163496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05</text:p>
          </table:table-cell>
          <table:table-cell office:value-type="float" office:value="0.041799" calcext:value-type="float">
            <text:p>0.041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303" calcext:value-type="float">
            <text:p>182303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06</text:p>
          </table:table-cell>
          <table:table-cell office:value-type="float" office:value="0.043202" calcext:value-type="float">
            <text:p>0.043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553" calcext:value-type="float">
            <text:p>148553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07</text:p>
          </table:table-cell>
          <table:table-cell office:value-type="float" office:value="0.05317" calcext:value-type="float">
            <text:p>0.05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333" calcext:value-type="float">
            <text:p>17933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08</text:p>
          </table:table-cell>
          <table:table-cell office:value-type="float" office:value="0.046835" calcext:value-type="float">
            <text:p>0.046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171" calcext:value-type="float">
            <text:p>17117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09</text:p>
          </table:table-cell>
          <table:table-cell office:value-type="float" office:value="0.037956" calcext:value-type="float">
            <text:p>0.037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730" calcext:value-type="float">
            <text:p>17473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10</text:p>
          </table:table-cell>
          <table:table-cell office:value-type="float" office:value="0.049694" calcext:value-type="float">
            <text:p>0.049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831" calcext:value-type="float">
            <text:p>15683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11</text:p>
          </table:table-cell>
          <table:table-cell office:value-type="float" office:value="0.041368" calcext:value-type="float">
            <text:p>0.041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994" calcext:value-type="float">
            <text:p>13399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12</text:p>
          </table:table-cell>
          <table:table-cell office:value-type="float" office:value="0.040293" calcext:value-type="float">
            <text:p>0.040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107" calcext:value-type="float">
            <text:p>16810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13</text:p>
          </table:table-cell>
          <table:table-cell office:value-type="float" office:value="0.042134" calcext:value-type="float">
            <text:p>0.042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919" calcext:value-type="float">
            <text:p>17391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14</text:p>
          </table:table-cell>
          <table:table-cell office:value-type="float" office:value="0.044042" calcext:value-type="float">
            <text:p>0.044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857" calcext:value-type="float">
            <text:p>163857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15</text:p>
          </table:table-cell>
          <table:table-cell office:value-type="float" office:value="0.038853" calcext:value-type="float">
            <text:p>0.038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931" calcext:value-type="float">
            <text:p>13993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16</text:p>
          </table:table-cell>
          <table:table-cell office:value-type="float" office:value="0.038606" calcext:value-type="float">
            <text:p>0.038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748" calcext:value-type="float">
            <text:p>161748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17</text:p>
          </table:table-cell>
          <table:table-cell office:value-type="float" office:value="0.036288" calcext:value-type="float">
            <text:p>0.036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546" calcext:value-type="float">
            <text:p>145546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18</text:p>
          </table:table-cell>
          <table:table-cell office:value-type="float" office:value="0.037534" calcext:value-type="float">
            <text:p>0.037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849" calcext:value-type="float">
            <text:p>120849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19</text:p>
          </table:table-cell>
          <table:table-cell office:value-type="float" office:value="0.042673" calcext:value-type="float">
            <text:p>0.042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094" calcext:value-type="float">
            <text:p>18109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20</text:p>
          </table:table-cell>
          <table:table-cell office:value-type="float" office:value="0.040556" calcext:value-type="float">
            <text:p>0.040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137" calcext:value-type="float">
            <text:p>17613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21</text:p>
          </table:table-cell>
          <table:table-cell office:value-type="float" office:value="0.036462" calcext:value-type="float">
            <text:p>0.036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060" calcext:value-type="float">
            <text:p>14306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22</text:p>
          </table:table-cell>
          <table:table-cell office:value-type="float" office:value="0.035877" calcext:value-type="float">
            <text:p>0.035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134" calcext:value-type="float">
            <text:p>14313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23</text:p>
          </table:table-cell>
          <table:table-cell office:value-type="float" office:value="0.035773" calcext:value-type="float">
            <text:p>0.035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483" calcext:value-type="float">
            <text:p>12448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24</text:p>
          </table:table-cell>
          <table:table-cell office:value-type="float" office:value="0.048321" calcext:value-type="float">
            <text:p>0.048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541" calcext:value-type="float">
            <text:p>168541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25</text:p>
          </table:table-cell>
          <table:table-cell office:value-type="float" office:value="0.046319" calcext:value-type="float">
            <text:p>0.046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778" calcext:value-type="float">
            <text:p>171778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26</text:p>
          </table:table-cell>
          <table:table-cell office:value-type="float" office:value="0.039181" calcext:value-type="float">
            <text:p>0.039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076" calcext:value-type="float">
            <text:p>17207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27</text:p>
          </table:table-cell>
          <table:table-cell office:value-type="float" office:value="0.040983" calcext:value-type="float">
            <text:p>0.040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124" calcext:value-type="float">
            <text:p>14812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28</text:p>
          </table:table-cell>
          <table:table-cell office:value-type="float" office:value="0.039757" calcext:value-type="float">
            <text:p>0.039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335" calcext:value-type="float">
            <text:p>15433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29</text:p>
          </table:table-cell>
          <table:table-cell office:value-type="float" office:value="0.07854" calcext:value-type="float">
            <text:p>0.07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027" calcext:value-type="float">
            <text:p>14902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30</text:p>
          </table:table-cell>
          <table:table-cell office:value-type="float" office:value="0.038828" calcext:value-type="float">
            <text:p>0.038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892" calcext:value-type="float">
            <text:p>16189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31</text:p>
          </table:table-cell>
          <table:table-cell office:value-type="float" office:value="0.042023" calcext:value-type="float">
            <text:p>0.04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879" calcext:value-type="float">
            <text:p>15887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32</text:p>
          </table:table-cell>
          <table:table-cell office:value-type="float" office:value="0.044219" calcext:value-type="float">
            <text:p>0.044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348" calcext:value-type="float">
            <text:p>14334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33</text:p>
          </table:table-cell>
          <table:table-cell office:value-type="float" office:value="0.041704" calcext:value-type="float">
            <text:p>0.041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167" calcext:value-type="float">
            <text:p>17416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34</text:p>
          </table:table-cell>
          <table:table-cell office:value-type="float" office:value="0.039368" calcext:value-type="float">
            <text:p>0.039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394" calcext:value-type="float">
            <text:p>14139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35</text:p>
          </table:table-cell>
          <table:table-cell office:value-type="float" office:value="0.038532" calcext:value-type="float">
            <text:p>0.038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093" calcext:value-type="float">
            <text:p>14709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36</text:p>
          </table:table-cell>
          <table:table-cell office:value-type="float" office:value="0.047774" calcext:value-type="float">
            <text:p>0.047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976" calcext:value-type="float">
            <text:p>16297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37</text:p>
          </table:table-cell>
          <table:table-cell office:value-type="float" office:value="0.04556" calcext:value-type="float">
            <text:p>0.04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563" calcext:value-type="float">
            <text:p>149563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38</text:p>
          </table:table-cell>
          <table:table-cell office:value-type="float" office:value="0.039433" calcext:value-type="float">
            <text:p>0.039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938" calcext:value-type="float">
            <text:p>152938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39</text:p>
          </table:table-cell>
          <table:table-cell office:value-type="float" office:value="0.041748" calcext:value-type="float">
            <text:p>0.041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502" calcext:value-type="float">
            <text:p>14550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40</text:p>
          </table:table-cell>
          <table:table-cell office:value-type="float" office:value="0.039579" calcext:value-type="float">
            <text:p>0.039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034" calcext:value-type="float">
            <text:p>16903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41</text:p>
          </table:table-cell>
          <table:table-cell office:value-type="float" office:value="0.043669" calcext:value-type="float">
            <text:p>0.043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134" calcext:value-type="float">
            <text:p>16813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42</text:p>
          </table:table-cell>
          <table:table-cell office:value-type="float" office:value="0.040331" calcext:value-type="float">
            <text:p>0.040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628" calcext:value-type="float">
            <text:p>14562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43</text:p>
          </table:table-cell>
          <table:table-cell office:value-type="float" office:value="0.040011" calcext:value-type="float">
            <text:p>0.04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418" calcext:value-type="float">
            <text:p>16341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44</text:p>
          </table:table-cell>
          <table:table-cell office:value-type="float" office:value="0.042425" calcext:value-type="float">
            <text:p>0.042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735" calcext:value-type="float">
            <text:p>145735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45</text:p>
          </table:table-cell>
          <table:table-cell office:value-type="float" office:value="0.036704" calcext:value-type="float">
            <text:p>0.036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436" calcext:value-type="float">
            <text:p>134436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46</text:p>
          </table:table-cell>
          <table:table-cell office:value-type="float" office:value="0.039494" calcext:value-type="float">
            <text:p>0.039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883" calcext:value-type="float">
            <text:p>168883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47</text:p>
          </table:table-cell>
          <table:table-cell office:value-type="float" office:value="0.044375" calcext:value-type="float">
            <text:p>0.044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083" calcext:value-type="float">
            <text:p>175083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48</text:p>
          </table:table-cell>
          <table:table-cell office:value-type="float" office:value="0.036783" calcext:value-type="float">
            <text:p>0.036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754" calcext:value-type="float">
            <text:p>13175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49</text:p>
          </table:table-cell>
          <table:table-cell office:value-type="float" office:value="0.055323" calcext:value-type="float">
            <text:p>0.055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943" calcext:value-type="float">
            <text:p>19794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50</text:p>
          </table:table-cell>
          <table:table-cell office:value-type="float" office:value="0.050398" calcext:value-type="float">
            <text:p>0.050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759" calcext:value-type="float">
            <text:p>18275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51</text:p>
          </table:table-cell>
          <table:table-cell office:value-type="float" office:value="0.042409" calcext:value-type="float">
            <text:p>0.042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911" calcext:value-type="float">
            <text:p>142911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52</text:p>
          </table:table-cell>
          <table:table-cell office:value-type="float" office:value="0.036904" calcext:value-type="float">
            <text:p>0.036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527" calcext:value-type="float">
            <text:p>141527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53</text:p>
          </table:table-cell>
          <table:table-cell office:value-type="float" office:value="0.039463" calcext:value-type="float">
            <text:p>0.039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773" calcext:value-type="float">
            <text:p>15477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54</text:p>
          </table:table-cell>
          <table:table-cell office:value-type="float" office:value="0.042396" calcext:value-type="float">
            <text:p>0.042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540" calcext:value-type="float">
            <text:p>14554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55</text:p>
          </table:table-cell>
          <table:table-cell office:value-type="float" office:value="0.041354" calcext:value-type="float">
            <text:p>0.041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867" calcext:value-type="float">
            <text:p>15986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56</text:p>
          </table:table-cell>
          <table:table-cell office:value-type="float" office:value="0.043832" calcext:value-type="float">
            <text:p>0.043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622" calcext:value-type="float">
            <text:p>15762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57</text:p>
          </table:table-cell>
          <table:table-cell office:value-type="float" office:value="0.036881" calcext:value-type="float">
            <text:p>0.036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102" calcext:value-type="float">
            <text:p>12410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58</text:p>
          </table:table-cell>
          <table:table-cell office:value-type="float" office:value="0.038583" calcext:value-type="float">
            <text:p>0.038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822" calcext:value-type="float">
            <text:p>145822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0:59</text:p>
          </table:table-cell>
          <table:table-cell office:value-type="float" office:value="0.040085" calcext:value-type="float">
            <text:p>0.040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585" calcext:value-type="float">
            <text:p>164585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00</text:p>
          </table:table-cell>
          <table:table-cell office:value-type="float" office:value="0.039298" calcext:value-type="float">
            <text:p>0.039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395" calcext:value-type="float">
            <text:p>165395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01</text:p>
          </table:table-cell>
          <table:table-cell office:value-type="float" office:value="0.03995" calcext:value-type="float">
            <text:p>0.03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903" calcext:value-type="float">
            <text:p>154903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02</text:p>
          </table:table-cell>
          <table:table-cell office:value-type="float" office:value="0.040744" calcext:value-type="float">
            <text:p>0.040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992" calcext:value-type="float">
            <text:p>149992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03</text:p>
          </table:table-cell>
          <table:table-cell office:value-type="float" office:value="0.041791" calcext:value-type="float">
            <text:p>0.041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234" calcext:value-type="float">
            <text:p>161234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04</text:p>
          </table:table-cell>
          <table:table-cell office:value-type="float" office:value="0.03968" calcext:value-type="float">
            <text:p>0.03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702" calcext:value-type="float">
            <text:p>17770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05</text:p>
          </table:table-cell>
          <table:table-cell office:value-type="float" office:value="0.035363" calcext:value-type="float">
            <text:p>0.035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505" calcext:value-type="float">
            <text:p>12150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06</text:p>
          </table:table-cell>
          <table:table-cell office:value-type="float" office:value="0.040095" calcext:value-type="float">
            <text:p>0.040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287" calcext:value-type="float">
            <text:p>18028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07</text:p>
          </table:table-cell>
          <table:table-cell office:value-type="float" office:value="0.041499" calcext:value-type="float">
            <text:p>0.041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086" calcext:value-type="float">
            <text:p>13408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08</text:p>
          </table:table-cell>
          <table:table-cell office:value-type="float" office:value="0.042407" calcext:value-type="float">
            <text:p>0.042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461" calcext:value-type="float">
            <text:p>163461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09</text:p>
          </table:table-cell>
          <table:table-cell office:value-type="float" office:value="0.039157" calcext:value-type="float">
            <text:p>0.039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548" calcext:value-type="float">
            <text:p>142548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10</text:p>
          </table:table-cell>
          <table:table-cell office:value-type="float" office:value="0.038715" calcext:value-type="float">
            <text:p>0.038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278" calcext:value-type="float">
            <text:p>142278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11</text:p>
          </table:table-cell>
          <table:table-cell office:value-type="float" office:value="0.043209" calcext:value-type="float">
            <text:p>0.043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908" calcext:value-type="float">
            <text:p>154908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12</text:p>
          </table:table-cell>
          <table:table-cell office:value-type="float" office:value="0.038634" calcext:value-type="float">
            <text:p>0.038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251" calcext:value-type="float">
            <text:p>14125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13</text:p>
          </table:table-cell>
          <table:table-cell office:value-type="float" office:value="0.041953" calcext:value-type="float">
            <text:p>0.041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121" calcext:value-type="float">
            <text:p>17412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14</text:p>
          </table:table-cell>
          <table:table-cell office:value-type="float" office:value="0.057413" calcext:value-type="float">
            <text:p>0.057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616" calcext:value-type="float">
            <text:p>15961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15</text:p>
          </table:table-cell>
          <table:table-cell office:value-type="float" office:value="0.036494" calcext:value-type="float">
            <text:p>0.036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025" calcext:value-type="float">
            <text:p>126025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16</text:p>
          </table:table-cell>
          <table:table-cell office:value-type="float" office:value="0.049897" calcext:value-type="float">
            <text:p>0.049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359" calcext:value-type="float">
            <text:p>189359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17</text:p>
          </table:table-cell>
          <table:table-cell office:value-type="float" office:value="0.037925" calcext:value-type="float">
            <text:p>0.037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297" calcext:value-type="float">
            <text:p>14529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18</text:p>
          </table:table-cell>
          <table:table-cell office:value-type="float" office:value="0.046053" calcext:value-type="float">
            <text:p>0.046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882" calcext:value-type="float">
            <text:p>16488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19</text:p>
          </table:table-cell>
          <table:table-cell office:value-type="float" office:value="0.034903" calcext:value-type="float">
            <text:p>0.034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926" calcext:value-type="float">
            <text:p>13592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20</text:p>
          </table:table-cell>
          <table:table-cell office:value-type="float" office:value="0.040224" calcext:value-type="float">
            <text:p>0.040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474" calcext:value-type="float">
            <text:p>18247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21</text:p>
          </table:table-cell>
          <table:table-cell office:value-type="float" office:value="0.037889" calcext:value-type="float">
            <text:p>0.037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370" calcext:value-type="float">
            <text:p>14837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22</text:p>
          </table:table-cell>
          <table:table-cell office:value-type="float" office:value="0.042242" calcext:value-type="float">
            <text:p>0.042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454" calcext:value-type="float">
            <text:p>160454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23</text:p>
          </table:table-cell>
          <table:table-cell office:value-type="float" office:value="0.041926" calcext:value-type="float">
            <text:p>0.041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143" calcext:value-type="float">
            <text:p>14514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24</text:p>
          </table:table-cell>
          <table:table-cell office:value-type="float" office:value="0.039367" calcext:value-type="float">
            <text:p>0.039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025" calcext:value-type="float">
            <text:p>15602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25</text:p>
          </table:table-cell>
          <table:table-cell office:value-type="float" office:value="0.040779" calcext:value-type="float">
            <text:p>0.040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474" calcext:value-type="float">
            <text:p>14747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26</text:p>
          </table:table-cell>
          <table:table-cell office:value-type="float" office:value="0.035037" calcext:value-type="float">
            <text:p>0.035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845" calcext:value-type="float">
            <text:p>14984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27</text:p>
          </table:table-cell>
          <table:table-cell office:value-type="float" office:value="0.040372" calcext:value-type="float">
            <text:p>0.040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814" calcext:value-type="float">
            <text:p>14681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28</text:p>
          </table:table-cell>
          <table:table-cell office:value-type="float" office:value="0.040306" calcext:value-type="float">
            <text:p>0.040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721" calcext:value-type="float">
            <text:p>15172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29</text:p>
          </table:table-cell>
          <table:table-cell office:value-type="float" office:value="0.038272" calcext:value-type="float">
            <text:p>0.038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931" calcext:value-type="float">
            <text:p>16193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30</text:p>
          </table:table-cell>
          <table:table-cell office:value-type="float" office:value="0.035568" calcext:value-type="float">
            <text:p>0.035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145" calcext:value-type="float">
            <text:p>12214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31</text:p>
          </table:table-cell>
          <table:table-cell office:value-type="float" office:value="0.037405" calcext:value-type="float">
            <text:p>0.037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993" calcext:value-type="float">
            <text:p>15499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32</text:p>
          </table:table-cell>
          <table:table-cell office:value-type="float" office:value="0.037893" calcext:value-type="float">
            <text:p>0.037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270" calcext:value-type="float">
            <text:p>15427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33</text:p>
          </table:table-cell>
          <table:table-cell office:value-type="float" office:value="0.038793" calcext:value-type="float">
            <text:p>0.038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569" calcext:value-type="float">
            <text:p>17056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34</text:p>
          </table:table-cell>
          <table:table-cell office:value-type="float" office:value="0.041911" calcext:value-type="float">
            <text:p>0.041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520" calcext:value-type="float">
            <text:p>18752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35</text:p>
          </table:table-cell>
          <table:table-cell office:value-type="float" office:value="0.040367" calcext:value-type="float">
            <text:p>0.040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631" calcext:value-type="float">
            <text:p>149631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36</text:p>
          </table:table-cell>
          <table:table-cell office:value-type="float" office:value="0.045918" calcext:value-type="float">
            <text:p>0.045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526" calcext:value-type="float">
            <text:p>15752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37</text:p>
          </table:table-cell>
          <table:table-cell office:value-type="float" office:value="0.041557" calcext:value-type="float">
            <text:p>0.041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582" calcext:value-type="float">
            <text:p>15358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38</text:p>
          </table:table-cell>
          <table:table-cell office:value-type="float" office:value="0.040588" calcext:value-type="float">
            <text:p>0.040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200" calcext:value-type="float">
            <text:p>1602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39</text:p>
          </table:table-cell>
          <table:table-cell office:value-type="float" office:value="0.039683" calcext:value-type="float">
            <text:p>0.039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858" calcext:value-type="float">
            <text:p>15285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40</text:p>
          </table:table-cell>
          <table:table-cell office:value-type="float" office:value="0.040095" calcext:value-type="float">
            <text:p>0.040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22" calcext:value-type="float">
            <text:p>135022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41</text:p>
          </table:table-cell>
          <table:table-cell office:value-type="float" office:value="0.046061" calcext:value-type="float">
            <text:p>0.046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878" calcext:value-type="float">
            <text:p>161878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42</text:p>
          </table:table-cell>
          <table:table-cell office:value-type="float" office:value="0.045431" calcext:value-type="float">
            <text:p>0.045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917" calcext:value-type="float">
            <text:p>19691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43</text:p>
          </table:table-cell>
          <table:table-cell office:value-type="float" office:value="0.039291" calcext:value-type="float">
            <text:p>0.039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922" calcext:value-type="float">
            <text:p>16792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44</text:p>
          </table:table-cell>
          <table:table-cell office:value-type="float" office:value="0.039852" calcext:value-type="float">
            <text:p>0.039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987" calcext:value-type="float">
            <text:p>14598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45</text:p>
          </table:table-cell>
          <table:table-cell office:value-type="float" office:value="0.063826" calcext:value-type="float">
            <text:p>0.063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720" calcext:value-type="float">
            <text:p>21072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46</text:p>
          </table:table-cell>
          <table:table-cell office:value-type="float" office:value="0.04018" calcext:value-type="float">
            <text:p>0.04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951" calcext:value-type="float">
            <text:p>15295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47</text:p>
          </table:table-cell>
          <table:table-cell office:value-type="float" office:value="0.040331" calcext:value-type="float">
            <text:p>0.040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692" calcext:value-type="float">
            <text:p>155692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48</text:p>
          </table:table-cell>
          <table:table-cell office:value-type="float" office:value="0.037422" calcext:value-type="float">
            <text:p>0.037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279" calcext:value-type="float">
            <text:p>151279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49</text:p>
          </table:table-cell>
          <table:table-cell office:value-type="float" office:value="0.04321" calcext:value-type="float">
            <text:p>0.04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299" calcext:value-type="float">
            <text:p>16929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50</text:p>
          </table:table-cell>
          <table:table-cell office:value-type="float" office:value="0.038084" calcext:value-type="float">
            <text:p>0.038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566" calcext:value-type="float">
            <text:p>16156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51</text:p>
          </table:table-cell>
          <table:table-cell office:value-type="float" office:value="0.037646" calcext:value-type="float">
            <text:p>0.037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053" calcext:value-type="float">
            <text:p>12205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52</text:p>
          </table:table-cell>
          <table:table-cell office:value-type="float" office:value="0.047815" calcext:value-type="float">
            <text:p>0.047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940" calcext:value-type="float">
            <text:p>18294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53</text:p>
          </table:table-cell>
          <table:table-cell office:value-type="float" office:value="0.040005" calcext:value-type="float">
            <text:p>0.04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205" calcext:value-type="float">
            <text:p>139205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54</text:p>
          </table:table-cell>
          <table:table-cell office:value-type="float" office:value="0.039249" calcext:value-type="float">
            <text:p>0.039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946" calcext:value-type="float">
            <text:p>142946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55</text:p>
          </table:table-cell>
          <table:table-cell office:value-type="float" office:value="0.039434" calcext:value-type="float">
            <text:p>0.039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299" calcext:value-type="float">
            <text:p>13029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56</text:p>
          </table:table-cell>
          <table:table-cell office:value-type="float" office:value="0.037882" calcext:value-type="float">
            <text:p>0.037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085" calcext:value-type="float">
            <text:p>13708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57</text:p>
          </table:table-cell>
          <table:table-cell office:value-type="float" office:value="0.039624" calcext:value-type="float">
            <text:p>0.039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901" calcext:value-type="float">
            <text:p>200901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58</text:p>
          </table:table-cell>
          <table:table-cell office:value-type="float" office:value="0.038565" calcext:value-type="float">
            <text:p>0.038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980" calcext:value-type="float">
            <text:p>130980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1:59</text:p>
          </table:table-cell>
          <table:table-cell office:value-type="float" office:value="0.037285" calcext:value-type="float">
            <text:p>0.037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532" calcext:value-type="float">
            <text:p>14453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00</text:p>
          </table:table-cell>
          <table:table-cell office:value-type="float" office:value="0.035951" calcext:value-type="float">
            <text:p>0.03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963" calcext:value-type="float">
            <text:p>14596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01</text:p>
          </table:table-cell>
          <table:table-cell office:value-type="float" office:value="0.0399" calcext:value-type="float">
            <text:p>0.0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092" calcext:value-type="float">
            <text:p>14909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02</text:p>
          </table:table-cell>
          <table:table-cell office:value-type="float" office:value="0.050884" calcext:value-type="float">
            <text:p>0.050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026" calcext:value-type="float">
            <text:p>18502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03</text:p>
          </table:table-cell>
          <table:table-cell office:value-type="float" office:value="0.038303" calcext:value-type="float">
            <text:p>0.038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737" calcext:value-type="float">
            <text:p>14173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04</text:p>
          </table:table-cell>
          <table:table-cell office:value-type="float" office:value="0.040512" calcext:value-type="float">
            <text:p>0.040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730" calcext:value-type="float">
            <text:p>15873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05</text:p>
          </table:table-cell>
          <table:table-cell office:value-type="float" office:value="0.047445" calcext:value-type="float">
            <text:p>0.047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085" calcext:value-type="float">
            <text:p>14108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06</text:p>
          </table:table-cell>
          <table:table-cell office:value-type="float" office:value="0.037409" calcext:value-type="float">
            <text:p>0.037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251" calcext:value-type="float">
            <text:p>15625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07</text:p>
          </table:table-cell>
          <table:table-cell office:value-type="float" office:value="0.036123" calcext:value-type="float">
            <text:p>0.036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839" calcext:value-type="float">
            <text:p>14983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08</text:p>
          </table:table-cell>
          <table:table-cell office:value-type="float" office:value="0.038167" calcext:value-type="float">
            <text:p>0.038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622" calcext:value-type="float">
            <text:p>14362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09</text:p>
          </table:table-cell>
          <table:table-cell office:value-type="float" office:value="0.042233" calcext:value-type="float">
            <text:p>0.042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929" calcext:value-type="float">
            <text:p>14792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10</text:p>
          </table:table-cell>
          <table:table-cell office:value-type="float" office:value="0.042442" calcext:value-type="float">
            <text:p>0.042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595" calcext:value-type="float">
            <text:p>21959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11</text:p>
          </table:table-cell>
          <table:table-cell office:value-type="float" office:value="0.043619" calcext:value-type="float">
            <text:p>0.043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384" calcext:value-type="float">
            <text:p>13638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12</text:p>
          </table:table-cell>
          <table:table-cell office:value-type="float" office:value="0.036641" calcext:value-type="float">
            <text:p>0.036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547" calcext:value-type="float">
            <text:p>184547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13</text:p>
          </table:table-cell>
          <table:table-cell office:value-type="float" office:value="0.03538" calcext:value-type="float">
            <text:p>0.03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361" calcext:value-type="float">
            <text:p>128361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14</text:p>
          </table:table-cell>
          <table:table-cell office:value-type="float" office:value="0.045752" calcext:value-type="float">
            <text:p>0.045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959" calcext:value-type="float">
            <text:p>14095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15</text:p>
          </table:table-cell>
          <table:table-cell office:value-type="float" office:value="0.036519" calcext:value-type="float">
            <text:p>0.036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335" calcext:value-type="float">
            <text:p>13433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16</text:p>
          </table:table-cell>
          <table:table-cell office:value-type="float" office:value="0.037408" calcext:value-type="float">
            <text:p>0.037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831" calcext:value-type="float">
            <text:p>15083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17</text:p>
          </table:table-cell>
          <table:table-cell office:value-type="float" office:value="0.038517" calcext:value-type="float">
            <text:p>0.038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681" calcext:value-type="float">
            <text:p>14868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18</text:p>
          </table:table-cell>
          <table:table-cell office:value-type="float" office:value="0.036146" calcext:value-type="float">
            <text:p>0.036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849" calcext:value-type="float">
            <text:p>14184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19</text:p>
          </table:table-cell>
          <table:table-cell office:value-type="float" office:value="0.039775" calcext:value-type="float">
            <text:p>0.039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482" calcext:value-type="float">
            <text:p>13948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20</text:p>
          </table:table-cell>
          <table:table-cell office:value-type="float" office:value="0.038706" calcext:value-type="float">
            <text:p>0.038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445" calcext:value-type="float">
            <text:p>16544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21</text:p>
          </table:table-cell>
          <table:table-cell office:value-type="float" office:value="0.040382" calcext:value-type="float">
            <text:p>0.040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612" calcext:value-type="float">
            <text:p>15961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22</text:p>
          </table:table-cell>
          <table:table-cell office:value-type="float" office:value="0.037124" calcext:value-type="float">
            <text:p>0.037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920" calcext:value-type="float">
            <text:p>12492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23</text:p>
          </table:table-cell>
          <table:table-cell office:value-type="float" office:value="0.058632" calcext:value-type="float">
            <text:p>0.05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32" calcext:value-type="float">
            <text:p>20003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24</text:p>
          </table:table-cell>
          <table:table-cell office:value-type="float" office:value="0.042623" calcext:value-type="float">
            <text:p>0.042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668" calcext:value-type="float">
            <text:p>13666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25</text:p>
          </table:table-cell>
          <table:table-cell office:value-type="float" office:value="0.036681" calcext:value-type="float">
            <text:p>0.036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121" calcext:value-type="float">
            <text:p>13812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26</text:p>
          </table:table-cell>
          <table:table-cell office:value-type="float" office:value="0.038516" calcext:value-type="float">
            <text:p>0.038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294" calcext:value-type="float">
            <text:p>16529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27</text:p>
          </table:table-cell>
          <table:table-cell office:value-type="float" office:value="0.034759" calcext:value-type="float">
            <text:p>0.034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620" calcext:value-type="float">
            <text:p>14562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28</text:p>
          </table:table-cell>
          <table:table-cell office:value-type="float" office:value="0.051817" calcext:value-type="float">
            <text:p>0.051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036" calcext:value-type="float">
            <text:p>166036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29</text:p>
          </table:table-cell>
          <table:table-cell office:value-type="float" office:value="0.039471" calcext:value-type="float">
            <text:p>0.039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882" calcext:value-type="float">
            <text:p>17888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30</text:p>
          </table:table-cell>
          <table:table-cell office:value-type="float" office:value="0.037778" calcext:value-type="float">
            <text:p>0.037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951" calcext:value-type="float">
            <text:p>130951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31</text:p>
          </table:table-cell>
          <table:table-cell office:value-type="float" office:value="0.038202" calcext:value-type="float">
            <text:p>0.038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526" calcext:value-type="float">
            <text:p>169526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32</text:p>
          </table:table-cell>
          <table:table-cell office:value-type="float" office:value="0.041387" calcext:value-type="float">
            <text:p>0.041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908" calcext:value-type="float">
            <text:p>16590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33</text:p>
          </table:table-cell>
          <table:table-cell office:value-type="float" office:value="0.040009" calcext:value-type="float">
            <text:p>0.04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191" calcext:value-type="float">
            <text:p>15319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34</text:p>
          </table:table-cell>
          <table:table-cell office:value-type="float" office:value="0.04022" calcext:value-type="float">
            <text:p>0.04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876" calcext:value-type="float">
            <text:p>14587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35</text:p>
          </table:table-cell>
          <table:table-cell office:value-type="float" office:value="0.038057" calcext:value-type="float">
            <text:p>0.038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943" calcext:value-type="float">
            <text:p>17094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36</text:p>
          </table:table-cell>
          <table:table-cell office:value-type="float" office:value="0.048055" calcext:value-type="float">
            <text:p>0.048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118" calcext:value-type="float">
            <text:p>14811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37</text:p>
          </table:table-cell>
          <table:table-cell office:value-type="float" office:value="0.037988" calcext:value-type="float">
            <text:p>0.037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086" calcext:value-type="float">
            <text:p>20808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38</text:p>
          </table:table-cell>
          <table:table-cell office:value-type="float" office:value="0.071577" calcext:value-type="float">
            <text:p>0.071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942" calcext:value-type="float">
            <text:p>127942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39</text:p>
          </table:table-cell>
          <table:table-cell office:value-type="float" office:value="0.036018" calcext:value-type="float">
            <text:p>0.036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096" calcext:value-type="float">
            <text:p>153096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40</text:p>
          </table:table-cell>
          <table:table-cell office:value-type="float" office:value="0.041465" calcext:value-type="float">
            <text:p>0.041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900" calcext:value-type="float">
            <text:p>1809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41</text:p>
          </table:table-cell>
          <table:table-cell office:value-type="float" office:value="0.040387" calcext:value-type="float">
            <text:p>0.040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608" calcext:value-type="float">
            <text:p>16860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42</text:p>
          </table:table-cell>
          <table:table-cell office:value-type="float" office:value="0.038498" calcext:value-type="float">
            <text:p>0.038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389" calcext:value-type="float">
            <text:p>13838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43</text:p>
          </table:table-cell>
          <table:table-cell office:value-type="float" office:value="0.041741" calcext:value-type="float">
            <text:p>0.041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402" calcext:value-type="float">
            <text:p>16340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44</text:p>
          </table:table-cell>
          <table:table-cell office:value-type="float" office:value="0.041227" calcext:value-type="float">
            <text:p>0.041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891" calcext:value-type="float">
            <text:p>160891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45</text:p>
          </table:table-cell>
          <table:table-cell office:value-type="float" office:value="0.039853" calcext:value-type="float">
            <text:p>0.039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037" calcext:value-type="float">
            <text:p>144037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46</text:p>
          </table:table-cell>
          <table:table-cell office:value-type="float" office:value="0.040198" calcext:value-type="float">
            <text:p>0.040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596" calcext:value-type="float">
            <text:p>179596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47</text:p>
          </table:table-cell>
          <table:table-cell office:value-type="float" office:value="0.051433" calcext:value-type="float">
            <text:p>0.051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435" calcext:value-type="float">
            <text:p>153435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48</text:p>
          </table:table-cell>
          <table:table-cell office:value-type="float" office:value="0.042571" calcext:value-type="float">
            <text:p>0.042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739" calcext:value-type="float">
            <text:p>15873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49</text:p>
          </table:table-cell>
          <table:table-cell office:value-type="float" office:value="0.049803" calcext:value-type="float">
            <text:p>0.049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308" calcext:value-type="float">
            <text:p>18730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50</text:p>
          </table:table-cell>
          <table:table-cell office:value-type="float" office:value="0.03614" calcext:value-type="float">
            <text:p>0.03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864" calcext:value-type="float">
            <text:p>14386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51</text:p>
          </table:table-cell>
          <table:table-cell office:value-type="float" office:value="0.040934" calcext:value-type="float">
            <text:p>0.040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489" calcext:value-type="float">
            <text:p>15048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52</text:p>
          </table:table-cell>
          <table:table-cell office:value-type="float" office:value="0.039113" calcext:value-type="float">
            <text:p>0.039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582" calcext:value-type="float">
            <text:p>17358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53</text:p>
          </table:table-cell>
          <table:table-cell office:value-type="float" office:value="0.040249" calcext:value-type="float">
            <text:p>0.040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295" calcext:value-type="float">
            <text:p>13929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54</text:p>
          </table:table-cell>
          <table:table-cell office:value-type="float" office:value="0.040582" calcext:value-type="float">
            <text:p>0.040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313" calcext:value-type="float">
            <text:p>17931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55</text:p>
          </table:table-cell>
          <table:table-cell office:value-type="float" office:value="0.045565" calcext:value-type="float">
            <text:p>0.045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889" calcext:value-type="float">
            <text:p>139889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56</text:p>
          </table:table-cell>
          <table:table-cell office:value-type="float" office:value="0.037122" calcext:value-type="float">
            <text:p>0.037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304" calcext:value-type="float">
            <text:p>152304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57</text:p>
          </table:table-cell>
          <table:table-cell office:value-type="float" office:value="0.041173" calcext:value-type="float">
            <text:p>0.041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678" calcext:value-type="float">
            <text:p>156678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58</text:p>
          </table:table-cell>
          <table:table-cell office:value-type="float" office:value="0.046536" calcext:value-type="float">
            <text:p>0.046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176" calcext:value-type="float">
            <text:p>178176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2:59</text:p>
          </table:table-cell>
          <table:table-cell office:value-type="float" office:value="0.038029" calcext:value-type="float">
            <text:p>0.038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096" calcext:value-type="float">
            <text:p>12509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00</text:p>
          </table:table-cell>
          <table:table-cell office:value-type="float" office:value="0.047505" calcext:value-type="float">
            <text:p>0.047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036" calcext:value-type="float">
            <text:p>16703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01</text:p>
          </table:table-cell>
          <table:table-cell office:value-type="float" office:value="0.03582" calcext:value-type="float">
            <text:p>0.03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790" calcext:value-type="float">
            <text:p>11279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02</text:p>
          </table:table-cell>
          <table:table-cell office:value-type="float" office:value="0.053276" calcext:value-type="float">
            <text:p>0.053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903" calcext:value-type="float">
            <text:p>167903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03</text:p>
          </table:table-cell>
          <table:table-cell office:value-type="float" office:value="0.045181" calcext:value-type="float">
            <text:p>0.045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809" calcext:value-type="float">
            <text:p>171809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04</text:p>
          </table:table-cell>
          <table:table-cell office:value-type="float" office:value="0.043947" calcext:value-type="float">
            <text:p>0.043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376" calcext:value-type="float">
            <text:p>155376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05</text:p>
          </table:table-cell>
          <table:table-cell office:value-type="float" office:value="0.038243" calcext:value-type="float">
            <text:p>0.038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339" calcext:value-type="float">
            <text:p>13233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06</text:p>
          </table:table-cell>
          <table:table-cell office:value-type="float" office:value="0.037596" calcext:value-type="float">
            <text:p>0.037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202" calcext:value-type="float">
            <text:p>132202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07</text:p>
          </table:table-cell>
          <table:table-cell office:value-type="float" office:value="0.04025" calcext:value-type="float">
            <text:p>0.04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446" calcext:value-type="float">
            <text:p>163446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08</text:p>
          </table:table-cell>
          <table:table-cell office:value-type="float" office:value="0.039236" calcext:value-type="float">
            <text:p>0.039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680" calcext:value-type="float">
            <text:p>14268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09</text:p>
          </table:table-cell>
          <table:table-cell office:value-type="float" office:value="0.038693" calcext:value-type="float">
            <text:p>0.038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893" calcext:value-type="float">
            <text:p>135893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10</text:p>
          </table:table-cell>
          <table:table-cell office:value-type="float" office:value="0.040066" calcext:value-type="float">
            <text:p>0.040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055" calcext:value-type="float">
            <text:p>14405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11</text:p>
          </table:table-cell>
          <table:table-cell office:value-type="float" office:value="0.038861" calcext:value-type="float">
            <text:p>0.038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032" calcext:value-type="float">
            <text:p>14403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12</text:p>
          </table:table-cell>
          <table:table-cell office:value-type="float" office:value="0.037087" calcext:value-type="float">
            <text:p>0.037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681" calcext:value-type="float">
            <text:p>136681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13</text:p>
          </table:table-cell>
          <table:table-cell office:value-type="float" office:value="0.036828" calcext:value-type="float">
            <text:p>0.036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172" calcext:value-type="float">
            <text:p>145172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14</text:p>
          </table:table-cell>
          <table:table-cell office:value-type="float" office:value="0.039335" calcext:value-type="float">
            <text:p>0.039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925" calcext:value-type="float">
            <text:p>159925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15</text:p>
          </table:table-cell>
          <table:table-cell office:value-type="float" office:value="0.052195" calcext:value-type="float">
            <text:p>0.052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915" calcext:value-type="float">
            <text:p>175915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16</text:p>
          </table:table-cell>
          <table:table-cell office:value-type="float" office:value="0.042377" calcext:value-type="float">
            <text:p>0.042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458" calcext:value-type="float">
            <text:p>18045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17</text:p>
          </table:table-cell>
          <table:table-cell office:value-type="float" office:value="0.045052" calcext:value-type="float">
            <text:p>0.045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661" calcext:value-type="float">
            <text:p>18366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18</text:p>
          </table:table-cell>
          <table:table-cell office:value-type="float" office:value="0.041644" calcext:value-type="float">
            <text:p>0.041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825" calcext:value-type="float">
            <text:p>14782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19</text:p>
          </table:table-cell>
          <table:table-cell office:value-type="float" office:value="0.049179" calcext:value-type="float">
            <text:p>0.049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111" calcext:value-type="float">
            <text:p>15511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20</text:p>
          </table:table-cell>
          <table:table-cell office:value-type="float" office:value="0.038589" calcext:value-type="float">
            <text:p>0.038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608" calcext:value-type="float">
            <text:p>14560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21</text:p>
          </table:table-cell>
          <table:table-cell office:value-type="float" office:value="0.047992" calcext:value-type="float">
            <text:p>0.047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625" calcext:value-type="float">
            <text:p>15162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22</text:p>
          </table:table-cell>
          <table:table-cell office:value-type="float" office:value="0.039734" calcext:value-type="float">
            <text:p>0.039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116" calcext:value-type="float">
            <text:p>14311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23</text:p>
          </table:table-cell>
          <table:table-cell office:value-type="float" office:value="0.038253" calcext:value-type="float">
            <text:p>0.038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536" calcext:value-type="float">
            <text:p>13453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24</text:p>
          </table:table-cell>
          <table:table-cell office:value-type="float" office:value="0.041737" calcext:value-type="float">
            <text:p>0.041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161" calcext:value-type="float">
            <text:p>17116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25</text:p>
          </table:table-cell>
          <table:table-cell office:value-type="float" office:value="0.03976" calcext:value-type="float">
            <text:p>0.03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118" calcext:value-type="float">
            <text:p>18711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26</text:p>
          </table:table-cell>
          <table:table-cell office:value-type="float" office:value="0.040725" calcext:value-type="float">
            <text:p>0.040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361" calcext:value-type="float">
            <text:p>14236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27</text:p>
          </table:table-cell>
          <table:table-cell office:value-type="float" office:value="0.037155" calcext:value-type="float">
            <text:p>0.037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006" calcext:value-type="float">
            <text:p>12600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28</text:p>
          </table:table-cell>
          <table:table-cell office:value-type="float" office:value="0.03719" calcext:value-type="float">
            <text:p>0.03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712" calcext:value-type="float">
            <text:p>14371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29</text:p>
          </table:table-cell>
          <table:table-cell office:value-type="float" office:value="0.040308" calcext:value-type="float">
            <text:p>0.040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699" calcext:value-type="float">
            <text:p>16769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30</text:p>
          </table:table-cell>
          <table:table-cell office:value-type="float" office:value="0.054601" calcext:value-type="float">
            <text:p>0.054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700" calcext:value-type="float">
            <text:p>1807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31</text:p>
          </table:table-cell>
          <table:table-cell office:value-type="float" office:value="0.040425" calcext:value-type="float">
            <text:p>0.040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961" calcext:value-type="float">
            <text:p>15196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32</text:p>
          </table:table-cell>
          <table:table-cell office:value-type="float" office:value="0.038561" calcext:value-type="float">
            <text:p>0.038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675" calcext:value-type="float">
            <text:p>16167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33</text:p>
          </table:table-cell>
          <table:table-cell office:value-type="float" office:value="0.038961" calcext:value-type="float">
            <text:p>0.038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124" calcext:value-type="float">
            <text:p>17712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34</text:p>
          </table:table-cell>
          <table:table-cell office:value-type="float" office:value="0.036107" calcext:value-type="float">
            <text:p>0.036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827" calcext:value-type="float">
            <text:p>13582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35</text:p>
          </table:table-cell>
          <table:table-cell office:value-type="float" office:value="0.041345" calcext:value-type="float">
            <text:p>0.041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370" calcext:value-type="float">
            <text:p>15737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36</text:p>
          </table:table-cell>
          <table:table-cell office:value-type="float" office:value="0.03902" calcext:value-type="float">
            <text:p>0.03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873" calcext:value-type="float">
            <text:p>14187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37</text:p>
          </table:table-cell>
          <table:table-cell office:value-type="float" office:value="0.042859" calcext:value-type="float">
            <text:p>0.042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357" calcext:value-type="float">
            <text:p>14535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38</text:p>
          </table:table-cell>
          <table:table-cell office:value-type="float" office:value="0.04225" calcext:value-type="float">
            <text:p>0.04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783" calcext:value-type="float">
            <text:p>17978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39</text:p>
          </table:table-cell>
          <table:table-cell office:value-type="float" office:value="0.039809" calcext:value-type="float">
            <text:p>0.039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469" calcext:value-type="float">
            <text:p>173469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40</text:p>
          </table:table-cell>
          <table:table-cell office:value-type="float" office:value="0.044212" calcext:value-type="float">
            <text:p>0.044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521" calcext:value-type="float">
            <text:p>153521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41</text:p>
          </table:table-cell>
          <table:table-cell office:value-type="float" office:value="0.037937" calcext:value-type="float">
            <text:p>0.037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344" calcext:value-type="float">
            <text:p>147344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42</text:p>
          </table:table-cell>
          <table:table-cell office:value-type="float" office:value="0.039734" calcext:value-type="float">
            <text:p>0.039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629" calcext:value-type="float">
            <text:p>133629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43</text:p>
          </table:table-cell>
          <table:table-cell office:value-type="float" office:value="0.041151" calcext:value-type="float">
            <text:p>0.041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126" calcext:value-type="float">
            <text:p>15712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44</text:p>
          </table:table-cell>
          <table:table-cell office:value-type="float" office:value="0.040167" calcext:value-type="float">
            <text:p>0.040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525" calcext:value-type="float">
            <text:p>15452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45</text:p>
          </table:table-cell>
          <table:table-cell office:value-type="float" office:value="0.051412" calcext:value-type="float">
            <text:p>0.051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995" calcext:value-type="float">
            <text:p>14499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46</text:p>
          </table:table-cell>
          <table:table-cell office:value-type="float" office:value="0.039028" calcext:value-type="float">
            <text:p>0.039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189" calcext:value-type="float">
            <text:p>15618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47</text:p>
          </table:table-cell>
          <table:table-cell office:value-type="float" office:value="0.039386" calcext:value-type="float">
            <text:p>0.039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655" calcext:value-type="float">
            <text:p>16865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48</text:p>
          </table:table-cell>
          <table:table-cell office:value-type="float" office:value="0.041244" calcext:value-type="float">
            <text:p>0.041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665" calcext:value-type="float">
            <text:p>14866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49</text:p>
          </table:table-cell>
          <table:table-cell office:value-type="float" office:value="0.039506" calcext:value-type="float">
            <text:p>0.039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630" calcext:value-type="float">
            <text:p>15363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50</text:p>
          </table:table-cell>
          <table:table-cell office:value-type="float" office:value="0.038241" calcext:value-type="float">
            <text:p>0.038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032" calcext:value-type="float">
            <text:p>174032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51</text:p>
          </table:table-cell>
          <table:table-cell office:value-type="float" office:value="0.03955" calcext:value-type="float">
            <text:p>0.03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438" calcext:value-type="float">
            <text:p>17043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43:52</text:p>
          </table:table-cell>
          <table:table-cell office:value-type="float" office:value="0.036085" calcext:value-type="float">
            <text:p>0.036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758" calcext:value-type="float">
            <text:p>133758</text:p>
          </table:table-cell>
          <table:table-cell office:value-type="float" office:value="599" calcext:value-type="float">
            <text:p>599</text:p>
          </table:table-cell>
        </table:table-row>
        <table:table-row table:style-name="ro1" table:visibility="collapse">
          <table:table-cell office:value-type="string" calcext:value-type="string">
            <text:p>2017-10-29</text:p>
          </table:table-cell>
          <table:table-cell office:value-type="string" calcext:value-type="string">
            <text:p>22:43:53</text:p>
          </table:table-cell>
          <table:table-cell office:value-type="float" office:value="0.041473" calcext:value-type="float">
            <text:p>0.041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428" calcext:value-type="float">
            <text:p>186428</text:p>
          </table:table-cell>
          <table:table-cell office:value-type="float" office:value="251" calcext:value-type="float">
            <text:p>2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Linux_X86_64 LibreOffice_project/7556cbc6811c9d992f4064ab9287069087d7f62c</meta:generator>
    <dc:date>2017-10-29T19:08:45.963382799</dc:date>
    <meta:editing-duration>PT8M12S</meta:editing-duration>
    <meta:editing-cycles>1</meta:editing-cycles>
    <meta:document-statistic meta:table-count="1" meta:cell-count="264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82cm" svg:y="0.315cm" chart:style-name="ch2">
          <text:p>Wall-clock time</text:p>
        </chart:title>
        <chart:legend chart:legend-position="end" svg:x="14.001cm" svg:y="4.005cm" style:legend-expansion="high" chart:style-name="ch3"/>
        <chart:plot-area chart:style-name="ch4" table:cell-range-address="time.B1:time.D378" chart:data-source-has-labels="both" svg:x="0.32cm" svg:y="1.248cm" svg:width="13.361cm" svg:height="7.572cm">
          <chartooo:coordinate-region svg:x="1.363cm" svg:y="1.248cm" svg:width="12.318cm" svg:height="5.97cm"/>
          <chart:axis chart:dimension="x" chart:name="primary-x" chart:style-name="ch5" chartooo:axis-type="auto">
            <chartooo:date-scale/>
            <chart:categories table:cell-range-address="time.B2:time.B37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me.C2:time.C378" chart:label-cell-address="time.C1:time.C1" chart:class="chart:bar">
            <chart:data-point chart:repeated="375"/>
          </chart:series>
          <chart:series chart:style-name="ch9" chart:values-cell-range-address="time.D2:time.D378" chart:label-cell-address="time.D1:time.D1" chart:class="chart:bar">
            <chart:data-point chart:repeated="37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ime.C1:time.C1</svg:desc>
                </draw:g>
              </table:table-cell>
              <table:table-cell office:value-type="string">
                <text:p>xfertime</text:p>
                <draw:g>
                  <svg:desc>time.D1:tim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2:37:38</text:p>
                <draw:g>
                  <svg:desc>time.B2:time.B378</svg:desc>
                </draw:g>
              </table:table-cell>
              <table:table-cell office:value-type="float" office:value="0.018809">
                <text:p>0.018809</text:p>
                <draw:g>
                  <svg:desc>time.C2:time.C378</svg:desc>
                </draw:g>
              </table:table-cell>
              <table:table-cell office:value-type="float" office:value="0">
                <text:p>0</text:p>
                <draw:g>
                  <svg:desc>time.D2:time.D378</svg:desc>
                </draw:g>
              </table:table-cell>
            </table:table-row>
            <table:table-row>
              <table:table-cell office:value-type="string">
                <text:p>22:37:39</text:p>
              </table:table-cell>
              <table:table-cell office:value-type="float" office:value="0.015122">
                <text:p>0.015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7:40</text:p>
              </table:table-cell>
              <table:table-cell office:value-type="float" office:value="0.01846">
                <text:p>0.01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7:41</text:p>
              </table:table-cell>
              <table:table-cell office:value-type="float" office:value="0.016469">
                <text:p>0.016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7:42</text:p>
              </table:table-cell>
              <table:table-cell office:value-type="float" office:value="0.032764">
                <text:p>0.032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7:43</text:p>
              </table:table-cell>
              <table:table-cell office:value-type="float" office:value="0.023207">
                <text:p>0.023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7:44</text:p>
              </table:table-cell>
              <table:table-cell office:value-type="float" office:value="0.023165">
                <text:p>0.023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7:45</text:p>
              </table:table-cell>
              <table:table-cell office:value-type="float" office:value="0.018832">
                <text:p>0.018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7:46</text:p>
              </table:table-cell>
              <table:table-cell office:value-type="float" office:value="0.019747">
                <text:p>0.019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7:47</text:p>
              </table:table-cell>
              <table:table-cell office:value-type="float" office:value="0.015621">
                <text:p>0.015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7:48</text:p>
              </table:table-cell>
              <table:table-cell office:value-type="float" office:value="0.01616">
                <text:p>0.01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7:49</text:p>
              </table:table-cell>
              <table:table-cell office:value-type="float" office:value="0.019376">
                <text:p>0.019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7:50</text:p>
              </table:table-cell>
              <table:table-cell office:value-type="float" office:value="0.017537">
                <text:p>0.017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7:51</text:p>
              </table:table-cell>
              <table:table-cell office:value-type="float" office:value="0.017044">
                <text:p>0.017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7:52</text:p>
              </table:table-cell>
              <table:table-cell office:value-type="float" office:value="0.01639">
                <text:p>0.01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7:53</text:p>
              </table:table-cell>
              <table:table-cell office:value-type="float" office:value="0.014636">
                <text:p>0.014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7:54</text:p>
              </table:table-cell>
              <table:table-cell office:value-type="float" office:value="0.01496">
                <text:p>0.01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7:55</text:p>
              </table:table-cell>
              <table:table-cell office:value-type="float" office:value="0.019172">
                <text:p>0.019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7:56</text:p>
              </table:table-cell>
              <table:table-cell office:value-type="float" office:value="0.022379">
                <text:p>0.022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7:57</text:p>
              </table:table-cell>
              <table:table-cell office:value-type="float" office:value="0.018163">
                <text:p>0.018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7:58</text:p>
              </table:table-cell>
              <table:table-cell office:value-type="float" office:value="0.018972">
                <text:p>0.018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7:59</text:p>
              </table:table-cell>
              <table:table-cell office:value-type="float" office:value="0.01845">
                <text:p>0.01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00</text:p>
              </table:table-cell>
              <table:table-cell office:value-type="float" office:value="0.01725">
                <text:p>0.01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01</text:p>
              </table:table-cell>
              <table:table-cell office:value-type="float" office:value="0.017948">
                <text:p>0.017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02</text:p>
              </table:table-cell>
              <table:table-cell office:value-type="float" office:value="0.023982">
                <text:p>0.023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03</text:p>
              </table:table-cell>
              <table:table-cell office:value-type="float" office:value="0.026158">
                <text:p>0.026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04</text:p>
              </table:table-cell>
              <table:table-cell office:value-type="float" office:value="0.018825">
                <text:p>0.018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05</text:p>
              </table:table-cell>
              <table:table-cell office:value-type="float" office:value="0.019144">
                <text:p>0.019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06</text:p>
              </table:table-cell>
              <table:table-cell office:value-type="float" office:value="0.026936">
                <text:p>0.026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07</text:p>
              </table:table-cell>
              <table:table-cell office:value-type="float" office:value="0.016342">
                <text:p>0.016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08</text:p>
              </table:table-cell>
              <table:table-cell office:value-type="float" office:value="0.025206">
                <text:p>0.025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09</text:p>
              </table:table-cell>
              <table:table-cell office:value-type="float" office:value="0.018449">
                <text:p>0.018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10</text:p>
              </table:table-cell>
              <table:table-cell office:value-type="float" office:value="0.021654">
                <text:p>0.021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11</text:p>
              </table:table-cell>
              <table:table-cell office:value-type="float" office:value="0.022036">
                <text:p>0.022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12</text:p>
              </table:table-cell>
              <table:table-cell office:value-type="float" office:value="0.032112">
                <text:p>0.032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13</text:p>
              </table:table-cell>
              <table:table-cell office:value-type="float" office:value="0.016821">
                <text:p>0.016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14</text:p>
              </table:table-cell>
              <table:table-cell office:value-type="float" office:value="0.020729">
                <text:p>0.020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15</text:p>
              </table:table-cell>
              <table:table-cell office:value-type="float" office:value="0.02824">
                <text:p>0.02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16</text:p>
              </table:table-cell>
              <table:table-cell office:value-type="float" office:value="0.032349">
                <text:p>0.032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17</text:p>
              </table:table-cell>
              <table:table-cell office:value-type="float" office:value="0.022863">
                <text:p>0.022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18</text:p>
              </table:table-cell>
              <table:table-cell office:value-type="float" office:value="0.018823">
                <text:p>0.018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19</text:p>
              </table:table-cell>
              <table:table-cell office:value-type="float" office:value="0.023387">
                <text:p>0.023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20</text:p>
              </table:table-cell>
              <table:table-cell office:value-type="float" office:value="0.017483">
                <text:p>0.017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21</text:p>
              </table:table-cell>
              <table:table-cell office:value-type="float" office:value="0.016281">
                <text:p>0.016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22</text:p>
              </table:table-cell>
              <table:table-cell office:value-type="float" office:value="0.01519">
                <text:p>0.01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23</text:p>
              </table:table-cell>
              <table:table-cell office:value-type="float" office:value="0.018327">
                <text:p>0.018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24</text:p>
              </table:table-cell>
              <table:table-cell office:value-type="float" office:value="0.020213">
                <text:p>0.020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25</text:p>
              </table:table-cell>
              <table:table-cell office:value-type="float" office:value="0.014624">
                <text:p>0.014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26</text:p>
              </table:table-cell>
              <table:table-cell office:value-type="float" office:value="0.014801">
                <text:p>0.014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27</text:p>
              </table:table-cell>
              <table:table-cell office:value-type="float" office:value="0.01815">
                <text:p>0.01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28</text:p>
              </table:table-cell>
              <table:table-cell office:value-type="float" office:value="0.03078">
                <text:p>0.03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29</text:p>
              </table:table-cell>
              <table:table-cell office:value-type="float" office:value="0.017285">
                <text:p>0.017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30</text:p>
              </table:table-cell>
              <table:table-cell office:value-type="float" office:value="0.021332">
                <text:p>0.021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31</text:p>
              </table:table-cell>
              <table:table-cell office:value-type="float" office:value="0.016165">
                <text:p>0.016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32</text:p>
              </table:table-cell>
              <table:table-cell office:value-type="float" office:value="0.02657">
                <text:p>0.02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33</text:p>
              </table:table-cell>
              <table:table-cell office:value-type="float" office:value="0.025417">
                <text:p>0.025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34</text:p>
              </table:table-cell>
              <table:table-cell office:value-type="float" office:value="0.025706">
                <text:p>0.025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35</text:p>
              </table:table-cell>
              <table:table-cell office:value-type="float" office:value="0.031208">
                <text:p>0.031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36</text:p>
              </table:table-cell>
              <table:table-cell office:value-type="float" office:value="0.023631">
                <text:p>0.023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37</text:p>
              </table:table-cell>
              <table:table-cell office:value-type="float" office:value="0.01919">
                <text:p>0.01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38</text:p>
              </table:table-cell>
              <table:table-cell office:value-type="float" office:value="0.02864">
                <text:p>0.02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39</text:p>
              </table:table-cell>
              <table:table-cell office:value-type="float" office:value="0.042889">
                <text:p>0.042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40</text:p>
              </table:table-cell>
              <table:table-cell office:value-type="float" office:value="0.029635">
                <text:p>0.029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41</text:p>
              </table:table-cell>
              <table:table-cell office:value-type="float" office:value="0.029908">
                <text:p>0.029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42</text:p>
              </table:table-cell>
              <table:table-cell office:value-type="float" office:value="0.021851">
                <text:p>0.021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43</text:p>
              </table:table-cell>
              <table:table-cell office:value-type="float" office:value="0.027961">
                <text:p>0.027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44</text:p>
              </table:table-cell>
              <table:table-cell office:value-type="float" office:value="0.021493">
                <text:p>0.021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45</text:p>
              </table:table-cell>
              <table:table-cell office:value-type="float" office:value="0.022026">
                <text:p>0.022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46</text:p>
              </table:table-cell>
              <table:table-cell office:value-type="float" office:value="0.028987">
                <text:p>0.028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47</text:p>
              </table:table-cell>
              <table:table-cell office:value-type="float" office:value="0.020692">
                <text:p>0.020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48</text:p>
              </table:table-cell>
              <table:table-cell office:value-type="float" office:value="0.026231">
                <text:p>0.026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49</text:p>
              </table:table-cell>
              <table:table-cell office:value-type="float" office:value="0.030085">
                <text:p>0.030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50</text:p>
              </table:table-cell>
              <table:table-cell office:value-type="float" office:value="0.024966">
                <text:p>0.024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51</text:p>
              </table:table-cell>
              <table:table-cell office:value-type="float" office:value="0.026257">
                <text:p>0.026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52</text:p>
              </table:table-cell>
              <table:table-cell office:value-type="float" office:value="0.019632">
                <text:p>0.019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53</text:p>
              </table:table-cell>
              <table:table-cell office:value-type="float" office:value="0.023646">
                <text:p>0.023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54</text:p>
              </table:table-cell>
              <table:table-cell office:value-type="float" office:value="0.023743">
                <text:p>0.023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55</text:p>
              </table:table-cell>
              <table:table-cell office:value-type="float" office:value="0.025827">
                <text:p>0.025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56</text:p>
              </table:table-cell>
              <table:table-cell office:value-type="float" office:value="0.019536">
                <text:p>0.019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57</text:p>
              </table:table-cell>
              <table:table-cell office:value-type="float" office:value="0.024625">
                <text:p>0.024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58</text:p>
              </table:table-cell>
              <table:table-cell office:value-type="float" office:value="0.021085">
                <text:p>0.021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8:59</text:p>
              </table:table-cell>
              <table:table-cell office:value-type="float" office:value="0.030834">
                <text:p>0.030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00</text:p>
              </table:table-cell>
              <table:table-cell office:value-type="float" office:value="0.023628">
                <text:p>0.023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01</text:p>
              </table:table-cell>
              <table:table-cell office:value-type="float" office:value="0.023639">
                <text:p>0.023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02</text:p>
              </table:table-cell>
              <table:table-cell office:value-type="float" office:value="0.025092">
                <text:p>0.025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03</text:p>
              </table:table-cell>
              <table:table-cell office:value-type="float" office:value="0.024804">
                <text:p>0.024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04</text:p>
              </table:table-cell>
              <table:table-cell office:value-type="float" office:value="0.020423">
                <text:p>0.020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05</text:p>
              </table:table-cell>
              <table:table-cell office:value-type="float" office:value="0.031009">
                <text:p>0.031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06</text:p>
              </table:table-cell>
              <table:table-cell office:value-type="float" office:value="0.021331">
                <text:p>0.021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07</text:p>
              </table:table-cell>
              <table:table-cell office:value-type="float" office:value="0.023175">
                <text:p>0.023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08</text:p>
              </table:table-cell>
              <table:table-cell office:value-type="float" office:value="0.022453">
                <text:p>0.022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09</text:p>
              </table:table-cell>
              <table:table-cell office:value-type="float" office:value="0.020833">
                <text:p>0.020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10</text:p>
              </table:table-cell>
              <table:table-cell office:value-type="float" office:value="0.023929">
                <text:p>0.023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11</text:p>
              </table:table-cell>
              <table:table-cell office:value-type="float" office:value="0.030856">
                <text:p>0.030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12</text:p>
              </table:table-cell>
              <table:table-cell office:value-type="float" office:value="0.024035">
                <text:p>0.024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13</text:p>
              </table:table-cell>
              <table:table-cell office:value-type="float" office:value="0.02276">
                <text:p>0.02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14</text:p>
              </table:table-cell>
              <table:table-cell office:value-type="float" office:value="0.021441">
                <text:p>0.021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15</text:p>
              </table:table-cell>
              <table:table-cell office:value-type="float" office:value="0.028281">
                <text:p>0.028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16</text:p>
              </table:table-cell>
              <table:table-cell office:value-type="float" office:value="0.024944">
                <text:p>0.024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17</text:p>
              </table:table-cell>
              <table:table-cell office:value-type="float" office:value="0.023224">
                <text:p>0.023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18</text:p>
              </table:table-cell>
              <table:table-cell office:value-type="float" office:value="0.024725">
                <text:p>0.024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19</text:p>
              </table:table-cell>
              <table:table-cell office:value-type="float" office:value="0.025187">
                <text:p>0.025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20</text:p>
              </table:table-cell>
              <table:table-cell office:value-type="float" office:value="0.027128">
                <text:p>0.027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21</text:p>
              </table:table-cell>
              <table:table-cell office:value-type="float" office:value="0.023803">
                <text:p>0.023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22</text:p>
              </table:table-cell>
              <table:table-cell office:value-type="float" office:value="0.026184">
                <text:p>0.026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23</text:p>
              </table:table-cell>
              <table:table-cell office:value-type="float" office:value="0.019608">
                <text:p>0.019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24</text:p>
              </table:table-cell>
              <table:table-cell office:value-type="float" office:value="0.020492">
                <text:p>0.020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25</text:p>
              </table:table-cell>
              <table:table-cell office:value-type="float" office:value="0.027019">
                <text:p>0.027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26</text:p>
              </table:table-cell>
              <table:table-cell office:value-type="float" office:value="0.020167">
                <text:p>0.020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27</text:p>
              </table:table-cell>
              <table:table-cell office:value-type="float" office:value="0.019115">
                <text:p>0.019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28</text:p>
              </table:table-cell>
              <table:table-cell office:value-type="float" office:value="0.029585">
                <text:p>0.029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29</text:p>
              </table:table-cell>
              <table:table-cell office:value-type="float" office:value="0.029713">
                <text:p>0.029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30</text:p>
              </table:table-cell>
              <table:table-cell office:value-type="float" office:value="0.02018">
                <text:p>0.02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31</text:p>
              </table:table-cell>
              <table:table-cell office:value-type="float" office:value="0.020186">
                <text:p>0.020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32</text:p>
              </table:table-cell>
              <table:table-cell office:value-type="float" office:value="0.020456">
                <text:p>0.020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33</text:p>
              </table:table-cell>
              <table:table-cell office:value-type="float" office:value="0.020146">
                <text:p>0.020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34</text:p>
              </table:table-cell>
              <table:table-cell office:value-type="float" office:value="0.038411">
                <text:p>0.038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35</text:p>
              </table:table-cell>
              <table:table-cell office:value-type="float" office:value="0.022795">
                <text:p>0.022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36</text:p>
              </table:table-cell>
              <table:table-cell office:value-type="float" office:value="0.050595">
                <text:p>0.050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37</text:p>
              </table:table-cell>
              <table:table-cell office:value-type="float" office:value="0.019819">
                <text:p>0.019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38</text:p>
              </table:table-cell>
              <table:table-cell office:value-type="float" office:value="0.031269">
                <text:p>0.031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39</text:p>
              </table:table-cell>
              <table:table-cell office:value-type="float" office:value="0.026566">
                <text:p>0.026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40</text:p>
              </table:table-cell>
              <table:table-cell office:value-type="float" office:value="0.024234">
                <text:p>0.024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41</text:p>
              </table:table-cell>
              <table:table-cell office:value-type="float" office:value="0.023256">
                <text:p>0.023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42</text:p>
              </table:table-cell>
              <table:table-cell office:value-type="float" office:value="0.024861">
                <text:p>0.024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43</text:p>
              </table:table-cell>
              <table:table-cell office:value-type="float" office:value="0.033714">
                <text:p>0.033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44</text:p>
              </table:table-cell>
              <table:table-cell office:value-type="float" office:value="0.01813">
                <text:p>0.01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45</text:p>
              </table:table-cell>
              <table:table-cell office:value-type="float" office:value="0.022809">
                <text:p>0.022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46</text:p>
              </table:table-cell>
              <table:table-cell office:value-type="float" office:value="0.029224">
                <text:p>0.029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47</text:p>
              </table:table-cell>
              <table:table-cell office:value-type="float" office:value="0.026966">
                <text:p>0.026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48</text:p>
              </table:table-cell>
              <table:table-cell office:value-type="float" office:value="0.017237">
                <text:p>0.017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49</text:p>
              </table:table-cell>
              <table:table-cell office:value-type="float" office:value="0.020289">
                <text:p>0.020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50</text:p>
              </table:table-cell>
              <table:table-cell office:value-type="float" office:value="0.021595">
                <text:p>0.021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51</text:p>
              </table:table-cell>
              <table:table-cell office:value-type="float" office:value="0.023002">
                <text:p>0.023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52</text:p>
              </table:table-cell>
              <table:table-cell office:value-type="float" office:value="0.018792">
                <text:p>0.018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53</text:p>
              </table:table-cell>
              <table:table-cell office:value-type="float" office:value="0.023202">
                <text:p>0.023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54</text:p>
              </table:table-cell>
              <table:table-cell office:value-type="float" office:value="0.029808">
                <text:p>0.029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55</text:p>
              </table:table-cell>
              <table:table-cell office:value-type="float" office:value="0.037322">
                <text:p>0.037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56</text:p>
              </table:table-cell>
              <table:table-cell office:value-type="float" office:value="0.044313">
                <text:p>0.044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57</text:p>
              </table:table-cell>
              <table:table-cell office:value-type="float" office:value="0.036979">
                <text:p>0.036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58</text:p>
              </table:table-cell>
              <table:table-cell office:value-type="float" office:value="0.040501">
                <text:p>0.040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39:59</text:p>
              </table:table-cell>
              <table:table-cell office:value-type="float" office:value="0.039811">
                <text:p>0.039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00</text:p>
              </table:table-cell>
              <table:table-cell office:value-type="float" office:value="0.038216">
                <text:p>0.038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01</text:p>
              </table:table-cell>
              <table:table-cell office:value-type="float" office:value="0.038703">
                <text:p>0.038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02</text:p>
              </table:table-cell>
              <table:table-cell office:value-type="float" office:value="0.037027">
                <text:p>0.037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03</text:p>
              </table:table-cell>
              <table:table-cell office:value-type="float" office:value="0.038593">
                <text:p>0.038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04</text:p>
              </table:table-cell>
              <table:table-cell office:value-type="float" office:value="0.043229">
                <text:p>0.043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05</text:p>
              </table:table-cell>
              <table:table-cell office:value-type="float" office:value="0.041799">
                <text:p>0.041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06</text:p>
              </table:table-cell>
              <table:table-cell office:value-type="float" office:value="0.043202">
                <text:p>0.043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07</text:p>
              </table:table-cell>
              <table:table-cell office:value-type="float" office:value="0.05317">
                <text:p>0.05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08</text:p>
              </table:table-cell>
              <table:table-cell office:value-type="float" office:value="0.046835">
                <text:p>0.046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09</text:p>
              </table:table-cell>
              <table:table-cell office:value-type="float" office:value="0.037956">
                <text:p>0.037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10</text:p>
              </table:table-cell>
              <table:table-cell office:value-type="float" office:value="0.049694">
                <text:p>0.049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11</text:p>
              </table:table-cell>
              <table:table-cell office:value-type="float" office:value="0.041368">
                <text:p>0.041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12</text:p>
              </table:table-cell>
              <table:table-cell office:value-type="float" office:value="0.040293">
                <text:p>0.040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13</text:p>
              </table:table-cell>
              <table:table-cell office:value-type="float" office:value="0.042134">
                <text:p>0.042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14</text:p>
              </table:table-cell>
              <table:table-cell office:value-type="float" office:value="0.044042">
                <text:p>0.044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15</text:p>
              </table:table-cell>
              <table:table-cell office:value-type="float" office:value="0.038853">
                <text:p>0.038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16</text:p>
              </table:table-cell>
              <table:table-cell office:value-type="float" office:value="0.038606">
                <text:p>0.038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17</text:p>
              </table:table-cell>
              <table:table-cell office:value-type="float" office:value="0.036288">
                <text:p>0.036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18</text:p>
              </table:table-cell>
              <table:table-cell office:value-type="float" office:value="0.037534">
                <text:p>0.03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19</text:p>
              </table:table-cell>
              <table:table-cell office:value-type="float" office:value="0.042673">
                <text:p>0.042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20</text:p>
              </table:table-cell>
              <table:table-cell office:value-type="float" office:value="0.040556">
                <text:p>0.040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21</text:p>
              </table:table-cell>
              <table:table-cell office:value-type="float" office:value="0.036462">
                <text:p>0.036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22</text:p>
              </table:table-cell>
              <table:table-cell office:value-type="float" office:value="0.035877">
                <text:p>0.035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23</text:p>
              </table:table-cell>
              <table:table-cell office:value-type="float" office:value="0.035773">
                <text:p>0.035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24</text:p>
              </table:table-cell>
              <table:table-cell office:value-type="float" office:value="0.048321">
                <text:p>0.048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25</text:p>
              </table:table-cell>
              <table:table-cell office:value-type="float" office:value="0.046319">
                <text:p>0.046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26</text:p>
              </table:table-cell>
              <table:table-cell office:value-type="float" office:value="0.039181">
                <text:p>0.039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27</text:p>
              </table:table-cell>
              <table:table-cell office:value-type="float" office:value="0.040983">
                <text:p>0.040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28</text:p>
              </table:table-cell>
              <table:table-cell office:value-type="float" office:value="0.039757">
                <text:p>0.039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29</text:p>
              </table:table-cell>
              <table:table-cell office:value-type="float" office:value="0.07854">
                <text:p>0.07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30</text:p>
              </table:table-cell>
              <table:table-cell office:value-type="float" office:value="0.038828">
                <text:p>0.038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31</text:p>
              </table:table-cell>
              <table:table-cell office:value-type="float" office:value="0.042023">
                <text:p>0.042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32</text:p>
              </table:table-cell>
              <table:table-cell office:value-type="float" office:value="0.044219">
                <text:p>0.04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33</text:p>
              </table:table-cell>
              <table:table-cell office:value-type="float" office:value="0.041704">
                <text:p>0.041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34</text:p>
              </table:table-cell>
              <table:table-cell office:value-type="float" office:value="0.039368">
                <text:p>0.039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35</text:p>
              </table:table-cell>
              <table:table-cell office:value-type="float" office:value="0.038532">
                <text:p>0.038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36</text:p>
              </table:table-cell>
              <table:table-cell office:value-type="float" office:value="0.047774">
                <text:p>0.047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37</text:p>
              </table:table-cell>
              <table:table-cell office:value-type="float" office:value="0.04556">
                <text:p>0.04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38</text:p>
              </table:table-cell>
              <table:table-cell office:value-type="float" office:value="0.039433">
                <text:p>0.039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39</text:p>
              </table:table-cell>
              <table:table-cell office:value-type="float" office:value="0.041748">
                <text:p>0.041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40</text:p>
              </table:table-cell>
              <table:table-cell office:value-type="float" office:value="0.039579">
                <text:p>0.039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41</text:p>
              </table:table-cell>
              <table:table-cell office:value-type="float" office:value="0.043669">
                <text:p>0.043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42</text:p>
              </table:table-cell>
              <table:table-cell office:value-type="float" office:value="0.040331">
                <text:p>0.040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43</text:p>
              </table:table-cell>
              <table:table-cell office:value-type="float" office:value="0.040011">
                <text:p>0.040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44</text:p>
              </table:table-cell>
              <table:table-cell office:value-type="float" office:value="0.042425">
                <text:p>0.042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45</text:p>
              </table:table-cell>
              <table:table-cell office:value-type="float" office:value="0.036704">
                <text:p>0.036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46</text:p>
              </table:table-cell>
              <table:table-cell office:value-type="float" office:value="0.039494">
                <text:p>0.039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47</text:p>
              </table:table-cell>
              <table:table-cell office:value-type="float" office:value="0.044375">
                <text:p>0.04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48</text:p>
              </table:table-cell>
              <table:table-cell office:value-type="float" office:value="0.036783">
                <text:p>0.036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49</text:p>
              </table:table-cell>
              <table:table-cell office:value-type="float" office:value="0.055323">
                <text:p>0.055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50</text:p>
              </table:table-cell>
              <table:table-cell office:value-type="float" office:value="0.050398">
                <text:p>0.050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51</text:p>
              </table:table-cell>
              <table:table-cell office:value-type="float" office:value="0.042409">
                <text:p>0.042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52</text:p>
              </table:table-cell>
              <table:table-cell office:value-type="float" office:value="0.036904">
                <text:p>0.036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53</text:p>
              </table:table-cell>
              <table:table-cell office:value-type="float" office:value="0.039463">
                <text:p>0.039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54</text:p>
              </table:table-cell>
              <table:table-cell office:value-type="float" office:value="0.042396">
                <text:p>0.042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55</text:p>
              </table:table-cell>
              <table:table-cell office:value-type="float" office:value="0.041354">
                <text:p>0.04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56</text:p>
              </table:table-cell>
              <table:table-cell office:value-type="float" office:value="0.043832">
                <text:p>0.043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57</text:p>
              </table:table-cell>
              <table:table-cell office:value-type="float" office:value="0.036881">
                <text:p>0.036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58</text:p>
              </table:table-cell>
              <table:table-cell office:value-type="float" office:value="0.038583">
                <text:p>0.038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0:59</text:p>
              </table:table-cell>
              <table:table-cell office:value-type="float" office:value="0.040085">
                <text:p>0.040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00</text:p>
              </table:table-cell>
              <table:table-cell office:value-type="float" office:value="0.039298">
                <text:p>0.039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01</text:p>
              </table:table-cell>
              <table:table-cell office:value-type="float" office:value="0.03995">
                <text:p>0.03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02</text:p>
              </table:table-cell>
              <table:table-cell office:value-type="float" office:value="0.040744">
                <text:p>0.040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03</text:p>
              </table:table-cell>
              <table:table-cell office:value-type="float" office:value="0.041791">
                <text:p>0.041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04</text:p>
              </table:table-cell>
              <table:table-cell office:value-type="float" office:value="0.03968">
                <text:p>0.03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05</text:p>
              </table:table-cell>
              <table:table-cell office:value-type="float" office:value="0.035363">
                <text:p>0.035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06</text:p>
              </table:table-cell>
              <table:table-cell office:value-type="float" office:value="0.040095">
                <text:p>0.040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07</text:p>
              </table:table-cell>
              <table:table-cell office:value-type="float" office:value="0.041499">
                <text:p>0.041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08</text:p>
              </table:table-cell>
              <table:table-cell office:value-type="float" office:value="0.042407">
                <text:p>0.042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09</text:p>
              </table:table-cell>
              <table:table-cell office:value-type="float" office:value="0.039157">
                <text:p>0.039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10</text:p>
              </table:table-cell>
              <table:table-cell office:value-type="float" office:value="0.038715">
                <text:p>0.038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11</text:p>
              </table:table-cell>
              <table:table-cell office:value-type="float" office:value="0.043209">
                <text:p>0.043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12</text:p>
              </table:table-cell>
              <table:table-cell office:value-type="float" office:value="0.038634">
                <text:p>0.038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13</text:p>
              </table:table-cell>
              <table:table-cell office:value-type="float" office:value="0.041953">
                <text:p>0.041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14</text:p>
              </table:table-cell>
              <table:table-cell office:value-type="float" office:value="0.057413">
                <text:p>0.057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15</text:p>
              </table:table-cell>
              <table:table-cell office:value-type="float" office:value="0.036494">
                <text:p>0.036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16</text:p>
              </table:table-cell>
              <table:table-cell office:value-type="float" office:value="0.049897">
                <text:p>0.049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17</text:p>
              </table:table-cell>
              <table:table-cell office:value-type="float" office:value="0.037925">
                <text:p>0.037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18</text:p>
              </table:table-cell>
              <table:table-cell office:value-type="float" office:value="0.046053">
                <text:p>0.046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19</text:p>
              </table:table-cell>
              <table:table-cell office:value-type="float" office:value="0.034903">
                <text:p>0.034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20</text:p>
              </table:table-cell>
              <table:table-cell office:value-type="float" office:value="0.040224">
                <text:p>0.040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21</text:p>
              </table:table-cell>
              <table:table-cell office:value-type="float" office:value="0.037889">
                <text:p>0.037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22</text:p>
              </table:table-cell>
              <table:table-cell office:value-type="float" office:value="0.042242">
                <text:p>0.042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23</text:p>
              </table:table-cell>
              <table:table-cell office:value-type="float" office:value="0.041926">
                <text:p>0.041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24</text:p>
              </table:table-cell>
              <table:table-cell office:value-type="float" office:value="0.039367">
                <text:p>0.039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25</text:p>
              </table:table-cell>
              <table:table-cell office:value-type="float" office:value="0.040779">
                <text:p>0.040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26</text:p>
              </table:table-cell>
              <table:table-cell office:value-type="float" office:value="0.035037">
                <text:p>0.035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27</text:p>
              </table:table-cell>
              <table:table-cell office:value-type="float" office:value="0.040372">
                <text:p>0.040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28</text:p>
              </table:table-cell>
              <table:table-cell office:value-type="float" office:value="0.040306">
                <text:p>0.040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29</text:p>
              </table:table-cell>
              <table:table-cell office:value-type="float" office:value="0.038272">
                <text:p>0.038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30</text:p>
              </table:table-cell>
              <table:table-cell office:value-type="float" office:value="0.035568">
                <text:p>0.035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31</text:p>
              </table:table-cell>
              <table:table-cell office:value-type="float" office:value="0.037405">
                <text:p>0.037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32</text:p>
              </table:table-cell>
              <table:table-cell office:value-type="float" office:value="0.037893">
                <text:p>0.037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33</text:p>
              </table:table-cell>
              <table:table-cell office:value-type="float" office:value="0.038793">
                <text:p>0.038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34</text:p>
              </table:table-cell>
              <table:table-cell office:value-type="float" office:value="0.041911">
                <text:p>0.041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35</text:p>
              </table:table-cell>
              <table:table-cell office:value-type="float" office:value="0.040367">
                <text:p>0.040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36</text:p>
              </table:table-cell>
              <table:table-cell office:value-type="float" office:value="0.045918">
                <text:p>0.045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37</text:p>
              </table:table-cell>
              <table:table-cell office:value-type="float" office:value="0.041557">
                <text:p>0.041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38</text:p>
              </table:table-cell>
              <table:table-cell office:value-type="float" office:value="0.040588">
                <text:p>0.040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39</text:p>
              </table:table-cell>
              <table:table-cell office:value-type="float" office:value="0.039683">
                <text:p>0.039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40</text:p>
              </table:table-cell>
              <table:table-cell office:value-type="float" office:value="0.040095">
                <text:p>0.040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41</text:p>
              </table:table-cell>
              <table:table-cell office:value-type="float" office:value="0.046061">
                <text:p>0.046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42</text:p>
              </table:table-cell>
              <table:table-cell office:value-type="float" office:value="0.045431">
                <text:p>0.045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43</text:p>
              </table:table-cell>
              <table:table-cell office:value-type="float" office:value="0.039291">
                <text:p>0.039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44</text:p>
              </table:table-cell>
              <table:table-cell office:value-type="float" office:value="0.039852">
                <text:p>0.039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45</text:p>
              </table:table-cell>
              <table:table-cell office:value-type="float" office:value="0.063826">
                <text:p>0.063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46</text:p>
              </table:table-cell>
              <table:table-cell office:value-type="float" office:value="0.04018">
                <text:p>0.04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47</text:p>
              </table:table-cell>
              <table:table-cell office:value-type="float" office:value="0.040331">
                <text:p>0.040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48</text:p>
              </table:table-cell>
              <table:table-cell office:value-type="float" office:value="0.037422">
                <text:p>0.037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49</text:p>
              </table:table-cell>
              <table:table-cell office:value-type="float" office:value="0.04321">
                <text:p>0.04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50</text:p>
              </table:table-cell>
              <table:table-cell office:value-type="float" office:value="0.038084">
                <text:p>0.038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51</text:p>
              </table:table-cell>
              <table:table-cell office:value-type="float" office:value="0.037646">
                <text:p>0.037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52</text:p>
              </table:table-cell>
              <table:table-cell office:value-type="float" office:value="0.047815">
                <text:p>0.047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53</text:p>
              </table:table-cell>
              <table:table-cell office:value-type="float" office:value="0.040005">
                <text:p>0.04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54</text:p>
              </table:table-cell>
              <table:table-cell office:value-type="float" office:value="0.039249">
                <text:p>0.039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55</text:p>
              </table:table-cell>
              <table:table-cell office:value-type="float" office:value="0.039434">
                <text:p>0.039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56</text:p>
              </table:table-cell>
              <table:table-cell office:value-type="float" office:value="0.037882">
                <text:p>0.037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57</text:p>
              </table:table-cell>
              <table:table-cell office:value-type="float" office:value="0.039624">
                <text:p>0.039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58</text:p>
              </table:table-cell>
              <table:table-cell office:value-type="float" office:value="0.038565">
                <text:p>0.038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1:59</text:p>
              </table:table-cell>
              <table:table-cell office:value-type="float" office:value="0.037285">
                <text:p>0.037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00</text:p>
              </table:table-cell>
              <table:table-cell office:value-type="float" office:value="0.035951">
                <text:p>0.035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01</text:p>
              </table:table-cell>
              <table:table-cell office:value-type="float" office:value="0.0399">
                <text:p>0.0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02</text:p>
              </table:table-cell>
              <table:table-cell office:value-type="float" office:value="0.050884">
                <text:p>0.050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03</text:p>
              </table:table-cell>
              <table:table-cell office:value-type="float" office:value="0.038303">
                <text:p>0.038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04</text:p>
              </table:table-cell>
              <table:table-cell office:value-type="float" office:value="0.040512">
                <text:p>0.040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05</text:p>
              </table:table-cell>
              <table:table-cell office:value-type="float" office:value="0.047445">
                <text:p>0.047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06</text:p>
              </table:table-cell>
              <table:table-cell office:value-type="float" office:value="0.037409">
                <text:p>0.037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07</text:p>
              </table:table-cell>
              <table:table-cell office:value-type="float" office:value="0.036123">
                <text:p>0.036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08</text:p>
              </table:table-cell>
              <table:table-cell office:value-type="float" office:value="0.038167">
                <text:p>0.038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09</text:p>
              </table:table-cell>
              <table:table-cell office:value-type="float" office:value="0.042233">
                <text:p>0.042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10</text:p>
              </table:table-cell>
              <table:table-cell office:value-type="float" office:value="0.042442">
                <text:p>0.042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11</text:p>
              </table:table-cell>
              <table:table-cell office:value-type="float" office:value="0.043619">
                <text:p>0.043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12</text:p>
              </table:table-cell>
              <table:table-cell office:value-type="float" office:value="0.036641">
                <text:p>0.036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13</text:p>
              </table:table-cell>
              <table:table-cell office:value-type="float" office:value="0.03538">
                <text:p>0.03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14</text:p>
              </table:table-cell>
              <table:table-cell office:value-type="float" office:value="0.045752">
                <text:p>0.045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15</text:p>
              </table:table-cell>
              <table:table-cell office:value-type="float" office:value="0.036519">
                <text:p>0.036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16</text:p>
              </table:table-cell>
              <table:table-cell office:value-type="float" office:value="0.037408">
                <text:p>0.037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17</text:p>
              </table:table-cell>
              <table:table-cell office:value-type="float" office:value="0.038517">
                <text:p>0.038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18</text:p>
              </table:table-cell>
              <table:table-cell office:value-type="float" office:value="0.036146">
                <text:p>0.036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19</text:p>
              </table:table-cell>
              <table:table-cell office:value-type="float" office:value="0.039775">
                <text:p>0.039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20</text:p>
              </table:table-cell>
              <table:table-cell office:value-type="float" office:value="0.038706">
                <text:p>0.038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21</text:p>
              </table:table-cell>
              <table:table-cell office:value-type="float" office:value="0.040382">
                <text:p>0.040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22</text:p>
              </table:table-cell>
              <table:table-cell office:value-type="float" office:value="0.037124">
                <text:p>0.037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23</text:p>
              </table:table-cell>
              <table:table-cell office:value-type="float" office:value="0.058632">
                <text:p>0.058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24</text:p>
              </table:table-cell>
              <table:table-cell office:value-type="float" office:value="0.042623">
                <text:p>0.042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25</text:p>
              </table:table-cell>
              <table:table-cell office:value-type="float" office:value="0.036681">
                <text:p>0.036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26</text:p>
              </table:table-cell>
              <table:table-cell office:value-type="float" office:value="0.038516">
                <text:p>0.038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27</text:p>
              </table:table-cell>
              <table:table-cell office:value-type="float" office:value="0.034759">
                <text:p>0.034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28</text:p>
              </table:table-cell>
              <table:table-cell office:value-type="float" office:value="0.051817">
                <text:p>0.051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29</text:p>
              </table:table-cell>
              <table:table-cell office:value-type="float" office:value="0.039471">
                <text:p>0.039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30</text:p>
              </table:table-cell>
              <table:table-cell office:value-type="float" office:value="0.037778">
                <text:p>0.03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31</text:p>
              </table:table-cell>
              <table:table-cell office:value-type="float" office:value="0.038202">
                <text:p>0.038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32</text:p>
              </table:table-cell>
              <table:table-cell office:value-type="float" office:value="0.041387">
                <text:p>0.041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33</text:p>
              </table:table-cell>
              <table:table-cell office:value-type="float" office:value="0.040009">
                <text:p>0.04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34</text:p>
              </table:table-cell>
              <table:table-cell office:value-type="float" office:value="0.04022">
                <text:p>0.04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35</text:p>
              </table:table-cell>
              <table:table-cell office:value-type="float" office:value="0.038057">
                <text:p>0.038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36</text:p>
              </table:table-cell>
              <table:table-cell office:value-type="float" office:value="0.048055">
                <text:p>0.048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37</text:p>
              </table:table-cell>
              <table:table-cell office:value-type="float" office:value="0.037988">
                <text:p>0.037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38</text:p>
              </table:table-cell>
              <table:table-cell office:value-type="float" office:value="0.071577">
                <text:p>0.071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39</text:p>
              </table:table-cell>
              <table:table-cell office:value-type="float" office:value="0.036018">
                <text:p>0.036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40</text:p>
              </table:table-cell>
              <table:table-cell office:value-type="float" office:value="0.041465">
                <text:p>0.041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41</text:p>
              </table:table-cell>
              <table:table-cell office:value-type="float" office:value="0.040387">
                <text:p>0.040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42</text:p>
              </table:table-cell>
              <table:table-cell office:value-type="float" office:value="0.038498">
                <text:p>0.038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43</text:p>
              </table:table-cell>
              <table:table-cell office:value-type="float" office:value="0.041741">
                <text:p>0.041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44</text:p>
              </table:table-cell>
              <table:table-cell office:value-type="float" office:value="0.041227">
                <text:p>0.041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45</text:p>
              </table:table-cell>
              <table:table-cell office:value-type="float" office:value="0.039853">
                <text:p>0.039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46</text:p>
              </table:table-cell>
              <table:table-cell office:value-type="float" office:value="0.040198">
                <text:p>0.040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47</text:p>
              </table:table-cell>
              <table:table-cell office:value-type="float" office:value="0.051433">
                <text:p>0.051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48</text:p>
              </table:table-cell>
              <table:table-cell office:value-type="float" office:value="0.042571">
                <text:p>0.042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49</text:p>
              </table:table-cell>
              <table:table-cell office:value-type="float" office:value="0.049803">
                <text:p>0.049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50</text:p>
              </table:table-cell>
              <table:table-cell office:value-type="float" office:value="0.03614">
                <text:p>0.03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51</text:p>
              </table:table-cell>
              <table:table-cell office:value-type="float" office:value="0.040934">
                <text:p>0.040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52</text:p>
              </table:table-cell>
              <table:table-cell office:value-type="float" office:value="0.039113">
                <text:p>0.039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53</text:p>
              </table:table-cell>
              <table:table-cell office:value-type="float" office:value="0.040249">
                <text:p>0.040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54</text:p>
              </table:table-cell>
              <table:table-cell office:value-type="float" office:value="0.040582">
                <text:p>0.040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55</text:p>
              </table:table-cell>
              <table:table-cell office:value-type="float" office:value="0.045565">
                <text:p>0.045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56</text:p>
              </table:table-cell>
              <table:table-cell office:value-type="float" office:value="0.037122">
                <text:p>0.037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57</text:p>
              </table:table-cell>
              <table:table-cell office:value-type="float" office:value="0.041173">
                <text:p>0.041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58</text:p>
              </table:table-cell>
              <table:table-cell office:value-type="float" office:value="0.046536">
                <text:p>0.046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2:59</text:p>
              </table:table-cell>
              <table:table-cell office:value-type="float" office:value="0.038029">
                <text:p>0.038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00</text:p>
              </table:table-cell>
              <table:table-cell office:value-type="float" office:value="0.047505">
                <text:p>0.047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01</text:p>
              </table:table-cell>
              <table:table-cell office:value-type="float" office:value="0.03582">
                <text:p>0.03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02</text:p>
              </table:table-cell>
              <table:table-cell office:value-type="float" office:value="0.053276">
                <text:p>0.053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03</text:p>
              </table:table-cell>
              <table:table-cell office:value-type="float" office:value="0.045181">
                <text:p>0.045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04</text:p>
              </table:table-cell>
              <table:table-cell office:value-type="float" office:value="0.043947">
                <text:p>0.043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05</text:p>
              </table:table-cell>
              <table:table-cell office:value-type="float" office:value="0.038243">
                <text:p>0.038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06</text:p>
              </table:table-cell>
              <table:table-cell office:value-type="float" office:value="0.037596">
                <text:p>0.037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07</text:p>
              </table:table-cell>
              <table:table-cell office:value-type="float" office:value="0.04025">
                <text:p>0.04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08</text:p>
              </table:table-cell>
              <table:table-cell office:value-type="float" office:value="0.039236">
                <text:p>0.039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09</text:p>
              </table:table-cell>
              <table:table-cell office:value-type="float" office:value="0.038693">
                <text:p>0.038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10</text:p>
              </table:table-cell>
              <table:table-cell office:value-type="float" office:value="0.040066">
                <text:p>0.040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11</text:p>
              </table:table-cell>
              <table:table-cell office:value-type="float" office:value="0.038861">
                <text:p>0.038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12</text:p>
              </table:table-cell>
              <table:table-cell office:value-type="float" office:value="0.037087">
                <text:p>0.037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13</text:p>
              </table:table-cell>
              <table:table-cell office:value-type="float" office:value="0.036828">
                <text:p>0.036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14</text:p>
              </table:table-cell>
              <table:table-cell office:value-type="float" office:value="0.039335">
                <text:p>0.039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15</text:p>
              </table:table-cell>
              <table:table-cell office:value-type="float" office:value="0.052195">
                <text:p>0.052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16</text:p>
              </table:table-cell>
              <table:table-cell office:value-type="float" office:value="0.042377">
                <text:p>0.042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17</text:p>
              </table:table-cell>
              <table:table-cell office:value-type="float" office:value="0.045052">
                <text:p>0.045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18</text:p>
              </table:table-cell>
              <table:table-cell office:value-type="float" office:value="0.041644">
                <text:p>0.041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19</text:p>
              </table:table-cell>
              <table:table-cell office:value-type="float" office:value="0.049179">
                <text:p>0.049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20</text:p>
              </table:table-cell>
              <table:table-cell office:value-type="float" office:value="0.038589">
                <text:p>0.038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21</text:p>
              </table:table-cell>
              <table:table-cell office:value-type="float" office:value="0.047992">
                <text:p>0.047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22</text:p>
              </table:table-cell>
              <table:table-cell office:value-type="float" office:value="0.039734">
                <text:p>0.039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23</text:p>
              </table:table-cell>
              <table:table-cell office:value-type="float" office:value="0.038253">
                <text:p>0.038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24</text:p>
              </table:table-cell>
              <table:table-cell office:value-type="float" office:value="0.041737">
                <text:p>0.041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25</text:p>
              </table:table-cell>
              <table:table-cell office:value-type="float" office:value="0.03976">
                <text:p>0.03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26</text:p>
              </table:table-cell>
              <table:table-cell office:value-type="float" office:value="0.040725">
                <text:p>0.040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27</text:p>
              </table:table-cell>
              <table:table-cell office:value-type="float" office:value="0.037155">
                <text:p>0.037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28</text:p>
              </table:table-cell>
              <table:table-cell office:value-type="float" office:value="0.03719">
                <text:p>0.03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29</text:p>
              </table:table-cell>
              <table:table-cell office:value-type="float" office:value="0.040308">
                <text:p>0.040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30</text:p>
              </table:table-cell>
              <table:table-cell office:value-type="float" office:value="0.054601">
                <text:p>0.054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31</text:p>
              </table:table-cell>
              <table:table-cell office:value-type="float" office:value="0.040425">
                <text:p>0.040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32</text:p>
              </table:table-cell>
              <table:table-cell office:value-type="float" office:value="0.038561">
                <text:p>0.038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33</text:p>
              </table:table-cell>
              <table:table-cell office:value-type="float" office:value="0.038961">
                <text:p>0.038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34</text:p>
              </table:table-cell>
              <table:table-cell office:value-type="float" office:value="0.036107">
                <text:p>0.036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35</text:p>
              </table:table-cell>
              <table:table-cell office:value-type="float" office:value="0.041345">
                <text:p>0.041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36</text:p>
              </table:table-cell>
              <table:table-cell office:value-type="float" office:value="0.03902">
                <text:p>0.03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37</text:p>
              </table:table-cell>
              <table:table-cell office:value-type="float" office:value="0.042859">
                <text:p>0.042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38</text:p>
              </table:table-cell>
              <table:table-cell office:value-type="float" office:value="0.04225">
                <text:p>0.04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39</text:p>
              </table:table-cell>
              <table:table-cell office:value-type="float" office:value="0.039809">
                <text:p>0.039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40</text:p>
              </table:table-cell>
              <table:table-cell office:value-type="float" office:value="0.044212">
                <text:p>0.044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41</text:p>
              </table:table-cell>
              <table:table-cell office:value-type="float" office:value="0.037937">
                <text:p>0.037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42</text:p>
              </table:table-cell>
              <table:table-cell office:value-type="float" office:value="0.039734">
                <text:p>0.039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43</text:p>
              </table:table-cell>
              <table:table-cell office:value-type="float" office:value="0.041151">
                <text:p>0.041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44</text:p>
              </table:table-cell>
              <table:table-cell office:value-type="float" office:value="0.040167">
                <text:p>0.040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45</text:p>
              </table:table-cell>
              <table:table-cell office:value-type="float" office:value="0.051412">
                <text:p>0.051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46</text:p>
              </table:table-cell>
              <table:table-cell office:value-type="float" office:value="0.039028">
                <text:p>0.039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47</text:p>
              </table:table-cell>
              <table:table-cell office:value-type="float" office:value="0.039386">
                <text:p>0.039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48</text:p>
              </table:table-cell>
              <table:table-cell office:value-type="float" office:value="0.041244">
                <text:p>0.04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49</text:p>
              </table:table-cell>
              <table:table-cell office:value-type="float" office:value="0.039506">
                <text:p>0.039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50</text:p>
              </table:table-cell>
              <table:table-cell office:value-type="float" office:value="0.038241">
                <text:p>0.038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51</text:p>
              </table:table-cell>
              <table:table-cell office:value-type="float" office:value="0.03955">
                <text:p>0.03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43:52</text:p>
              </table:table-cell>
              <table:table-cell office:value-type="float" office:value="0.036085">
                <text:p>0.03608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82cm" svg:y="0.315cm" chart:style-name="ch2">
          <text:p>Wall-clock time</text:p>
        </chart:title>
        <chart:legend chart:legend-position="end" svg:x="14.398cm" svg:y="4.227cm" style:legend-expansion="high" chart:style-name="ch3"/>
        <chart:plot-area chart:style-name="ch4" table:cell-range-address="time.B2:time.B378 time.F1:time.F378" chart:data-source-has-labels="both" svg:x="0.32cm" svg:y="1.248cm" svg:width="13.758cm" svg:height="7.572cm">
          <chartooo:coordinate-region svg:x="1.682cm" svg:y="1.248cm" svg:width="12.396cm" svg:height="5.97cm"/>
          <chart:axis chart:dimension="x" chart:name="primary-x" chart:style-name="ch5" chartooo:axis-type="auto">
            <chartooo:date-scale/>
            <chart:categories table:cell-range-address="time.B2:time.B37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me.F2:time.F378" chart:label-cell-address="time.F1:time.F1" chart:class="chart:bar">
            <chart:data-point chart:repeated="37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ime.F1:tim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2:37:38</text:p>
                <draw:g>
                  <svg:desc>time.B2:time.B378</svg:desc>
                </draw:g>
              </table:table-cell>
              <table:table-cell office:value-type="float" office:value="169093">
                <text:p>169093</text:p>
                <draw:g>
                  <svg:desc>time.F2:time.F378</svg:desc>
                </draw:g>
              </table:table-cell>
            </table:table-row>
            <table:table-row>
              <table:table-cell office:value-type="string">
                <text:p>22:37:39</text:p>
              </table:table-cell>
              <table:table-cell office:value-type="float" office:value="133858">
                <text:p>133858</text:p>
              </table:table-cell>
            </table:table-row>
            <table:table-row>
              <table:table-cell office:value-type="string">
                <text:p>22:37:40</text:p>
              </table:table-cell>
              <table:table-cell office:value-type="float" office:value="145974">
                <text:p>145974</text:p>
              </table:table-cell>
            </table:table-row>
            <table:table-row>
              <table:table-cell office:value-type="string">
                <text:p>22:37:41</text:p>
              </table:table-cell>
              <table:table-cell office:value-type="float" office:value="140531">
                <text:p>140531</text:p>
              </table:table-cell>
            </table:table-row>
            <table:table-row>
              <table:table-cell office:value-type="string">
                <text:p>22:37:42</text:p>
              </table:table-cell>
              <table:table-cell office:value-type="float" office:value="157480">
                <text:p>157480</text:p>
              </table:table-cell>
            </table:table-row>
            <table:table-row>
              <table:table-cell office:value-type="string">
                <text:p>22:37:43</text:p>
              </table:table-cell>
              <table:table-cell office:value-type="float" office:value="156573">
                <text:p>156573</text:p>
              </table:table-cell>
            </table:table-row>
            <table:table-row>
              <table:table-cell office:value-type="string">
                <text:p>22:37:44</text:p>
              </table:table-cell>
              <table:table-cell office:value-type="float" office:value="170797">
                <text:p>170797</text:p>
              </table:table-cell>
            </table:table-row>
            <table:table-row>
              <table:table-cell office:value-type="string">
                <text:p>22:37:45</text:p>
              </table:table-cell>
              <table:table-cell office:value-type="float" office:value="168284">
                <text:p>168284</text:p>
              </table:table-cell>
            </table:table-row>
            <table:table-row>
              <table:table-cell office:value-type="string">
                <text:p>22:37:46</text:p>
              </table:table-cell>
              <table:table-cell office:value-type="float" office:value="132830">
                <text:p>132830</text:p>
              </table:table-cell>
            </table:table-row>
            <table:table-row>
              <table:table-cell office:value-type="string">
                <text:p>22:37:47</text:p>
              </table:table-cell>
              <table:table-cell office:value-type="float" office:value="139700">
                <text:p>139700</text:p>
              </table:table-cell>
            </table:table-row>
            <table:table-row>
              <table:table-cell office:value-type="string">
                <text:p>22:37:48</text:p>
              </table:table-cell>
              <table:table-cell office:value-type="float" office:value="132714">
                <text:p>132714</text:p>
              </table:table-cell>
            </table:table-row>
            <table:table-row>
              <table:table-cell office:value-type="string">
                <text:p>22:37:49</text:p>
              </table:table-cell>
              <table:table-cell office:value-type="float" office:value="173022">
                <text:p>173022</text:p>
              </table:table-cell>
            </table:table-row>
            <table:table-row>
              <table:table-cell office:value-type="string">
                <text:p>22:37:50</text:p>
              </table:table-cell>
              <table:table-cell office:value-type="float" office:value="152190">
                <text:p>152190</text:p>
              </table:table-cell>
            </table:table-row>
            <table:table-row>
              <table:table-cell office:value-type="string">
                <text:p>22:37:51</text:p>
              </table:table-cell>
              <table:table-cell office:value-type="float" office:value="143709">
                <text:p>143709</text:p>
              </table:table-cell>
            </table:table-row>
            <table:table-row>
              <table:table-cell office:value-type="string">
                <text:p>22:37:52</text:p>
              </table:table-cell>
              <table:table-cell office:value-type="float" office:value="149417">
                <text:p>149417</text:p>
              </table:table-cell>
            </table:table-row>
            <table:table-row>
              <table:table-cell office:value-type="string">
                <text:p>22:37:53</text:p>
              </table:table-cell>
              <table:table-cell office:value-type="float" office:value="137774">
                <text:p>137774</text:p>
              </table:table-cell>
            </table:table-row>
            <table:table-row>
              <table:table-cell office:value-type="string">
                <text:p>22:37:54</text:p>
              </table:table-cell>
              <table:table-cell office:value-type="float" office:value="119614">
                <text:p>119614</text:p>
              </table:table-cell>
            </table:table-row>
            <table:table-row>
              <table:table-cell office:value-type="string">
                <text:p>22:37:55</text:p>
              </table:table-cell>
              <table:table-cell office:value-type="float" office:value="169571">
                <text:p>169571</text:p>
              </table:table-cell>
            </table:table-row>
            <table:table-row>
              <table:table-cell office:value-type="string">
                <text:p>22:37:56</text:p>
              </table:table-cell>
              <table:table-cell office:value-type="float" office:value="157015">
                <text:p>157015</text:p>
              </table:table-cell>
            </table:table-row>
            <table:table-row>
              <table:table-cell office:value-type="string">
                <text:p>22:37:57</text:p>
              </table:table-cell>
              <table:table-cell office:value-type="float" office:value="133613">
                <text:p>133613</text:p>
              </table:table-cell>
            </table:table-row>
            <table:table-row>
              <table:table-cell office:value-type="string">
                <text:p>22:37:58</text:p>
              </table:table-cell>
              <table:table-cell office:value-type="float" office:value="152065">
                <text:p>152065</text:p>
              </table:table-cell>
            </table:table-row>
            <table:table-row>
              <table:table-cell office:value-type="string">
                <text:p>22:37:59</text:p>
              </table:table-cell>
              <table:table-cell office:value-type="float" office:value="151558">
                <text:p>151558</text:p>
              </table:table-cell>
            </table:table-row>
            <table:table-row>
              <table:table-cell office:value-type="string">
                <text:p>22:38:00</text:p>
              </table:table-cell>
              <table:table-cell office:value-type="float" office:value="144121">
                <text:p>144121</text:p>
              </table:table-cell>
            </table:table-row>
            <table:table-row>
              <table:table-cell office:value-type="string">
                <text:p>22:38:01</text:p>
              </table:table-cell>
              <table:table-cell office:value-type="float" office:value="147099">
                <text:p>147099</text:p>
              </table:table-cell>
            </table:table-row>
            <table:table-row>
              <table:table-cell office:value-type="string">
                <text:p>22:38:02</text:p>
              </table:table-cell>
              <table:table-cell office:value-type="float" office:value="162378">
                <text:p>162378</text:p>
              </table:table-cell>
            </table:table-row>
            <table:table-row>
              <table:table-cell office:value-type="string">
                <text:p>22:38:03</text:p>
              </table:table-cell>
              <table:table-cell office:value-type="float" office:value="161683">
                <text:p>161683</text:p>
              </table:table-cell>
            </table:table-row>
            <table:table-row>
              <table:table-cell office:value-type="string">
                <text:p>22:38:04</text:p>
              </table:table-cell>
              <table:table-cell office:value-type="float" office:value="133649">
                <text:p>133649</text:p>
              </table:table-cell>
            </table:table-row>
            <table:table-row>
              <table:table-cell office:value-type="string">
                <text:p>22:38:05</text:p>
              </table:table-cell>
              <table:table-cell office:value-type="float" office:value="144389">
                <text:p>144389</text:p>
              </table:table-cell>
            </table:table-row>
            <table:table-row>
              <table:table-cell office:value-type="string">
                <text:p>22:38:06</text:p>
              </table:table-cell>
              <table:table-cell office:value-type="float" office:value="157440">
                <text:p>157440</text:p>
              </table:table-cell>
            </table:table-row>
            <table:table-row>
              <table:table-cell office:value-type="string">
                <text:p>22:38:07</text:p>
              </table:table-cell>
              <table:table-cell office:value-type="float" office:value="137612">
                <text:p>137612</text:p>
              </table:table-cell>
            </table:table-row>
            <table:table-row>
              <table:table-cell office:value-type="string">
                <text:p>22:38:08</text:p>
              </table:table-cell>
              <table:table-cell office:value-type="float" office:value="130649">
                <text:p>130649</text:p>
              </table:table-cell>
            </table:table-row>
            <table:table-row>
              <table:table-cell office:value-type="string">
                <text:p>22:38:09</text:p>
              </table:table-cell>
              <table:table-cell office:value-type="float" office:value="166564">
                <text:p>166564</text:p>
              </table:table-cell>
            </table:table-row>
            <table:table-row>
              <table:table-cell office:value-type="string">
                <text:p>22:38:10</text:p>
              </table:table-cell>
              <table:table-cell office:value-type="float" office:value="145650">
                <text:p>145650</text:p>
              </table:table-cell>
            </table:table-row>
            <table:table-row>
              <table:table-cell office:value-type="string">
                <text:p>22:38:11</text:p>
              </table:table-cell>
              <table:table-cell office:value-type="float" office:value="162927">
                <text:p>162927</text:p>
              </table:table-cell>
            </table:table-row>
            <table:table-row>
              <table:table-cell office:value-type="string">
                <text:p>22:38:12</text:p>
              </table:table-cell>
              <table:table-cell office:value-type="float" office:value="158981">
                <text:p>158981</text:p>
              </table:table-cell>
            </table:table-row>
            <table:table-row>
              <table:table-cell office:value-type="string">
                <text:p>22:38:13</text:p>
              </table:table-cell>
              <table:table-cell office:value-type="float" office:value="137408">
                <text:p>137408</text:p>
              </table:table-cell>
            </table:table-row>
            <table:table-row>
              <table:table-cell office:value-type="string">
                <text:p>22:38:14</text:p>
              </table:table-cell>
              <table:table-cell office:value-type="float" office:value="162928">
                <text:p>162928</text:p>
              </table:table-cell>
            </table:table-row>
            <table:table-row>
              <table:table-cell office:value-type="string">
                <text:p>22:38:15</text:p>
              </table:table-cell>
              <table:table-cell office:value-type="float" office:value="170179">
                <text:p>170179</text:p>
              </table:table-cell>
            </table:table-row>
            <table:table-row>
              <table:table-cell office:value-type="string">
                <text:p>22:38:16</text:p>
              </table:table-cell>
              <table:table-cell office:value-type="float" office:value="189223">
                <text:p>189223</text:p>
              </table:table-cell>
            </table:table-row>
            <table:table-row>
              <table:table-cell office:value-type="string">
                <text:p>22:38:17</text:p>
              </table:table-cell>
              <table:table-cell office:value-type="float" office:value="185592">
                <text:p>185592</text:p>
              </table:table-cell>
            </table:table-row>
            <table:table-row>
              <table:table-cell office:value-type="string">
                <text:p>22:38:18</text:p>
              </table:table-cell>
              <table:table-cell office:value-type="float" office:value="148416">
                <text:p>148416</text:p>
              </table:table-cell>
            </table:table-row>
            <table:table-row>
              <table:table-cell office:value-type="string">
                <text:p>22:38:19</text:p>
              </table:table-cell>
              <table:table-cell office:value-type="float" office:value="183684">
                <text:p>183684</text:p>
              </table:table-cell>
            </table:table-row>
            <table:table-row>
              <table:table-cell office:value-type="string">
                <text:p>22:38:20</text:p>
              </table:table-cell>
              <table:table-cell office:value-type="float" office:value="136423">
                <text:p>136423</text:p>
              </table:table-cell>
            </table:table-row>
            <table:table-row>
              <table:table-cell office:value-type="string">
                <text:p>22:38:21</text:p>
              </table:table-cell>
              <table:table-cell office:value-type="float" office:value="155264">
                <text:p>155264</text:p>
              </table:table-cell>
            </table:table-row>
            <table:table-row>
              <table:table-cell office:value-type="string">
                <text:p>22:38:22</text:p>
              </table:table-cell>
              <table:table-cell office:value-type="float" office:value="135963">
                <text:p>135963</text:p>
              </table:table-cell>
            </table:table-row>
            <table:table-row>
              <table:table-cell office:value-type="string">
                <text:p>22:38:23</text:p>
              </table:table-cell>
              <table:table-cell office:value-type="float" office:value="134756">
                <text:p>134756</text:p>
              </table:table-cell>
            </table:table-row>
            <table:table-row>
              <table:table-cell office:value-type="string">
                <text:p>22:38:24</text:p>
              </table:table-cell>
              <table:table-cell office:value-type="float" office:value="161522">
                <text:p>161522</text:p>
              </table:table-cell>
            </table:table-row>
            <table:table-row>
              <table:table-cell office:value-type="string">
                <text:p>22:38:25</text:p>
              </table:table-cell>
              <table:table-cell office:value-type="float" office:value="142497">
                <text:p>142497</text:p>
              </table:table-cell>
            </table:table-row>
            <table:table-row>
              <table:table-cell office:value-type="string">
                <text:p>22:38:26</text:p>
              </table:table-cell>
              <table:table-cell office:value-type="float" office:value="134847">
                <text:p>134847</text:p>
              </table:table-cell>
            </table:table-row>
            <table:table-row>
              <table:table-cell office:value-type="string">
                <text:p>22:38:27</text:p>
              </table:table-cell>
              <table:table-cell office:value-type="float" office:value="175530">
                <text:p>175530</text:p>
              </table:table-cell>
            </table:table-row>
            <table:table-row>
              <table:table-cell office:value-type="string">
                <text:p>22:38:28</text:p>
              </table:table-cell>
              <table:table-cell office:value-type="float" office:value="161101">
                <text:p>161101</text:p>
              </table:table-cell>
            </table:table-row>
            <table:table-row>
              <table:table-cell office:value-type="string">
                <text:p>22:38:29</text:p>
              </table:table-cell>
              <table:table-cell office:value-type="float" office:value="155565">
                <text:p>155565</text:p>
              </table:table-cell>
            </table:table-row>
            <table:table-row>
              <table:table-cell office:value-type="string">
                <text:p>22:38:30</text:p>
              </table:table-cell>
              <table:table-cell office:value-type="float" office:value="168374">
                <text:p>168374</text:p>
              </table:table-cell>
            </table:table-row>
            <table:table-row>
              <table:table-cell office:value-type="string">
                <text:p>22:38:31</text:p>
              </table:table-cell>
              <table:table-cell office:value-type="float" office:value="144695">
                <text:p>144695</text:p>
              </table:table-cell>
            </table:table-row>
            <table:table-row>
              <table:table-cell office:value-type="string">
                <text:p>22:38:32</text:p>
              </table:table-cell>
              <table:table-cell office:value-type="float" office:value="225491">
                <text:p>225491</text:p>
              </table:table-cell>
            </table:table-row>
            <table:table-row>
              <table:table-cell office:value-type="string">
                <text:p>22:38:33</text:p>
              </table:table-cell>
              <table:table-cell office:value-type="float" office:value="159519">
                <text:p>159519</text:p>
              </table:table-cell>
            </table:table-row>
            <table:table-row>
              <table:table-cell office:value-type="string">
                <text:p>22:38:34</text:p>
              </table:table-cell>
              <table:table-cell office:value-type="float" office:value="176737">
                <text:p>176737</text:p>
              </table:table-cell>
            </table:table-row>
            <table:table-row>
              <table:table-cell office:value-type="string">
                <text:p>22:38:35</text:p>
              </table:table-cell>
              <table:table-cell office:value-type="float" office:value="167117">
                <text:p>167117</text:p>
              </table:table-cell>
            </table:table-row>
            <table:table-row>
              <table:table-cell office:value-type="string">
                <text:p>22:38:36</text:p>
              </table:table-cell>
              <table:table-cell office:value-type="float" office:value="146363">
                <text:p>146363</text:p>
              </table:table-cell>
            </table:table-row>
            <table:table-row>
              <table:table-cell office:value-type="string">
                <text:p>22:38:37</text:p>
              </table:table-cell>
              <table:table-cell office:value-type="float" office:value="160301">
                <text:p>160301</text:p>
              </table:table-cell>
            </table:table-row>
            <table:table-row>
              <table:table-cell office:value-type="string">
                <text:p>22:38:38</text:p>
              </table:table-cell>
              <table:table-cell office:value-type="float" office:value="179268">
                <text:p>179268</text:p>
              </table:table-cell>
            </table:table-row>
            <table:table-row>
              <table:table-cell office:value-type="string">
                <text:p>22:38:39</text:p>
              </table:table-cell>
              <table:table-cell office:value-type="float" office:value="177242">
                <text:p>177242</text:p>
              </table:table-cell>
            </table:table-row>
            <table:table-row>
              <table:table-cell office:value-type="string">
                <text:p>22:38:40</text:p>
              </table:table-cell>
              <table:table-cell office:value-type="float" office:value="140099">
                <text:p>140099</text:p>
              </table:table-cell>
            </table:table-row>
            <table:table-row>
              <table:table-cell office:value-type="string">
                <text:p>22:38:41</text:p>
              </table:table-cell>
              <table:table-cell office:value-type="float" office:value="158656">
                <text:p>158656</text:p>
              </table:table-cell>
            </table:table-row>
            <table:table-row>
              <table:table-cell office:value-type="string">
                <text:p>22:38:42</text:p>
              </table:table-cell>
              <table:table-cell office:value-type="float" office:value="169704">
                <text:p>169704</text:p>
              </table:table-cell>
            </table:table-row>
            <table:table-row>
              <table:table-cell office:value-type="string">
                <text:p>22:38:43</text:p>
              </table:table-cell>
              <table:table-cell office:value-type="float" office:value="143184">
                <text:p>143184</text:p>
              </table:table-cell>
            </table:table-row>
            <table:table-row>
              <table:table-cell office:value-type="string">
                <text:p>22:38:44</text:p>
              </table:table-cell>
              <table:table-cell office:value-type="float" office:value="155547">
                <text:p>155547</text:p>
              </table:table-cell>
            </table:table-row>
            <table:table-row>
              <table:table-cell office:value-type="string">
                <text:p>22:38:45</text:p>
              </table:table-cell>
              <table:table-cell office:value-type="float" office:value="151812">
                <text:p>151812</text:p>
              </table:table-cell>
            </table:table-row>
            <table:table-row>
              <table:table-cell office:value-type="string">
                <text:p>22:38:46</text:p>
              </table:table-cell>
              <table:table-cell office:value-type="float" office:value="162286">
                <text:p>162286</text:p>
              </table:table-cell>
            </table:table-row>
            <table:table-row>
              <table:table-cell office:value-type="string">
                <text:p>22:38:47</text:p>
              </table:table-cell>
              <table:table-cell office:value-type="float" office:value="127396">
                <text:p>127396</text:p>
              </table:table-cell>
            </table:table-row>
            <table:table-row>
              <table:table-cell office:value-type="string">
                <text:p>22:38:48</text:p>
              </table:table-cell>
              <table:table-cell office:value-type="float" office:value="178038">
                <text:p>178038</text:p>
              </table:table-cell>
            </table:table-row>
            <table:table-row>
              <table:table-cell office:value-type="string">
                <text:p>22:38:49</text:p>
              </table:table-cell>
              <table:table-cell office:value-type="float" office:value="187256">
                <text:p>187256</text:p>
              </table:table-cell>
            </table:table-row>
            <table:table-row>
              <table:table-cell office:value-type="string">
                <text:p>22:38:50</text:p>
              </table:table-cell>
              <table:table-cell office:value-type="float" office:value="162488">
                <text:p>162488</text:p>
              </table:table-cell>
            </table:table-row>
            <table:table-row>
              <table:table-cell office:value-type="string">
                <text:p>22:38:51</text:p>
              </table:table-cell>
              <table:table-cell office:value-type="float" office:value="172367">
                <text:p>172367</text:p>
              </table:table-cell>
            </table:table-row>
            <table:table-row>
              <table:table-cell office:value-type="string">
                <text:p>22:38:52</text:p>
              </table:table-cell>
              <table:table-cell office:value-type="float" office:value="157091">
                <text:p>157091</text:p>
              </table:table-cell>
            </table:table-row>
            <table:table-row>
              <table:table-cell office:value-type="string">
                <text:p>22:38:53</text:p>
              </table:table-cell>
              <table:table-cell office:value-type="float" office:value="159524">
                <text:p>159524</text:p>
              </table:table-cell>
            </table:table-row>
            <table:table-row>
              <table:table-cell office:value-type="string">
                <text:p>22:38:54</text:p>
              </table:table-cell>
              <table:table-cell office:value-type="float" office:value="142441">
                <text:p>142441</text:p>
              </table:table-cell>
            </table:table-row>
            <table:table-row>
              <table:table-cell office:value-type="string">
                <text:p>22:38:55</text:p>
              </table:table-cell>
              <table:table-cell office:value-type="float" office:value="164464">
                <text:p>164464</text:p>
              </table:table-cell>
            </table:table-row>
            <table:table-row>
              <table:table-cell office:value-type="string">
                <text:p>22:38:56</text:p>
              </table:table-cell>
              <table:table-cell office:value-type="float" office:value="140097">
                <text:p>140097</text:p>
              </table:table-cell>
            </table:table-row>
            <table:table-row>
              <table:table-cell office:value-type="string">
                <text:p>22:38:57</text:p>
              </table:table-cell>
              <table:table-cell office:value-type="float" office:value="157641">
                <text:p>157641</text:p>
              </table:table-cell>
            </table:table-row>
            <table:table-row>
              <table:table-cell office:value-type="string">
                <text:p>22:38:58</text:p>
              </table:table-cell>
              <table:table-cell office:value-type="float" office:value="130898">
                <text:p>130898</text:p>
              </table:table-cell>
            </table:table-row>
            <table:table-row>
              <table:table-cell office:value-type="string">
                <text:p>22:38:59</text:p>
              </table:table-cell>
              <table:table-cell office:value-type="float" office:value="146857">
                <text:p>146857</text:p>
              </table:table-cell>
            </table:table-row>
            <table:table-row>
              <table:table-cell office:value-type="string">
                <text:p>22:39:00</text:p>
              </table:table-cell>
              <table:table-cell office:value-type="float" office:value="152029">
                <text:p>152029</text:p>
              </table:table-cell>
            </table:table-row>
            <table:table-row>
              <table:table-cell office:value-type="string">
                <text:p>22:39:01</text:p>
              </table:table-cell>
              <table:table-cell office:value-type="float" office:value="155532">
                <text:p>155532</text:p>
              </table:table-cell>
            </table:table-row>
            <table:table-row>
              <table:table-cell office:value-type="string">
                <text:p>22:39:02</text:p>
              </table:table-cell>
              <table:table-cell office:value-type="float" office:value="171671">
                <text:p>171671</text:p>
              </table:table-cell>
            </table:table-row>
            <table:table-row>
              <table:table-cell office:value-type="string">
                <text:p>22:39:03</text:p>
              </table:table-cell>
              <table:table-cell office:value-type="float" office:value="163045">
                <text:p>163045</text:p>
              </table:table-cell>
            </table:table-row>
            <table:table-row>
              <table:table-cell office:value-type="string">
                <text:p>22:39:04</text:p>
              </table:table-cell>
              <table:table-cell office:value-type="float" office:value="171650">
                <text:p>171650</text:p>
              </table:table-cell>
            </table:table-row>
            <table:table-row>
              <table:table-cell office:value-type="string">
                <text:p>22:39:05</text:p>
              </table:table-cell>
              <table:table-cell office:value-type="float" office:value="150324">
                <text:p>150324</text:p>
              </table:table-cell>
            </table:table-row>
            <table:table-row>
              <table:table-cell office:value-type="string">
                <text:p>22:39:06</text:p>
              </table:table-cell>
              <table:table-cell office:value-type="float" office:value="176627">
                <text:p>176627</text:p>
              </table:table-cell>
            </table:table-row>
            <table:table-row>
              <table:table-cell office:value-type="string">
                <text:p>22:39:07</text:p>
              </table:table-cell>
              <table:table-cell office:value-type="float" office:value="166853">
                <text:p>166853</text:p>
              </table:table-cell>
            </table:table-row>
            <table:table-row>
              <table:table-cell office:value-type="string">
                <text:p>22:39:08</text:p>
              </table:table-cell>
              <table:table-cell office:value-type="float" office:value="158303">
                <text:p>158303</text:p>
              </table:table-cell>
            </table:table-row>
            <table:table-row>
              <table:table-cell office:value-type="string">
                <text:p>22:39:09</text:p>
              </table:table-cell>
              <table:table-cell office:value-type="float" office:value="145285">
                <text:p>145285</text:p>
              </table:table-cell>
            </table:table-row>
            <table:table-row>
              <table:table-cell office:value-type="string">
                <text:p>22:39:10</text:p>
              </table:table-cell>
              <table:table-cell office:value-type="float" office:value="160661">
                <text:p>160661</text:p>
              </table:table-cell>
            </table:table-row>
            <table:table-row>
              <table:table-cell office:value-type="string">
                <text:p>22:39:11</text:p>
              </table:table-cell>
              <table:table-cell office:value-type="float" office:value="172439">
                <text:p>172439</text:p>
              </table:table-cell>
            </table:table-row>
            <table:table-row>
              <table:table-cell office:value-type="string">
                <text:p>22:39:12</text:p>
              </table:table-cell>
              <table:table-cell office:value-type="float" office:value="157625">
                <text:p>157625</text:p>
              </table:table-cell>
            </table:table-row>
            <table:table-row>
              <table:table-cell office:value-type="string">
                <text:p>22:39:13</text:p>
              </table:table-cell>
              <table:table-cell office:value-type="float" office:value="156521">
                <text:p>156521</text:p>
              </table:table-cell>
            </table:table-row>
            <table:table-row>
              <table:table-cell office:value-type="string">
                <text:p>22:39:14</text:p>
              </table:table-cell>
              <table:table-cell office:value-type="float" office:value="176862">
                <text:p>176862</text:p>
              </table:table-cell>
            </table:table-row>
            <table:table-row>
              <table:table-cell office:value-type="string">
                <text:p>22:39:15</text:p>
              </table:table-cell>
              <table:table-cell office:value-type="float" office:value="144226">
                <text:p>144226</text:p>
              </table:table-cell>
            </table:table-row>
            <table:table-row>
              <table:table-cell office:value-type="string">
                <text:p>22:39:16</text:p>
              </table:table-cell>
              <table:table-cell office:value-type="float" office:value="159499">
                <text:p>159499</text:p>
              </table:table-cell>
            </table:table-row>
            <table:table-row>
              <table:table-cell office:value-type="string">
                <text:p>22:39:17</text:p>
              </table:table-cell>
              <table:table-cell office:value-type="float" office:value="157414">
                <text:p>157414</text:p>
              </table:table-cell>
            </table:table-row>
            <table:table-row>
              <table:table-cell office:value-type="string">
                <text:p>22:39:18</text:p>
              </table:table-cell>
              <table:table-cell office:value-type="float" office:value="163883">
                <text:p>163883</text:p>
              </table:table-cell>
            </table:table-row>
            <table:table-row>
              <table:table-cell office:value-type="string">
                <text:p>22:39:19</text:p>
              </table:table-cell>
              <table:table-cell office:value-type="float" office:value="147010">
                <text:p>147010</text:p>
              </table:table-cell>
            </table:table-row>
            <table:table-row>
              <table:table-cell office:value-type="string">
                <text:p>22:39:20</text:p>
              </table:table-cell>
              <table:table-cell office:value-type="float" office:value="168334">
                <text:p>168334</text:p>
              </table:table-cell>
            </table:table-row>
            <table:table-row>
              <table:table-cell office:value-type="string">
                <text:p>22:39:21</text:p>
              </table:table-cell>
              <table:table-cell office:value-type="float" office:value="173586">
                <text:p>173586</text:p>
              </table:table-cell>
            </table:table-row>
            <table:table-row>
              <table:table-cell office:value-type="string">
                <text:p>22:39:22</text:p>
              </table:table-cell>
              <table:table-cell office:value-type="float" office:value="140146">
                <text:p>140146</text:p>
              </table:table-cell>
            </table:table-row>
            <table:table-row>
              <table:table-cell office:value-type="string">
                <text:p>22:39:23</text:p>
              </table:table-cell>
              <table:table-cell office:value-type="float" office:value="134067">
                <text:p>134067</text:p>
              </table:table-cell>
            </table:table-row>
            <table:table-row>
              <table:table-cell office:value-type="string">
                <text:p>22:39:24</text:p>
              </table:table-cell>
              <table:table-cell office:value-type="float" office:value="141417">
                <text:p>141417</text:p>
              </table:table-cell>
            </table:table-row>
            <table:table-row>
              <table:table-cell office:value-type="string">
                <text:p>22:39:25</text:p>
              </table:table-cell>
              <table:table-cell office:value-type="float" office:value="158400">
                <text:p>158400</text:p>
              </table:table-cell>
            </table:table-row>
            <table:table-row>
              <table:table-cell office:value-type="string">
                <text:p>22:39:26</text:p>
              </table:table-cell>
              <table:table-cell office:value-type="float" office:value="160056">
                <text:p>160056</text:p>
              </table:table-cell>
            </table:table-row>
            <table:table-row>
              <table:table-cell office:value-type="string">
                <text:p>22:39:27</text:p>
              </table:table-cell>
              <table:table-cell office:value-type="float" office:value="140711">
                <text:p>140711</text:p>
              </table:table-cell>
            </table:table-row>
            <table:table-row>
              <table:table-cell office:value-type="string">
                <text:p>22:39:28</text:p>
              </table:table-cell>
              <table:table-cell office:value-type="float" office:value="184073">
                <text:p>184073</text:p>
              </table:table-cell>
            </table:table-row>
            <table:table-row>
              <table:table-cell office:value-type="string">
                <text:p>22:39:29</text:p>
              </table:table-cell>
              <table:table-cell office:value-type="float" office:value="182212">
                <text:p>182212</text:p>
              </table:table-cell>
            </table:table-row>
            <table:table-row>
              <table:table-cell office:value-type="string">
                <text:p>22:39:30</text:p>
              </table:table-cell>
              <table:table-cell office:value-type="float" office:value="141393">
                <text:p>141393</text:p>
              </table:table-cell>
            </table:table-row>
            <table:table-row>
              <table:table-cell office:value-type="string">
                <text:p>22:39:31</text:p>
              </table:table-cell>
              <table:table-cell office:value-type="float" office:value="147592">
                <text:p>147592</text:p>
              </table:table-cell>
            </table:table-row>
            <table:table-row>
              <table:table-cell office:value-type="string">
                <text:p>22:39:32</text:p>
              </table:table-cell>
              <table:table-cell office:value-type="float" office:value="158873">
                <text:p>158873</text:p>
              </table:table-cell>
            </table:table-row>
            <table:table-row>
              <table:table-cell office:value-type="string">
                <text:p>22:39:33</text:p>
              </table:table-cell>
              <table:table-cell office:value-type="float" office:value="153164">
                <text:p>153164</text:p>
              </table:table-cell>
            </table:table-row>
            <table:table-row>
              <table:table-cell office:value-type="string">
                <text:p>22:39:34</text:p>
              </table:table-cell>
              <table:table-cell office:value-type="float" office:value="188816">
                <text:p>188816</text:p>
              </table:table-cell>
            </table:table-row>
            <table:table-row>
              <table:table-cell office:value-type="string">
                <text:p>22:39:35</text:p>
              </table:table-cell>
              <table:table-cell office:value-type="float" office:value="190413">
                <text:p>190413</text:p>
              </table:table-cell>
            </table:table-row>
            <table:table-row>
              <table:table-cell office:value-type="string">
                <text:p>22:39:36</text:p>
              </table:table-cell>
              <table:table-cell office:value-type="float" office:value="150058">
                <text:p>150058</text:p>
              </table:table-cell>
            </table:table-row>
            <table:table-row>
              <table:table-cell office:value-type="string">
                <text:p>22:39:37</text:p>
              </table:table-cell>
              <table:table-cell office:value-type="float" office:value="137513">
                <text:p>137513</text:p>
              </table:table-cell>
            </table:table-row>
            <table:table-row>
              <table:table-cell office:value-type="string">
                <text:p>22:39:38</text:p>
              </table:table-cell>
              <table:table-cell office:value-type="float" office:value="155798">
                <text:p>155798</text:p>
              </table:table-cell>
            </table:table-row>
            <table:table-row>
              <table:table-cell office:value-type="string">
                <text:p>22:39:39</text:p>
              </table:table-cell>
              <table:table-cell office:value-type="float" office:value="161756">
                <text:p>161756</text:p>
              </table:table-cell>
            </table:table-row>
            <table:table-row>
              <table:table-cell office:value-type="string">
                <text:p>22:39:40</text:p>
              </table:table-cell>
              <table:table-cell office:value-type="float" office:value="134167">
                <text:p>134167</text:p>
              </table:table-cell>
            </table:table-row>
            <table:table-row>
              <table:table-cell office:value-type="string">
                <text:p>22:39:41</text:p>
              </table:table-cell>
              <table:table-cell office:value-type="float" office:value="140332">
                <text:p>140332</text:p>
              </table:table-cell>
            </table:table-row>
            <table:table-row>
              <table:table-cell office:value-type="string">
                <text:p>22:39:42</text:p>
              </table:table-cell>
              <table:table-cell office:value-type="float" office:value="147250">
                <text:p>147250</text:p>
              </table:table-cell>
            </table:table-row>
            <table:table-row>
              <table:table-cell office:value-type="string">
                <text:p>22:39:43</text:p>
              </table:table-cell>
              <table:table-cell office:value-type="float" office:value="150537">
                <text:p>150537</text:p>
              </table:table-cell>
            </table:table-row>
            <table:table-row>
              <table:table-cell office:value-type="string">
                <text:p>22:39:44</text:p>
              </table:table-cell>
              <table:table-cell office:value-type="float" office:value="126115">
                <text:p>126115</text:p>
              </table:table-cell>
            </table:table-row>
            <table:table-row>
              <table:table-cell office:value-type="string">
                <text:p>22:39:45</text:p>
              </table:table-cell>
              <table:table-cell office:value-type="float" office:value="161592">
                <text:p>161592</text:p>
              </table:table-cell>
            </table:table-row>
            <table:table-row>
              <table:table-cell office:value-type="string">
                <text:p>22:39:46</text:p>
              </table:table-cell>
              <table:table-cell office:value-type="float" office:value="186677">
                <text:p>186677</text:p>
              </table:table-cell>
            </table:table-row>
            <table:table-row>
              <table:table-cell office:value-type="string">
                <text:p>22:39:47</text:p>
              </table:table-cell>
              <table:table-cell office:value-type="float" office:value="173094">
                <text:p>173094</text:p>
              </table:table-cell>
            </table:table-row>
            <table:table-row>
              <table:table-cell office:value-type="string">
                <text:p>22:39:48</text:p>
              </table:table-cell>
              <table:table-cell office:value-type="float" office:value="132608">
                <text:p>132608</text:p>
              </table:table-cell>
            </table:table-row>
            <table:table-row>
              <table:table-cell office:value-type="string">
                <text:p>22:39:49</text:p>
              </table:table-cell>
              <table:table-cell office:value-type="float" office:value="142376">
                <text:p>142376</text:p>
              </table:table-cell>
            </table:table-row>
            <table:table-row>
              <table:table-cell office:value-type="string">
                <text:p>22:39:50</text:p>
              </table:table-cell>
              <table:table-cell office:value-type="float" office:value="133926">
                <text:p>133926</text:p>
              </table:table-cell>
            </table:table-row>
            <table:table-row>
              <table:table-cell office:value-type="string">
                <text:p>22:39:51</text:p>
              </table:table-cell>
              <table:table-cell office:value-type="float" office:value="165948">
                <text:p>165948</text:p>
              </table:table-cell>
            </table:table-row>
            <table:table-row>
              <table:table-cell office:value-type="string">
                <text:p>22:39:52</text:p>
              </table:table-cell>
              <table:table-cell office:value-type="float" office:value="140896">
                <text:p>140896</text:p>
              </table:table-cell>
            </table:table-row>
            <table:table-row>
              <table:table-cell office:value-type="string">
                <text:p>22:39:53</text:p>
              </table:table-cell>
              <table:table-cell office:value-type="float" office:value="152072">
                <text:p>152072</text:p>
              </table:table-cell>
            </table:table-row>
            <table:table-row>
              <table:table-cell office:value-type="string">
                <text:p>22:39:54</text:p>
              </table:table-cell>
              <table:table-cell office:value-type="float" office:value="147083">
                <text:p>147083</text:p>
              </table:table-cell>
            </table:table-row>
            <table:table-row>
              <table:table-cell office:value-type="string">
                <text:p>22:39:55</text:p>
              </table:table-cell>
              <table:table-cell office:value-type="float" office:value="142100">
                <text:p>142100</text:p>
              </table:table-cell>
            </table:table-row>
            <table:table-row>
              <table:table-cell office:value-type="string">
                <text:p>22:39:56</text:p>
              </table:table-cell>
              <table:table-cell office:value-type="float" office:value="135921">
                <text:p>135921</text:p>
              </table:table-cell>
            </table:table-row>
            <table:table-row>
              <table:table-cell office:value-type="string">
                <text:p>22:39:57</text:p>
              </table:table-cell>
              <table:table-cell office:value-type="float" office:value="133218">
                <text:p>133218</text:p>
              </table:table-cell>
            </table:table-row>
            <table:table-row>
              <table:table-cell office:value-type="string">
                <text:p>22:39:58</text:p>
              </table:table-cell>
              <table:table-cell office:value-type="float" office:value="142420">
                <text:p>142420</text:p>
              </table:table-cell>
            </table:table-row>
            <table:table-row>
              <table:table-cell office:value-type="string">
                <text:p>22:39:59</text:p>
              </table:table-cell>
              <table:table-cell office:value-type="float" office:value="143242">
                <text:p>143242</text:p>
              </table:table-cell>
            </table:table-row>
            <table:table-row>
              <table:table-cell office:value-type="string">
                <text:p>22:40:00</text:p>
              </table:table-cell>
              <table:table-cell office:value-type="float" office:value="144898">
                <text:p>144898</text:p>
              </table:table-cell>
            </table:table-row>
            <table:table-row>
              <table:table-cell office:value-type="string">
                <text:p>22:40:01</text:p>
              </table:table-cell>
              <table:table-cell office:value-type="float" office:value="151706">
                <text:p>151706</text:p>
              </table:table-cell>
            </table:table-row>
            <table:table-row>
              <table:table-cell office:value-type="string">
                <text:p>22:40:02</text:p>
              </table:table-cell>
              <table:table-cell office:value-type="float" office:value="152897">
                <text:p>152897</text:p>
              </table:table-cell>
            </table:table-row>
            <table:table-row>
              <table:table-cell office:value-type="string">
                <text:p>22:40:03</text:p>
              </table:table-cell>
              <table:table-cell office:value-type="float" office:value="138480">
                <text:p>138480</text:p>
              </table:table-cell>
            </table:table-row>
            <table:table-row>
              <table:table-cell office:value-type="string">
                <text:p>22:40:04</text:p>
              </table:table-cell>
              <table:table-cell office:value-type="float" office:value="163496">
                <text:p>163496</text:p>
              </table:table-cell>
            </table:table-row>
            <table:table-row>
              <table:table-cell office:value-type="string">
                <text:p>22:40:05</text:p>
              </table:table-cell>
              <table:table-cell office:value-type="float" office:value="182303">
                <text:p>182303</text:p>
              </table:table-cell>
            </table:table-row>
            <table:table-row>
              <table:table-cell office:value-type="string">
                <text:p>22:40:06</text:p>
              </table:table-cell>
              <table:table-cell office:value-type="float" office:value="148553">
                <text:p>148553</text:p>
              </table:table-cell>
            </table:table-row>
            <table:table-row>
              <table:table-cell office:value-type="string">
                <text:p>22:40:07</text:p>
              </table:table-cell>
              <table:table-cell office:value-type="float" office:value="179333">
                <text:p>179333</text:p>
              </table:table-cell>
            </table:table-row>
            <table:table-row>
              <table:table-cell office:value-type="string">
                <text:p>22:40:08</text:p>
              </table:table-cell>
              <table:table-cell office:value-type="float" office:value="171171">
                <text:p>171171</text:p>
              </table:table-cell>
            </table:table-row>
            <table:table-row>
              <table:table-cell office:value-type="string">
                <text:p>22:40:09</text:p>
              </table:table-cell>
              <table:table-cell office:value-type="float" office:value="174730">
                <text:p>174730</text:p>
              </table:table-cell>
            </table:table-row>
            <table:table-row>
              <table:table-cell office:value-type="string">
                <text:p>22:40:10</text:p>
              </table:table-cell>
              <table:table-cell office:value-type="float" office:value="156831">
                <text:p>156831</text:p>
              </table:table-cell>
            </table:table-row>
            <table:table-row>
              <table:table-cell office:value-type="string">
                <text:p>22:40:11</text:p>
              </table:table-cell>
              <table:table-cell office:value-type="float" office:value="133994">
                <text:p>133994</text:p>
              </table:table-cell>
            </table:table-row>
            <table:table-row>
              <table:table-cell office:value-type="string">
                <text:p>22:40:12</text:p>
              </table:table-cell>
              <table:table-cell office:value-type="float" office:value="168107">
                <text:p>168107</text:p>
              </table:table-cell>
            </table:table-row>
            <table:table-row>
              <table:table-cell office:value-type="string">
                <text:p>22:40:13</text:p>
              </table:table-cell>
              <table:table-cell office:value-type="float" office:value="173919">
                <text:p>173919</text:p>
              </table:table-cell>
            </table:table-row>
            <table:table-row>
              <table:table-cell office:value-type="string">
                <text:p>22:40:14</text:p>
              </table:table-cell>
              <table:table-cell office:value-type="float" office:value="163857">
                <text:p>163857</text:p>
              </table:table-cell>
            </table:table-row>
            <table:table-row>
              <table:table-cell office:value-type="string">
                <text:p>22:40:15</text:p>
              </table:table-cell>
              <table:table-cell office:value-type="float" office:value="139931">
                <text:p>139931</text:p>
              </table:table-cell>
            </table:table-row>
            <table:table-row>
              <table:table-cell office:value-type="string">
                <text:p>22:40:16</text:p>
              </table:table-cell>
              <table:table-cell office:value-type="float" office:value="161748">
                <text:p>161748</text:p>
              </table:table-cell>
            </table:table-row>
            <table:table-row>
              <table:table-cell office:value-type="string">
                <text:p>22:40:17</text:p>
              </table:table-cell>
              <table:table-cell office:value-type="float" office:value="145546">
                <text:p>145546</text:p>
              </table:table-cell>
            </table:table-row>
            <table:table-row>
              <table:table-cell office:value-type="string">
                <text:p>22:40:18</text:p>
              </table:table-cell>
              <table:table-cell office:value-type="float" office:value="120849">
                <text:p>120849</text:p>
              </table:table-cell>
            </table:table-row>
            <table:table-row>
              <table:table-cell office:value-type="string">
                <text:p>22:40:19</text:p>
              </table:table-cell>
              <table:table-cell office:value-type="float" office:value="181094">
                <text:p>181094</text:p>
              </table:table-cell>
            </table:table-row>
            <table:table-row>
              <table:table-cell office:value-type="string">
                <text:p>22:40:20</text:p>
              </table:table-cell>
              <table:table-cell office:value-type="float" office:value="176137">
                <text:p>176137</text:p>
              </table:table-cell>
            </table:table-row>
            <table:table-row>
              <table:table-cell office:value-type="string">
                <text:p>22:40:21</text:p>
              </table:table-cell>
              <table:table-cell office:value-type="float" office:value="143060">
                <text:p>143060</text:p>
              </table:table-cell>
            </table:table-row>
            <table:table-row>
              <table:table-cell office:value-type="string">
                <text:p>22:40:22</text:p>
              </table:table-cell>
              <table:table-cell office:value-type="float" office:value="143134">
                <text:p>143134</text:p>
              </table:table-cell>
            </table:table-row>
            <table:table-row>
              <table:table-cell office:value-type="string">
                <text:p>22:40:23</text:p>
              </table:table-cell>
              <table:table-cell office:value-type="float" office:value="124483">
                <text:p>124483</text:p>
              </table:table-cell>
            </table:table-row>
            <table:table-row>
              <table:table-cell office:value-type="string">
                <text:p>22:40:24</text:p>
              </table:table-cell>
              <table:table-cell office:value-type="float" office:value="168541">
                <text:p>168541</text:p>
              </table:table-cell>
            </table:table-row>
            <table:table-row>
              <table:table-cell office:value-type="string">
                <text:p>22:40:25</text:p>
              </table:table-cell>
              <table:table-cell office:value-type="float" office:value="171778">
                <text:p>171778</text:p>
              </table:table-cell>
            </table:table-row>
            <table:table-row>
              <table:table-cell office:value-type="string">
                <text:p>22:40:26</text:p>
              </table:table-cell>
              <table:table-cell office:value-type="float" office:value="172076">
                <text:p>172076</text:p>
              </table:table-cell>
            </table:table-row>
            <table:table-row>
              <table:table-cell office:value-type="string">
                <text:p>22:40:27</text:p>
              </table:table-cell>
              <table:table-cell office:value-type="float" office:value="148124">
                <text:p>148124</text:p>
              </table:table-cell>
            </table:table-row>
            <table:table-row>
              <table:table-cell office:value-type="string">
                <text:p>22:40:28</text:p>
              </table:table-cell>
              <table:table-cell office:value-type="float" office:value="154335">
                <text:p>154335</text:p>
              </table:table-cell>
            </table:table-row>
            <table:table-row>
              <table:table-cell office:value-type="string">
                <text:p>22:40:29</text:p>
              </table:table-cell>
              <table:table-cell office:value-type="float" office:value="149027">
                <text:p>149027</text:p>
              </table:table-cell>
            </table:table-row>
            <table:table-row>
              <table:table-cell office:value-type="string">
                <text:p>22:40:30</text:p>
              </table:table-cell>
              <table:table-cell office:value-type="float" office:value="161892">
                <text:p>161892</text:p>
              </table:table-cell>
            </table:table-row>
            <table:table-row>
              <table:table-cell office:value-type="string">
                <text:p>22:40:31</text:p>
              </table:table-cell>
              <table:table-cell office:value-type="float" office:value="158879">
                <text:p>158879</text:p>
              </table:table-cell>
            </table:table-row>
            <table:table-row>
              <table:table-cell office:value-type="string">
                <text:p>22:40:32</text:p>
              </table:table-cell>
              <table:table-cell office:value-type="float" office:value="143348">
                <text:p>143348</text:p>
              </table:table-cell>
            </table:table-row>
            <table:table-row>
              <table:table-cell office:value-type="string">
                <text:p>22:40:33</text:p>
              </table:table-cell>
              <table:table-cell office:value-type="float" office:value="174167">
                <text:p>174167</text:p>
              </table:table-cell>
            </table:table-row>
            <table:table-row>
              <table:table-cell office:value-type="string">
                <text:p>22:40:34</text:p>
              </table:table-cell>
              <table:table-cell office:value-type="float" office:value="141394">
                <text:p>141394</text:p>
              </table:table-cell>
            </table:table-row>
            <table:table-row>
              <table:table-cell office:value-type="string">
                <text:p>22:40:35</text:p>
              </table:table-cell>
              <table:table-cell office:value-type="float" office:value="147093">
                <text:p>147093</text:p>
              </table:table-cell>
            </table:table-row>
            <table:table-row>
              <table:table-cell office:value-type="string">
                <text:p>22:40:36</text:p>
              </table:table-cell>
              <table:table-cell office:value-type="float" office:value="162976">
                <text:p>162976</text:p>
              </table:table-cell>
            </table:table-row>
            <table:table-row>
              <table:table-cell office:value-type="string">
                <text:p>22:40:37</text:p>
              </table:table-cell>
              <table:table-cell office:value-type="float" office:value="149563">
                <text:p>149563</text:p>
              </table:table-cell>
            </table:table-row>
            <table:table-row>
              <table:table-cell office:value-type="string">
                <text:p>22:40:38</text:p>
              </table:table-cell>
              <table:table-cell office:value-type="float" office:value="152938">
                <text:p>152938</text:p>
              </table:table-cell>
            </table:table-row>
            <table:table-row>
              <table:table-cell office:value-type="string">
                <text:p>22:40:39</text:p>
              </table:table-cell>
              <table:table-cell office:value-type="float" office:value="145502">
                <text:p>145502</text:p>
              </table:table-cell>
            </table:table-row>
            <table:table-row>
              <table:table-cell office:value-type="string">
                <text:p>22:40:40</text:p>
              </table:table-cell>
              <table:table-cell office:value-type="float" office:value="169034">
                <text:p>169034</text:p>
              </table:table-cell>
            </table:table-row>
            <table:table-row>
              <table:table-cell office:value-type="string">
                <text:p>22:40:41</text:p>
              </table:table-cell>
              <table:table-cell office:value-type="float" office:value="168134">
                <text:p>168134</text:p>
              </table:table-cell>
            </table:table-row>
            <table:table-row>
              <table:table-cell office:value-type="string">
                <text:p>22:40:42</text:p>
              </table:table-cell>
              <table:table-cell office:value-type="float" office:value="145628">
                <text:p>145628</text:p>
              </table:table-cell>
            </table:table-row>
            <table:table-row>
              <table:table-cell office:value-type="string">
                <text:p>22:40:43</text:p>
              </table:table-cell>
              <table:table-cell office:value-type="float" office:value="163418">
                <text:p>163418</text:p>
              </table:table-cell>
            </table:table-row>
            <table:table-row>
              <table:table-cell office:value-type="string">
                <text:p>22:40:44</text:p>
              </table:table-cell>
              <table:table-cell office:value-type="float" office:value="145735">
                <text:p>145735</text:p>
              </table:table-cell>
            </table:table-row>
            <table:table-row>
              <table:table-cell office:value-type="string">
                <text:p>22:40:45</text:p>
              </table:table-cell>
              <table:table-cell office:value-type="float" office:value="134436">
                <text:p>134436</text:p>
              </table:table-cell>
            </table:table-row>
            <table:table-row>
              <table:table-cell office:value-type="string">
                <text:p>22:40:46</text:p>
              </table:table-cell>
              <table:table-cell office:value-type="float" office:value="168883">
                <text:p>168883</text:p>
              </table:table-cell>
            </table:table-row>
            <table:table-row>
              <table:table-cell office:value-type="string">
                <text:p>22:40:47</text:p>
              </table:table-cell>
              <table:table-cell office:value-type="float" office:value="175083">
                <text:p>175083</text:p>
              </table:table-cell>
            </table:table-row>
            <table:table-row>
              <table:table-cell office:value-type="string">
                <text:p>22:40:48</text:p>
              </table:table-cell>
              <table:table-cell office:value-type="float" office:value="131754">
                <text:p>131754</text:p>
              </table:table-cell>
            </table:table-row>
            <table:table-row>
              <table:table-cell office:value-type="string">
                <text:p>22:40:49</text:p>
              </table:table-cell>
              <table:table-cell office:value-type="float" office:value="197943">
                <text:p>197943</text:p>
              </table:table-cell>
            </table:table-row>
            <table:table-row>
              <table:table-cell office:value-type="string">
                <text:p>22:40:50</text:p>
              </table:table-cell>
              <table:table-cell office:value-type="float" office:value="182759">
                <text:p>182759</text:p>
              </table:table-cell>
            </table:table-row>
            <table:table-row>
              <table:table-cell office:value-type="string">
                <text:p>22:40:51</text:p>
              </table:table-cell>
              <table:table-cell office:value-type="float" office:value="142911">
                <text:p>142911</text:p>
              </table:table-cell>
            </table:table-row>
            <table:table-row>
              <table:table-cell office:value-type="string">
                <text:p>22:40:52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22:40:53</text:p>
              </table:table-cell>
              <table:table-cell office:value-type="float" office:value="154773">
                <text:p>154773</text:p>
              </table:table-cell>
            </table:table-row>
            <table:table-row>
              <table:table-cell office:value-type="string">
                <text:p>22:40:54</text:p>
              </table:table-cell>
              <table:table-cell office:value-type="float" office:value="145540">
                <text:p>145540</text:p>
              </table:table-cell>
            </table:table-row>
            <table:table-row>
              <table:table-cell office:value-type="string">
                <text:p>22:40:55</text:p>
              </table:table-cell>
              <table:table-cell office:value-type="float" office:value="159867">
                <text:p>159867</text:p>
              </table:table-cell>
            </table:table-row>
            <table:table-row>
              <table:table-cell office:value-type="string">
                <text:p>22:40:56</text:p>
              </table:table-cell>
              <table:table-cell office:value-type="float" office:value="157622">
                <text:p>157622</text:p>
              </table:table-cell>
            </table:table-row>
            <table:table-row>
              <table:table-cell office:value-type="string">
                <text:p>22:40:57</text:p>
              </table:table-cell>
              <table:table-cell office:value-type="float" office:value="124102">
                <text:p>124102</text:p>
              </table:table-cell>
            </table:table-row>
            <table:table-row>
              <table:table-cell office:value-type="string">
                <text:p>22:40:58</text:p>
              </table:table-cell>
              <table:table-cell office:value-type="float" office:value="145822">
                <text:p>145822</text:p>
              </table:table-cell>
            </table:table-row>
            <table:table-row>
              <table:table-cell office:value-type="string">
                <text:p>22:40:59</text:p>
              </table:table-cell>
              <table:table-cell office:value-type="float" office:value="164585">
                <text:p>164585</text:p>
              </table:table-cell>
            </table:table-row>
            <table:table-row>
              <table:table-cell office:value-type="string">
                <text:p>22:41:00</text:p>
              </table:table-cell>
              <table:table-cell office:value-type="float" office:value="165395">
                <text:p>165395</text:p>
              </table:table-cell>
            </table:table-row>
            <table:table-row>
              <table:table-cell office:value-type="string">
                <text:p>22:41:01</text:p>
              </table:table-cell>
              <table:table-cell office:value-type="float" office:value="154903">
                <text:p>154903</text:p>
              </table:table-cell>
            </table:table-row>
            <table:table-row>
              <table:table-cell office:value-type="string">
                <text:p>22:41:02</text:p>
              </table:table-cell>
              <table:table-cell office:value-type="float" office:value="149992">
                <text:p>149992</text:p>
              </table:table-cell>
            </table:table-row>
            <table:table-row>
              <table:table-cell office:value-type="string">
                <text:p>22:41:03</text:p>
              </table:table-cell>
              <table:table-cell office:value-type="float" office:value="161234">
                <text:p>161234</text:p>
              </table:table-cell>
            </table:table-row>
            <table:table-row>
              <table:table-cell office:value-type="string">
                <text:p>22:41:04</text:p>
              </table:table-cell>
              <table:table-cell office:value-type="float" office:value="177702">
                <text:p>177702</text:p>
              </table:table-cell>
            </table:table-row>
            <table:table-row>
              <table:table-cell office:value-type="string">
                <text:p>22:41:05</text:p>
              </table:table-cell>
              <table:table-cell office:value-type="float" office:value="121505">
                <text:p>121505</text:p>
              </table:table-cell>
            </table:table-row>
            <table:table-row>
              <table:table-cell office:value-type="string">
                <text:p>22:41:06</text:p>
              </table:table-cell>
              <table:table-cell office:value-type="float" office:value="180287">
                <text:p>180287</text:p>
              </table:table-cell>
            </table:table-row>
            <table:table-row>
              <table:table-cell office:value-type="string">
                <text:p>22:41:07</text:p>
              </table:table-cell>
              <table:table-cell office:value-type="float" office:value="134086">
                <text:p>134086</text:p>
              </table:table-cell>
            </table:table-row>
            <table:table-row>
              <table:table-cell office:value-type="string">
                <text:p>22:41:08</text:p>
              </table:table-cell>
              <table:table-cell office:value-type="float" office:value="163461">
                <text:p>163461</text:p>
              </table:table-cell>
            </table:table-row>
            <table:table-row>
              <table:table-cell office:value-type="string">
                <text:p>22:41:09</text:p>
              </table:table-cell>
              <table:table-cell office:value-type="float" office:value="142548">
                <text:p>142548</text:p>
              </table:table-cell>
            </table:table-row>
            <table:table-row>
              <table:table-cell office:value-type="string">
                <text:p>22:41:10</text:p>
              </table:table-cell>
              <table:table-cell office:value-type="float" office:value="142278">
                <text:p>142278</text:p>
              </table:table-cell>
            </table:table-row>
            <table:table-row>
              <table:table-cell office:value-type="string">
                <text:p>22:41:11</text:p>
              </table:table-cell>
              <table:table-cell office:value-type="float" office:value="154908">
                <text:p>154908</text:p>
              </table:table-cell>
            </table:table-row>
            <table:table-row>
              <table:table-cell office:value-type="string">
                <text:p>22:41:12</text:p>
              </table:table-cell>
              <table:table-cell office:value-type="float" office:value="141251">
                <text:p>141251</text:p>
              </table:table-cell>
            </table:table-row>
            <table:table-row>
              <table:table-cell office:value-type="string">
                <text:p>22:41:13</text:p>
              </table:table-cell>
              <table:table-cell office:value-type="float" office:value="174121">
                <text:p>174121</text:p>
              </table:table-cell>
            </table:table-row>
            <table:table-row>
              <table:table-cell office:value-type="string">
                <text:p>22:41:14</text:p>
              </table:table-cell>
              <table:table-cell office:value-type="float" office:value="159616">
                <text:p>159616</text:p>
              </table:table-cell>
            </table:table-row>
            <table:table-row>
              <table:table-cell office:value-type="string">
                <text:p>22:41:15</text:p>
              </table:table-cell>
              <table:table-cell office:value-type="float" office:value="126025">
                <text:p>126025</text:p>
              </table:table-cell>
            </table:table-row>
            <table:table-row>
              <table:table-cell office:value-type="string">
                <text:p>22:41:16</text:p>
              </table:table-cell>
              <table:table-cell office:value-type="float" office:value="189359">
                <text:p>189359</text:p>
              </table:table-cell>
            </table:table-row>
            <table:table-row>
              <table:table-cell office:value-type="string">
                <text:p>22:41:17</text:p>
              </table:table-cell>
              <table:table-cell office:value-type="float" office:value="145297">
                <text:p>145297</text:p>
              </table:table-cell>
            </table:table-row>
            <table:table-row>
              <table:table-cell office:value-type="string">
                <text:p>22:41:18</text:p>
              </table:table-cell>
              <table:table-cell office:value-type="float" office:value="164882">
                <text:p>164882</text:p>
              </table:table-cell>
            </table:table-row>
            <table:table-row>
              <table:table-cell office:value-type="string">
                <text:p>22:41:19</text:p>
              </table:table-cell>
              <table:table-cell office:value-type="float" office:value="135926">
                <text:p>135926</text:p>
              </table:table-cell>
            </table:table-row>
            <table:table-row>
              <table:table-cell office:value-type="string">
                <text:p>22:41:20</text:p>
              </table:table-cell>
              <table:table-cell office:value-type="float" office:value="182474">
                <text:p>182474</text:p>
              </table:table-cell>
            </table:table-row>
            <table:table-row>
              <table:table-cell office:value-type="string">
                <text:p>22:41:21</text:p>
              </table:table-cell>
              <table:table-cell office:value-type="float" office:value="148370">
                <text:p>148370</text:p>
              </table:table-cell>
            </table:table-row>
            <table:table-row>
              <table:table-cell office:value-type="string">
                <text:p>22:41:22</text:p>
              </table:table-cell>
              <table:table-cell office:value-type="float" office:value="160454">
                <text:p>160454</text:p>
              </table:table-cell>
            </table:table-row>
            <table:table-row>
              <table:table-cell office:value-type="string">
                <text:p>22:41:23</text:p>
              </table:table-cell>
              <table:table-cell office:value-type="float" office:value="145143">
                <text:p>145143</text:p>
              </table:table-cell>
            </table:table-row>
            <table:table-row>
              <table:table-cell office:value-type="string">
                <text:p>22:41:24</text:p>
              </table:table-cell>
              <table:table-cell office:value-type="float" office:value="156025">
                <text:p>156025</text:p>
              </table:table-cell>
            </table:table-row>
            <table:table-row>
              <table:table-cell office:value-type="string">
                <text:p>22:41:25</text:p>
              </table:table-cell>
              <table:table-cell office:value-type="float" office:value="147474">
                <text:p>147474</text:p>
              </table:table-cell>
            </table:table-row>
            <table:table-row>
              <table:table-cell office:value-type="string">
                <text:p>22:41:26</text:p>
              </table:table-cell>
              <table:table-cell office:value-type="float" office:value="149845">
                <text:p>149845</text:p>
              </table:table-cell>
            </table:table-row>
            <table:table-row>
              <table:table-cell office:value-type="string">
                <text:p>22:41:27</text:p>
              </table:table-cell>
              <table:table-cell office:value-type="float" office:value="146814">
                <text:p>146814</text:p>
              </table:table-cell>
            </table:table-row>
            <table:table-row>
              <table:table-cell office:value-type="string">
                <text:p>22:41:28</text:p>
              </table:table-cell>
              <table:table-cell office:value-type="float" office:value="151721">
                <text:p>151721</text:p>
              </table:table-cell>
            </table:table-row>
            <table:table-row>
              <table:table-cell office:value-type="string">
                <text:p>22:41:29</text:p>
              </table:table-cell>
              <table:table-cell office:value-type="float" office:value="161931">
                <text:p>161931</text:p>
              </table:table-cell>
            </table:table-row>
            <table:table-row>
              <table:table-cell office:value-type="string">
                <text:p>22:41:30</text:p>
              </table:table-cell>
              <table:table-cell office:value-type="float" office:value="122145">
                <text:p>122145</text:p>
              </table:table-cell>
            </table:table-row>
            <table:table-row>
              <table:table-cell office:value-type="string">
                <text:p>22:41:31</text:p>
              </table:table-cell>
              <table:table-cell office:value-type="float" office:value="154993">
                <text:p>154993</text:p>
              </table:table-cell>
            </table:table-row>
            <table:table-row>
              <table:table-cell office:value-type="string">
                <text:p>22:41:32</text:p>
              </table:table-cell>
              <table:table-cell office:value-type="float" office:value="154270">
                <text:p>154270</text:p>
              </table:table-cell>
            </table:table-row>
            <table:table-row>
              <table:table-cell office:value-type="string">
                <text:p>22:41:33</text:p>
              </table:table-cell>
              <table:table-cell office:value-type="float" office:value="170569">
                <text:p>170569</text:p>
              </table:table-cell>
            </table:table-row>
            <table:table-row>
              <table:table-cell office:value-type="string">
                <text:p>22:41:34</text:p>
              </table:table-cell>
              <table:table-cell office:value-type="float" office:value="187520">
                <text:p>187520</text:p>
              </table:table-cell>
            </table:table-row>
            <table:table-row>
              <table:table-cell office:value-type="string">
                <text:p>22:41:35</text:p>
              </table:table-cell>
              <table:table-cell office:value-type="float" office:value="149631">
                <text:p>149631</text:p>
              </table:table-cell>
            </table:table-row>
            <table:table-row>
              <table:table-cell office:value-type="string">
                <text:p>22:41:36</text:p>
              </table:table-cell>
              <table:table-cell office:value-type="float" office:value="157526">
                <text:p>157526</text:p>
              </table:table-cell>
            </table:table-row>
            <table:table-row>
              <table:table-cell office:value-type="string">
                <text:p>22:41:37</text:p>
              </table:table-cell>
              <table:table-cell office:value-type="float" office:value="153582">
                <text:p>153582</text:p>
              </table:table-cell>
            </table:table-row>
            <table:table-row>
              <table:table-cell office:value-type="string">
                <text:p>22:41:38</text:p>
              </table:table-cell>
              <table:table-cell office:value-type="float" office:value="160200">
                <text:p>160200</text:p>
              </table:table-cell>
            </table:table-row>
            <table:table-row>
              <table:table-cell office:value-type="string">
                <text:p>22:41:39</text:p>
              </table:table-cell>
              <table:table-cell office:value-type="float" office:value="152858">
                <text:p>152858</text:p>
              </table:table-cell>
            </table:table-row>
            <table:table-row>
              <table:table-cell office:value-type="string">
                <text:p>22:41:40</text:p>
              </table:table-cell>
              <table:table-cell office:value-type="float" office:value="135022">
                <text:p>135022</text:p>
              </table:table-cell>
            </table:table-row>
            <table:table-row>
              <table:table-cell office:value-type="string">
                <text:p>22:41:41</text:p>
              </table:table-cell>
              <table:table-cell office:value-type="float" office:value="161878">
                <text:p>161878</text:p>
              </table:table-cell>
            </table:table-row>
            <table:table-row>
              <table:table-cell office:value-type="string">
                <text:p>22:41:42</text:p>
              </table:table-cell>
              <table:table-cell office:value-type="float" office:value="196917">
                <text:p>196917</text:p>
              </table:table-cell>
            </table:table-row>
            <table:table-row>
              <table:table-cell office:value-type="string">
                <text:p>22:41:43</text:p>
              </table:table-cell>
              <table:table-cell office:value-type="float" office:value="167922">
                <text:p>167922</text:p>
              </table:table-cell>
            </table:table-row>
            <table:table-row>
              <table:table-cell office:value-type="string">
                <text:p>22:41:44</text:p>
              </table:table-cell>
              <table:table-cell office:value-type="float" office:value="145987">
                <text:p>145987</text:p>
              </table:table-cell>
            </table:table-row>
            <table:table-row>
              <table:table-cell office:value-type="string">
                <text:p>22:41:45</text:p>
              </table:table-cell>
              <table:table-cell office:value-type="float" office:value="210720">
                <text:p>210720</text:p>
              </table:table-cell>
            </table:table-row>
            <table:table-row>
              <table:table-cell office:value-type="string">
                <text:p>22:41:46</text:p>
              </table:table-cell>
              <table:table-cell office:value-type="float" office:value="152951">
                <text:p>152951</text:p>
              </table:table-cell>
            </table:table-row>
            <table:table-row>
              <table:table-cell office:value-type="string">
                <text:p>22:41:47</text:p>
              </table:table-cell>
              <table:table-cell office:value-type="float" office:value="155692">
                <text:p>155692</text:p>
              </table:table-cell>
            </table:table-row>
            <table:table-row>
              <table:table-cell office:value-type="string">
                <text:p>22:41:48</text:p>
              </table:table-cell>
              <table:table-cell office:value-type="float" office:value="151279">
                <text:p>151279</text:p>
              </table:table-cell>
            </table:table-row>
            <table:table-row>
              <table:table-cell office:value-type="string">
                <text:p>22:41:49</text:p>
              </table:table-cell>
              <table:table-cell office:value-type="float" office:value="169299">
                <text:p>169299</text:p>
              </table:table-cell>
            </table:table-row>
            <table:table-row>
              <table:table-cell office:value-type="string">
                <text:p>22:41:50</text:p>
              </table:table-cell>
              <table:table-cell office:value-type="float" office:value="161566">
                <text:p>161566</text:p>
              </table:table-cell>
            </table:table-row>
            <table:table-row>
              <table:table-cell office:value-type="string">
                <text:p>22:41:51</text:p>
              </table:table-cell>
              <table:table-cell office:value-type="float" office:value="122053">
                <text:p>122053</text:p>
              </table:table-cell>
            </table:table-row>
            <table:table-row>
              <table:table-cell office:value-type="string">
                <text:p>22:41:52</text:p>
              </table:table-cell>
              <table:table-cell office:value-type="float" office:value="182940">
                <text:p>182940</text:p>
              </table:table-cell>
            </table:table-row>
            <table:table-row>
              <table:table-cell office:value-type="string">
                <text:p>22:41:53</text:p>
              </table:table-cell>
              <table:table-cell office:value-type="float" office:value="139205">
                <text:p>139205</text:p>
              </table:table-cell>
            </table:table-row>
            <table:table-row>
              <table:table-cell office:value-type="string">
                <text:p>22:41:54</text:p>
              </table:table-cell>
              <table:table-cell office:value-type="float" office:value="142946">
                <text:p>142946</text:p>
              </table:table-cell>
            </table:table-row>
            <table:table-row>
              <table:table-cell office:value-type="string">
                <text:p>22:41:55</text:p>
              </table:table-cell>
              <table:table-cell office:value-type="float" office:value="130299">
                <text:p>130299</text:p>
              </table:table-cell>
            </table:table-row>
            <table:table-row>
              <table:table-cell office:value-type="string">
                <text:p>22:41:56</text:p>
              </table:table-cell>
              <table:table-cell office:value-type="float" office:value="137085">
                <text:p>137085</text:p>
              </table:table-cell>
            </table:table-row>
            <table:table-row>
              <table:table-cell office:value-type="string">
                <text:p>22:41:57</text:p>
              </table:table-cell>
              <table:table-cell office:value-type="float" office:value="200901">
                <text:p>200901</text:p>
              </table:table-cell>
            </table:table-row>
            <table:table-row>
              <table:table-cell office:value-type="string">
                <text:p>22:41:58</text:p>
              </table:table-cell>
              <table:table-cell office:value-type="float" office:value="130980">
                <text:p>130980</text:p>
              </table:table-cell>
            </table:table-row>
            <table:table-row>
              <table:table-cell office:value-type="string">
                <text:p>22:41:59</text:p>
              </table:table-cell>
              <table:table-cell office:value-type="float" office:value="144532">
                <text:p>144532</text:p>
              </table:table-cell>
            </table:table-row>
            <table:table-row>
              <table:table-cell office:value-type="string">
                <text:p>22:42:00</text:p>
              </table:table-cell>
              <table:table-cell office:value-type="float" office:value="145963">
                <text:p>145963</text:p>
              </table:table-cell>
            </table:table-row>
            <table:table-row>
              <table:table-cell office:value-type="string">
                <text:p>22:42:01</text:p>
              </table:table-cell>
              <table:table-cell office:value-type="float" office:value="149092">
                <text:p>149092</text:p>
              </table:table-cell>
            </table:table-row>
            <table:table-row>
              <table:table-cell office:value-type="string">
                <text:p>22:42:02</text:p>
              </table:table-cell>
              <table:table-cell office:value-type="float" office:value="185026">
                <text:p>185026</text:p>
              </table:table-cell>
            </table:table-row>
            <table:table-row>
              <table:table-cell office:value-type="string">
                <text:p>22:42:03</text:p>
              </table:table-cell>
              <table:table-cell office:value-type="float" office:value="141737">
                <text:p>141737</text:p>
              </table:table-cell>
            </table:table-row>
            <table:table-row>
              <table:table-cell office:value-type="string">
                <text:p>22:42:04</text:p>
              </table:table-cell>
              <table:table-cell office:value-type="float" office:value="158730">
                <text:p>158730</text:p>
              </table:table-cell>
            </table:table-row>
            <table:table-row>
              <table:table-cell office:value-type="string">
                <text:p>22:42:05</text:p>
              </table:table-cell>
              <table:table-cell office:value-type="float" office:value="141085">
                <text:p>141085</text:p>
              </table:table-cell>
            </table:table-row>
            <table:table-row>
              <table:table-cell office:value-type="string">
                <text:p>22:42:06</text:p>
              </table:table-cell>
              <table:table-cell office:value-type="float" office:value="156251">
                <text:p>156251</text:p>
              </table:table-cell>
            </table:table-row>
            <table:table-row>
              <table:table-cell office:value-type="string">
                <text:p>22:42:07</text:p>
              </table:table-cell>
              <table:table-cell office:value-type="float" office:value="149839">
                <text:p>149839</text:p>
              </table:table-cell>
            </table:table-row>
            <table:table-row>
              <table:table-cell office:value-type="string">
                <text:p>22:42:08</text:p>
              </table:table-cell>
              <table:table-cell office:value-type="float" office:value="143622">
                <text:p>143622</text:p>
              </table:table-cell>
            </table:table-row>
            <table:table-row>
              <table:table-cell office:value-type="string">
                <text:p>22:42:09</text:p>
              </table:table-cell>
              <table:table-cell office:value-type="float" office:value="147929">
                <text:p>147929</text:p>
              </table:table-cell>
            </table:table-row>
            <table:table-row>
              <table:table-cell office:value-type="string">
                <text:p>22:42:10</text:p>
              </table:table-cell>
              <table:table-cell office:value-type="float" office:value="219595">
                <text:p>219595</text:p>
              </table:table-cell>
            </table:table-row>
            <table:table-row>
              <table:table-cell office:value-type="string">
                <text:p>22:42:11</text:p>
              </table:table-cell>
              <table:table-cell office:value-type="float" office:value="136384">
                <text:p>136384</text:p>
              </table:table-cell>
            </table:table-row>
            <table:table-row>
              <table:table-cell office:value-type="string">
                <text:p>22:42:12</text:p>
              </table:table-cell>
              <table:table-cell office:value-type="float" office:value="184547">
                <text:p>184547</text:p>
              </table:table-cell>
            </table:table-row>
            <table:table-row>
              <table:table-cell office:value-type="string">
                <text:p>22:42:13</text:p>
              </table:table-cell>
              <table:table-cell office:value-type="float" office:value="128361">
                <text:p>128361</text:p>
              </table:table-cell>
            </table:table-row>
            <table:table-row>
              <table:table-cell office:value-type="string">
                <text:p>22:42:14</text:p>
              </table:table-cell>
              <table:table-cell office:value-type="float" office:value="140959">
                <text:p>140959</text:p>
              </table:table-cell>
            </table:table-row>
            <table:table-row>
              <table:table-cell office:value-type="string">
                <text:p>22:42:15</text:p>
              </table:table-cell>
              <table:table-cell office:value-type="float" office:value="134335">
                <text:p>134335</text:p>
              </table:table-cell>
            </table:table-row>
            <table:table-row>
              <table:table-cell office:value-type="string">
                <text:p>22:42:16</text:p>
              </table:table-cell>
              <table:table-cell office:value-type="float" office:value="150831">
                <text:p>150831</text:p>
              </table:table-cell>
            </table:table-row>
            <table:table-row>
              <table:table-cell office:value-type="string">
                <text:p>22:42:17</text:p>
              </table:table-cell>
              <table:table-cell office:value-type="float" office:value="148681">
                <text:p>148681</text:p>
              </table:table-cell>
            </table:table-row>
            <table:table-row>
              <table:table-cell office:value-type="string">
                <text:p>22:42:18</text:p>
              </table:table-cell>
              <table:table-cell office:value-type="float" office:value="141849">
                <text:p>141849</text:p>
              </table:table-cell>
            </table:table-row>
            <table:table-row>
              <table:table-cell office:value-type="string">
                <text:p>22:42:19</text:p>
              </table:table-cell>
              <table:table-cell office:value-type="float" office:value="139482">
                <text:p>139482</text:p>
              </table:table-cell>
            </table:table-row>
            <table:table-row>
              <table:table-cell office:value-type="string">
                <text:p>22:42:20</text:p>
              </table:table-cell>
              <table:table-cell office:value-type="float" office:value="165445">
                <text:p>165445</text:p>
              </table:table-cell>
            </table:table-row>
            <table:table-row>
              <table:table-cell office:value-type="string">
                <text:p>22:42:21</text:p>
              </table:table-cell>
              <table:table-cell office:value-type="float" office:value="159612">
                <text:p>159612</text:p>
              </table:table-cell>
            </table:table-row>
            <table:table-row>
              <table:table-cell office:value-type="string">
                <text:p>22:42:22</text:p>
              </table:table-cell>
              <table:table-cell office:value-type="float" office:value="124920">
                <text:p>124920</text:p>
              </table:table-cell>
            </table:table-row>
            <table:table-row>
              <table:table-cell office:value-type="string">
                <text:p>22:42:23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2:42:24</text:p>
              </table:table-cell>
              <table:table-cell office:value-type="float" office:value="136668">
                <text:p>136668</text:p>
              </table:table-cell>
            </table:table-row>
            <table:table-row>
              <table:table-cell office:value-type="string">
                <text:p>22:42:25</text:p>
              </table:table-cell>
              <table:table-cell office:value-type="float" office:value="138121">
                <text:p>138121</text:p>
              </table:table-cell>
            </table:table-row>
            <table:table-row>
              <table:table-cell office:value-type="string">
                <text:p>22:42:26</text:p>
              </table:table-cell>
              <table:table-cell office:value-type="float" office:value="165294">
                <text:p>165294</text:p>
              </table:table-cell>
            </table:table-row>
            <table:table-row>
              <table:table-cell office:value-type="string">
                <text:p>22:42:27</text:p>
              </table:table-cell>
              <table:table-cell office:value-type="float" office:value="145620">
                <text:p>145620</text:p>
              </table:table-cell>
            </table:table-row>
            <table:table-row>
              <table:table-cell office:value-type="string">
                <text:p>22:42:28</text:p>
              </table:table-cell>
              <table:table-cell office:value-type="float" office:value="166036">
                <text:p>166036</text:p>
              </table:table-cell>
            </table:table-row>
            <table:table-row>
              <table:table-cell office:value-type="string">
                <text:p>22:42:29</text:p>
              </table:table-cell>
              <table:table-cell office:value-type="float" office:value="178882">
                <text:p>178882</text:p>
              </table:table-cell>
            </table:table-row>
            <table:table-row>
              <table:table-cell office:value-type="string">
                <text:p>22:42:30</text:p>
              </table:table-cell>
              <table:table-cell office:value-type="float" office:value="130951">
                <text:p>130951</text:p>
              </table:table-cell>
            </table:table-row>
            <table:table-row>
              <table:table-cell office:value-type="string">
                <text:p>22:42:31</text:p>
              </table:table-cell>
              <table:table-cell office:value-type="float" office:value="169526">
                <text:p>169526</text:p>
              </table:table-cell>
            </table:table-row>
            <table:table-row>
              <table:table-cell office:value-type="string">
                <text:p>22:42:32</text:p>
              </table:table-cell>
              <table:table-cell office:value-type="float" office:value="165908">
                <text:p>165908</text:p>
              </table:table-cell>
            </table:table-row>
            <table:table-row>
              <table:table-cell office:value-type="string">
                <text:p>22:42:33</text:p>
              </table:table-cell>
              <table:table-cell office:value-type="float" office:value="153191">
                <text:p>153191</text:p>
              </table:table-cell>
            </table:table-row>
            <table:table-row>
              <table:table-cell office:value-type="string">
                <text:p>22:42:34</text:p>
              </table:table-cell>
              <table:table-cell office:value-type="float" office:value="145876">
                <text:p>145876</text:p>
              </table:table-cell>
            </table:table-row>
            <table:table-row>
              <table:table-cell office:value-type="string">
                <text:p>22:42:35</text:p>
              </table:table-cell>
              <table:table-cell office:value-type="float" office:value="170943">
                <text:p>170943</text:p>
              </table:table-cell>
            </table:table-row>
            <table:table-row>
              <table:table-cell office:value-type="string">
                <text:p>22:42:36</text:p>
              </table:table-cell>
              <table:table-cell office:value-type="float" office:value="148118">
                <text:p>148118</text:p>
              </table:table-cell>
            </table:table-row>
            <table:table-row>
              <table:table-cell office:value-type="string">
                <text:p>22:42:37</text:p>
              </table:table-cell>
              <table:table-cell office:value-type="float" office:value="208086">
                <text:p>208086</text:p>
              </table:table-cell>
            </table:table-row>
            <table:table-row>
              <table:table-cell office:value-type="string">
                <text:p>22:42:38</text:p>
              </table:table-cell>
              <table:table-cell office:value-type="float" office:value="127942">
                <text:p>127942</text:p>
              </table:table-cell>
            </table:table-row>
            <table:table-row>
              <table:table-cell office:value-type="string">
                <text:p>22:42:39</text:p>
              </table:table-cell>
              <table:table-cell office:value-type="float" office:value="153096">
                <text:p>153096</text:p>
              </table:table-cell>
            </table:table-row>
            <table:table-row>
              <table:table-cell office:value-type="string">
                <text:p>22:42:40</text:p>
              </table:table-cell>
              <table:table-cell office:value-type="float" office:value="180900">
                <text:p>180900</text:p>
              </table:table-cell>
            </table:table-row>
            <table:table-row>
              <table:table-cell office:value-type="string">
                <text:p>22:42:41</text:p>
              </table:table-cell>
              <table:table-cell office:value-type="float" office:value="168608">
                <text:p>168608</text:p>
              </table:table-cell>
            </table:table-row>
            <table:table-row>
              <table:table-cell office:value-type="string">
                <text:p>22:42:42</text:p>
              </table:table-cell>
              <table:table-cell office:value-type="float" office:value="138389">
                <text:p>138389</text:p>
              </table:table-cell>
            </table:table-row>
            <table:table-row>
              <table:table-cell office:value-type="string">
                <text:p>22:42:43</text:p>
              </table:table-cell>
              <table:table-cell office:value-type="float" office:value="163402">
                <text:p>163402</text:p>
              </table:table-cell>
            </table:table-row>
            <table:table-row>
              <table:table-cell office:value-type="string">
                <text:p>22:42:44</text:p>
              </table:table-cell>
              <table:table-cell office:value-type="float" office:value="160891">
                <text:p>160891</text:p>
              </table:table-cell>
            </table:table-row>
            <table:table-row>
              <table:table-cell office:value-type="string">
                <text:p>22:42:45</text:p>
              </table:table-cell>
              <table:table-cell office:value-type="float" office:value="144037">
                <text:p>144037</text:p>
              </table:table-cell>
            </table:table-row>
            <table:table-row>
              <table:table-cell office:value-type="string">
                <text:p>22:42:46</text:p>
              </table:table-cell>
              <table:table-cell office:value-type="float" office:value="179596">
                <text:p>179596</text:p>
              </table:table-cell>
            </table:table-row>
            <table:table-row>
              <table:table-cell office:value-type="string">
                <text:p>22:42:47</text:p>
              </table:table-cell>
              <table:table-cell office:value-type="float" office:value="153435">
                <text:p>153435</text:p>
              </table:table-cell>
            </table:table-row>
            <table:table-row>
              <table:table-cell office:value-type="string">
                <text:p>22:42:48</text:p>
              </table:table-cell>
              <table:table-cell office:value-type="float" office:value="158739">
                <text:p>158739</text:p>
              </table:table-cell>
            </table:table-row>
            <table:table-row>
              <table:table-cell office:value-type="string">
                <text:p>22:42:49</text:p>
              </table:table-cell>
              <table:table-cell office:value-type="float" office:value="187308">
                <text:p>187308</text:p>
              </table:table-cell>
            </table:table-row>
            <table:table-row>
              <table:table-cell office:value-type="string">
                <text:p>22:42:50</text:p>
              </table:table-cell>
              <table:table-cell office:value-type="float" office:value="143864">
                <text:p>143864</text:p>
              </table:table-cell>
            </table:table-row>
            <table:table-row>
              <table:table-cell office:value-type="string">
                <text:p>22:42:51</text:p>
              </table:table-cell>
              <table:table-cell office:value-type="float" office:value="150489">
                <text:p>150489</text:p>
              </table:table-cell>
            </table:table-row>
            <table:table-row>
              <table:table-cell office:value-type="string">
                <text:p>22:42:52</text:p>
              </table:table-cell>
              <table:table-cell office:value-type="float" office:value="173582">
                <text:p>173582</text:p>
              </table:table-cell>
            </table:table-row>
            <table:table-row>
              <table:table-cell office:value-type="string">
                <text:p>22:42:53</text:p>
              </table:table-cell>
              <table:table-cell office:value-type="float" office:value="139295">
                <text:p>139295</text:p>
              </table:table-cell>
            </table:table-row>
            <table:table-row>
              <table:table-cell office:value-type="string">
                <text:p>22:42:54</text:p>
              </table:table-cell>
              <table:table-cell office:value-type="float" office:value="179313">
                <text:p>179313</text:p>
              </table:table-cell>
            </table:table-row>
            <table:table-row>
              <table:table-cell office:value-type="string">
                <text:p>22:42:55</text:p>
              </table:table-cell>
              <table:table-cell office:value-type="float" office:value="139889">
                <text:p>139889</text:p>
              </table:table-cell>
            </table:table-row>
            <table:table-row>
              <table:table-cell office:value-type="string">
                <text:p>22:42:56</text:p>
              </table:table-cell>
              <table:table-cell office:value-type="float" office:value="152304">
                <text:p>152304</text:p>
              </table:table-cell>
            </table:table-row>
            <table:table-row>
              <table:table-cell office:value-type="string">
                <text:p>22:42:57</text:p>
              </table:table-cell>
              <table:table-cell office:value-type="float" office:value="156678">
                <text:p>156678</text:p>
              </table:table-cell>
            </table:table-row>
            <table:table-row>
              <table:table-cell office:value-type="string">
                <text:p>22:42:58</text:p>
              </table:table-cell>
              <table:table-cell office:value-type="float" office:value="178176">
                <text:p>178176</text:p>
              </table:table-cell>
            </table:table-row>
            <table:table-row>
              <table:table-cell office:value-type="string">
                <text:p>22:42:59</text:p>
              </table:table-cell>
              <table:table-cell office:value-type="float" office:value="125096">
                <text:p>125096</text:p>
              </table:table-cell>
            </table:table-row>
            <table:table-row>
              <table:table-cell office:value-type="string">
                <text:p>22:43:00</text:p>
              </table:table-cell>
              <table:table-cell office:value-type="float" office:value="167036">
                <text:p>167036</text:p>
              </table:table-cell>
            </table:table-row>
            <table:table-row>
              <table:table-cell office:value-type="string">
                <text:p>22:43:01</text:p>
              </table:table-cell>
              <table:table-cell office:value-type="float" office:value="112790">
                <text:p>112790</text:p>
              </table:table-cell>
            </table:table-row>
            <table:table-row>
              <table:table-cell office:value-type="string">
                <text:p>22:43:02</text:p>
              </table:table-cell>
              <table:table-cell office:value-type="float" office:value="167903">
                <text:p>167903</text:p>
              </table:table-cell>
            </table:table-row>
            <table:table-row>
              <table:table-cell office:value-type="string">
                <text:p>22:43:03</text:p>
              </table:table-cell>
              <table:table-cell office:value-type="float" office:value="171809">
                <text:p>171809</text:p>
              </table:table-cell>
            </table:table-row>
            <table:table-row>
              <table:table-cell office:value-type="string">
                <text:p>22:43:04</text:p>
              </table:table-cell>
              <table:table-cell office:value-type="float" office:value="155376">
                <text:p>155376</text:p>
              </table:table-cell>
            </table:table-row>
            <table:table-row>
              <table:table-cell office:value-type="string">
                <text:p>22:43:05</text:p>
              </table:table-cell>
              <table:table-cell office:value-type="float" office:value="132339">
                <text:p>132339</text:p>
              </table:table-cell>
            </table:table-row>
            <table:table-row>
              <table:table-cell office:value-type="string">
                <text:p>22:43:06</text:p>
              </table:table-cell>
              <table:table-cell office:value-type="float" office:value="132202">
                <text:p>132202</text:p>
              </table:table-cell>
            </table:table-row>
            <table:table-row>
              <table:table-cell office:value-type="string">
                <text:p>22:43:07</text:p>
              </table:table-cell>
              <table:table-cell office:value-type="float" office:value="163446">
                <text:p>163446</text:p>
              </table:table-cell>
            </table:table-row>
            <table:table-row>
              <table:table-cell office:value-type="string">
                <text:p>22:43:08</text:p>
              </table:table-cell>
              <table:table-cell office:value-type="float" office:value="142680">
                <text:p>142680</text:p>
              </table:table-cell>
            </table:table-row>
            <table:table-row>
              <table:table-cell office:value-type="string">
                <text:p>22:43:09</text:p>
              </table:table-cell>
              <table:table-cell office:value-type="float" office:value="135893">
                <text:p>135893</text:p>
              </table:table-cell>
            </table:table-row>
            <table:table-row>
              <table:table-cell office:value-type="string">
                <text:p>22:43:10</text:p>
              </table:table-cell>
              <table:table-cell office:value-type="float" office:value="144055">
                <text:p>144055</text:p>
              </table:table-cell>
            </table:table-row>
            <table:table-row>
              <table:table-cell office:value-type="string">
                <text:p>22:43:11</text:p>
              </table:table-cell>
              <table:table-cell office:value-type="float" office:value="144032">
                <text:p>144032</text:p>
              </table:table-cell>
            </table:table-row>
            <table:table-row>
              <table:table-cell office:value-type="string">
                <text:p>22:43:12</text:p>
              </table:table-cell>
              <table:table-cell office:value-type="float" office:value="136681">
                <text:p>136681</text:p>
              </table:table-cell>
            </table:table-row>
            <table:table-row>
              <table:table-cell office:value-type="string">
                <text:p>22:43:13</text:p>
              </table:table-cell>
              <table:table-cell office:value-type="float" office:value="145172">
                <text:p>145172</text:p>
              </table:table-cell>
            </table:table-row>
            <table:table-row>
              <table:table-cell office:value-type="string">
                <text:p>22:43:14</text:p>
              </table:table-cell>
              <table:table-cell office:value-type="float" office:value="159925">
                <text:p>159925</text:p>
              </table:table-cell>
            </table:table-row>
            <table:table-row>
              <table:table-cell office:value-type="string">
                <text:p>22:43:15</text:p>
              </table:table-cell>
              <table:table-cell office:value-type="float" office:value="175915">
                <text:p>175915</text:p>
              </table:table-cell>
            </table:table-row>
            <table:table-row>
              <table:table-cell office:value-type="string">
                <text:p>22:43:16</text:p>
              </table:table-cell>
              <table:table-cell office:value-type="float" office:value="180458">
                <text:p>180458</text:p>
              </table:table-cell>
            </table:table-row>
            <table:table-row>
              <table:table-cell office:value-type="string">
                <text:p>22:43:17</text:p>
              </table:table-cell>
              <table:table-cell office:value-type="float" office:value="183661">
                <text:p>183661</text:p>
              </table:table-cell>
            </table:table-row>
            <table:table-row>
              <table:table-cell office:value-type="string">
                <text:p>22:43:18</text:p>
              </table:table-cell>
              <table:table-cell office:value-type="float" office:value="147825">
                <text:p>147825</text:p>
              </table:table-cell>
            </table:table-row>
            <table:table-row>
              <table:table-cell office:value-type="string">
                <text:p>22:43:19</text:p>
              </table:table-cell>
              <table:table-cell office:value-type="float" office:value="155111">
                <text:p>155111</text:p>
              </table:table-cell>
            </table:table-row>
            <table:table-row>
              <table:table-cell office:value-type="string">
                <text:p>22:43:20</text:p>
              </table:table-cell>
              <table:table-cell office:value-type="float" office:value="145608">
                <text:p>145608</text:p>
              </table:table-cell>
            </table:table-row>
            <table:table-row>
              <table:table-cell office:value-type="string">
                <text:p>22:43:21</text:p>
              </table:table-cell>
              <table:table-cell office:value-type="float" office:value="151625">
                <text:p>151625</text:p>
              </table:table-cell>
            </table:table-row>
            <table:table-row>
              <table:table-cell office:value-type="string">
                <text:p>22:43:22</text:p>
              </table:table-cell>
              <table:table-cell office:value-type="float" office:value="143116">
                <text:p>143116</text:p>
              </table:table-cell>
            </table:table-row>
            <table:table-row>
              <table:table-cell office:value-type="string">
                <text:p>22:43:23</text:p>
              </table:table-cell>
              <table:table-cell office:value-type="float" office:value="134536">
                <text:p>134536</text:p>
              </table:table-cell>
            </table:table-row>
            <table:table-row>
              <table:table-cell office:value-type="string">
                <text:p>22:43:24</text:p>
              </table:table-cell>
              <table:table-cell office:value-type="float" office:value="171161">
                <text:p>171161</text:p>
              </table:table-cell>
            </table:table-row>
            <table:table-row>
              <table:table-cell office:value-type="string">
                <text:p>22:43:25</text:p>
              </table:table-cell>
              <table:table-cell office:value-type="float" office:value="187118">
                <text:p>187118</text:p>
              </table:table-cell>
            </table:table-row>
            <table:table-row>
              <table:table-cell office:value-type="string">
                <text:p>22:43:26</text:p>
              </table:table-cell>
              <table:table-cell office:value-type="float" office:value="142361">
                <text:p>142361</text:p>
              </table:table-cell>
            </table:table-row>
            <table:table-row>
              <table:table-cell office:value-type="string">
                <text:p>22:43:27</text:p>
              </table:table-cell>
              <table:table-cell office:value-type="float" office:value="126006">
                <text:p>126006</text:p>
              </table:table-cell>
            </table:table-row>
            <table:table-row>
              <table:table-cell office:value-type="string">
                <text:p>22:43:28</text:p>
              </table:table-cell>
              <table:table-cell office:value-type="float" office:value="143712">
                <text:p>143712</text:p>
              </table:table-cell>
            </table:table-row>
            <table:table-row>
              <table:table-cell office:value-type="string">
                <text:p>22:43:29</text:p>
              </table:table-cell>
              <table:table-cell office:value-type="float" office:value="167699">
                <text:p>167699</text:p>
              </table:table-cell>
            </table:table-row>
            <table:table-row>
              <table:table-cell office:value-type="string">
                <text:p>22:43:30</text:p>
              </table:table-cell>
              <table:table-cell office:value-type="float" office:value="180700">
                <text:p>180700</text:p>
              </table:table-cell>
            </table:table-row>
            <table:table-row>
              <table:table-cell office:value-type="string">
                <text:p>22:43:31</text:p>
              </table:table-cell>
              <table:table-cell office:value-type="float" office:value="151961">
                <text:p>151961</text:p>
              </table:table-cell>
            </table:table-row>
            <table:table-row>
              <table:table-cell office:value-type="string">
                <text:p>22:43:32</text:p>
              </table:table-cell>
              <table:table-cell office:value-type="float" office:value="161675">
                <text:p>161675</text:p>
              </table:table-cell>
            </table:table-row>
            <table:table-row>
              <table:table-cell office:value-type="string">
                <text:p>22:43:33</text:p>
              </table:table-cell>
              <table:table-cell office:value-type="float" office:value="177124">
                <text:p>177124</text:p>
              </table:table-cell>
            </table:table-row>
            <table:table-row>
              <table:table-cell office:value-type="string">
                <text:p>22:43:34</text:p>
              </table:table-cell>
              <table:table-cell office:value-type="float" office:value="135827">
                <text:p>135827</text:p>
              </table:table-cell>
            </table:table-row>
            <table:table-row>
              <table:table-cell office:value-type="string">
                <text:p>22:43:35</text:p>
              </table:table-cell>
              <table:table-cell office:value-type="float" office:value="157370">
                <text:p>157370</text:p>
              </table:table-cell>
            </table:table-row>
            <table:table-row>
              <table:table-cell office:value-type="string">
                <text:p>22:43:36</text:p>
              </table:table-cell>
              <table:table-cell office:value-type="float" office:value="141873">
                <text:p>141873</text:p>
              </table:table-cell>
            </table:table-row>
            <table:table-row>
              <table:table-cell office:value-type="string">
                <text:p>22:43:37</text:p>
              </table:table-cell>
              <table:table-cell office:value-type="float" office:value="145357">
                <text:p>145357</text:p>
              </table:table-cell>
            </table:table-row>
            <table:table-row>
              <table:table-cell office:value-type="string">
                <text:p>22:43:38</text:p>
              </table:table-cell>
              <table:table-cell office:value-type="float" office:value="179783">
                <text:p>179783</text:p>
              </table:table-cell>
            </table:table-row>
            <table:table-row>
              <table:table-cell office:value-type="string">
                <text:p>22:43:39</text:p>
              </table:table-cell>
              <table:table-cell office:value-type="float" office:value="173469">
                <text:p>173469</text:p>
              </table:table-cell>
            </table:table-row>
            <table:table-row>
              <table:table-cell office:value-type="string">
                <text:p>22:43:40</text:p>
              </table:table-cell>
              <table:table-cell office:value-type="float" office:value="153521">
                <text:p>153521</text:p>
              </table:table-cell>
            </table:table-row>
            <table:table-row>
              <table:table-cell office:value-type="string">
                <text:p>22:43:41</text:p>
              </table:table-cell>
              <table:table-cell office:value-type="float" office:value="147344">
                <text:p>147344</text:p>
              </table:table-cell>
            </table:table-row>
            <table:table-row>
              <table:table-cell office:value-type="string">
                <text:p>22:43:42</text:p>
              </table:table-cell>
              <table:table-cell office:value-type="float" office:value="133629">
                <text:p>133629</text:p>
              </table:table-cell>
            </table:table-row>
            <table:table-row>
              <table:table-cell office:value-type="string">
                <text:p>22:43:43</text:p>
              </table:table-cell>
              <table:table-cell office:value-type="float" office:value="157126">
                <text:p>157126</text:p>
              </table:table-cell>
            </table:table-row>
            <table:table-row>
              <table:table-cell office:value-type="string">
                <text:p>22:43:44</text:p>
              </table:table-cell>
              <table:table-cell office:value-type="float" office:value="154525">
                <text:p>154525</text:p>
              </table:table-cell>
            </table:table-row>
            <table:table-row>
              <table:table-cell office:value-type="string">
                <text:p>22:43:45</text:p>
              </table:table-cell>
              <table:table-cell office:value-type="float" office:value="144995">
                <text:p>144995</text:p>
              </table:table-cell>
            </table:table-row>
            <table:table-row>
              <table:table-cell office:value-type="string">
                <text:p>22:43:46</text:p>
              </table:table-cell>
              <table:table-cell office:value-type="float" office:value="156189">
                <text:p>156189</text:p>
              </table:table-cell>
            </table:table-row>
            <table:table-row>
              <table:table-cell office:value-type="string">
                <text:p>22:43:47</text:p>
              </table:table-cell>
              <table:table-cell office:value-type="float" office:value="168655">
                <text:p>168655</text:p>
              </table:table-cell>
            </table:table-row>
            <table:table-row>
              <table:table-cell office:value-type="string">
                <text:p>22:43:48</text:p>
              </table:table-cell>
              <table:table-cell office:value-type="float" office:value="148665">
                <text:p>148665</text:p>
              </table:table-cell>
            </table:table-row>
            <table:table-row>
              <table:table-cell office:value-type="string">
                <text:p>22:43:49</text:p>
              </table:table-cell>
              <table:table-cell office:value-type="float" office:value="153630">
                <text:p>153630</text:p>
              </table:table-cell>
            </table:table-row>
            <table:table-row>
              <table:table-cell office:value-type="string">
                <text:p>22:43:50</text:p>
              </table:table-cell>
              <table:table-cell office:value-type="float" office:value="174032">
                <text:p>174032</text:p>
              </table:table-cell>
            </table:table-row>
            <table:table-row>
              <table:table-cell office:value-type="string">
                <text:p>22:43:51</text:p>
              </table:table-cell>
              <table:table-cell office:value-type="float" office:value="170438">
                <text:p>170438</text:p>
              </table:table-cell>
            </table:table-row>
            <table:table-row>
              <table:table-cell office:value-type="string">
                <text:p>22:43:52</text:p>
              </table:table-cell>
              <table:table-cell office:value-type="float" office:value="133758">
                <text:p>1337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82cm" svg:y="0.315cm" chart:style-name="ch2">
          <text:p>Wall-clock time</text:p>
        </chart:title>
        <chart:legend chart:legend-position="end" svg:x="13.366cm" svg:y="4.227cm" style:legend-expansion="high" chart:style-name="ch3"/>
        <chart:plot-area chart:style-name="ch4" table:cell-range-address="time.B2:time.B378 time.G1:time.G378" chart:data-source-has-labels="both" svg:x="0.32cm" svg:y="1.248cm" svg:width="12.726cm" svg:height="7.572cm">
          <chartooo:coordinate-region svg:x="1.364cm" svg:y="1.248cm" svg:width="11.682cm" svg:height="5.97cm"/>
          <chart:axis chart:dimension="x" chart:name="primary-x" chart:style-name="ch5" chartooo:axis-type="auto">
            <chartooo:date-scale/>
            <chart:categories table:cell-range-address="time.B2:time.B37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me.G2:time.G378" chart:label-cell-address="time.G1:time.G1" chart:class="chart:bar">
            <chart:data-point chart:repeated="37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ime.G1:tim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2:37:38</text:p>
                <draw:g>
                  <svg:desc>time.B2:time.B378</svg:desc>
                </draw:g>
              </table:table-cell>
              <table:table-cell office:value-type="float" office:value="280">
                <text:p>280</text:p>
                <draw:g>
                  <svg:desc>time.G2:time.G378</svg:desc>
                </draw:g>
              </table:table-cell>
            </table:table-row>
            <table:table-row>
              <table:table-cell office:value-type="string">
                <text:p>22:37:3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7:4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7:4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7:4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7:4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7:4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7:4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7:4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7:4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7:4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7:4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7:5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7:5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7:5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7:53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22:37:5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2:37:5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7:5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7:5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7:5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7:5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0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0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0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0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0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05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22:38:0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2:38:0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22:38:08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22:38:0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1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1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1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13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2:38:14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22:38:1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1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1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1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1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22:38:20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22:38:2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2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23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22:38:24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22:38:2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2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2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2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2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3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3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3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3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3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3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3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3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3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3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4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4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4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43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22:38:4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2:38:4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4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4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4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4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22:38:50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22:38:5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5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5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5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5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5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5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5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8:5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9:0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9:0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9:0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9:0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9:0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9:0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9:0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9:0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9:0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9:0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9:10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22:39:11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22:39:1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9:1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9:1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9:1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9:16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22:39:17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22:39:1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9:1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9:2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9:2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9:22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22:39:23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22:39:2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22:39:25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2:39:26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22:39:27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22:39:28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2:39:2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9:3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9:3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9:3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9:3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9:3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22:39:3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22:39:3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9:3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9:3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9:3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9:4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9:4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9:4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9:4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9:4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9:4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9:4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9:4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9:4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9:4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9:5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9:5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9:5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9:5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9:5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39:5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22:39:56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22:39:5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2:39:58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2:39:59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22:40:0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0:0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0:0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0:03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22:40:04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22:40:0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22:40:06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22:40:0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0:0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0:0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0:1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0:1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0:1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0:1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0:1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22:40:1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0:16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22:40:17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22:40:1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2:40:1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0:2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0:2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0:2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0:2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0:2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22:40:25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22:40:2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0:2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0:2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0:2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0:3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0:3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0:3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0:3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0:3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0:3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0:3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0:37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22:40:38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2:40:3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0:4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0:4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0:4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0:4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0:44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22:40:4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2:40:4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22:40:47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22:40:4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0:4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0:5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0:51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22:40:52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22:40:5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0:5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0:5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0:5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0:5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0:58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2:40:59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22:41:00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22:41:01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22:41:0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22:41:03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22:41:0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1:0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1:0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1:0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1:08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22:41:09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22:41:1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2:41:11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22:41:1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1:1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1:1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1:15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22:41:16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2:41:1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1:1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1:1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1:2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1:21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2:41:22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22:41:2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1:2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1:2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1:2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1:2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1:2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1:2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1:3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1:3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1:3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1:3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1:34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2:41:35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22:41:3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1:3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1:3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1:3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1:40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22:41:41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22:41:4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1:4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1:4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1:4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1:4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1:4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22:41:48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22:41:4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1:5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1:5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1:5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1:53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22:41:54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22:41:5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1:5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1:57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22:41:58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22:41:5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0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0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0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0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0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0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0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0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0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0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1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1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12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22:42:13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22:42:1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1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1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1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1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1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2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2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2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2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2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2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2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27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2:42:28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22:42:2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30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22:42:31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2:42:3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3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3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3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3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3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38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22:42:39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22:42:4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4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4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4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4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2:42:4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22:42:46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22:42:47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22:42:4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4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5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5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5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5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5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2:5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22:42:56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22:42:57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22:42:58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22:42:5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3:0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3:0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3:02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22:43:03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22:43:04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22:43:0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3:0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22:43:07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22:43:08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22:43:09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22:43:1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3:1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3:1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2:43:13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22:43:1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22:43:15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22:43:1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3:1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3:1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3:1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3:2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3:2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3:2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3:2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3:2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3:2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3:2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3:2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3:2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3:2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3:3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3:3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3:3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3:3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3:3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3:3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3:3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3:3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3:3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3:39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2:43:40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22:43:4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22:43:42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22:43:4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3:4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3:4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3:4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3:4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3:4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3:4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3:5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2:43:5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2:43:52</text:p>
              </table:table-cell>
              <table:table-cell office:value-type="float" office:value="599">
                <text:p>5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title svg:x="6.263cm" svg:y="0.315cm" chart:style-name="ch2">
          <text:p>test 236, 600 tps</text:p>
        </chart:title>
        <chart:legend chart:legend-position="end" svg:x="14.001cm" svg:y="4.005cm" style:legend-expansion="high" chart:style-name="ch3"/>
        <chart:plot-area chart:style-name="ch4" table:cell-range-address="time.G1:time.G378 time.C1:time.D378" chart:data-source-has-labels="row" svg:x="1.279cm" svg:y="1.248cm" svg:width="12.402cm" svg:height="6.643cm">
          <chartooo:coordinate-region svg:x="2.191cm" svg:y="1.421cm" svg:width="11.21cm" svg:height="5.876cm"/>
          <chart:axis chart:dimension="x" chart:name="primary-x" chart:style-name="ch5">
            <chart:title svg:x="6.153cm" svg:y="8.071cm" chart:style-name="ch6">
              <text:p>Response time, S</text:p>
            </chart:title>
          </chart:axis>
          <chart:axis chart:dimension="y" chart:name="primary-y" chart:style-name="ch5">
            <chart:title svg:x="0.451cm" svg:y="5.83cm" chart:style-name="ch7">
              <text:p>Load, Request/S</text:p>
            </chart:title>
            <chart:grid chart:style-name="ch8" chart:class="major"/>
          </chart:axis>
          <chart:series chart:style-name="ch9" chart:values-cell-range-address="time.C2:time.C378" chart:label-cell-address="time.C1:time.C1" chart:class="chart:scatter">
            <chart:domain table:cell-range-address="time.G2:time.G378"/>
            <chart:data-point chart:repeated="375"/>
          </chart:series>
          <chart:series chart:style-name="ch10" chart:values-cell-range-address="time.D2:time.D378" chart:label-cell-address="time.D1:time.D1" chart:class="chart:scatter">
            <chart:data-point chart:repeated="37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ime.C1:time.C1</svg:desc>
                </draw:g>
              </table:table-cell>
              <table:table-cell office:value-type="string">
                <text:p>xfertime</text:p>
                <draw:g>
                  <svg:desc>time.D1:tim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0">
                <text:p>280</text:p>
                <draw:g>
                  <svg:desc>time.G2:time.G378</svg:desc>
                </draw:g>
              </table:table-cell>
              <table:table-cell office:value-type="float" office:value="0.018809">
                <text:p>0.018809</text:p>
                <draw:g>
                  <svg:desc>time.C2:time.C378</svg:desc>
                </draw:g>
              </table:table-cell>
              <table:table-cell office:value-type="float" office:value="0">
                <text:p>0</text:p>
                <draw:g>
                  <svg:desc>time.D2:time.D3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9">
                <text:p>599</text:p>
              </table:table-cell>
              <table:table-cell office:value-type="float" office:value="0.015122">
                <text:p>0.015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9">
                <text:p>599</text:p>
              </table:table-cell>
              <table:table-cell office:value-type="float" office:value="0.01846">
                <text:p>0.01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9">
                <text:p>599</text:p>
              </table:table-cell>
              <table:table-cell office:value-type="float" office:value="0.016469">
                <text:p>0.016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9">
                <text:p>599</text:p>
              </table:table-cell>
              <table:table-cell office:value-type="float" office:value="0.032764">
                <text:p>0.032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9">
                <text:p>599</text:p>
              </table:table-cell>
              <table:table-cell office:value-type="float" office:value="0.023207">
                <text:p>0.023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9">
                <text:p>599</text:p>
              </table:table-cell>
              <table:table-cell office:value-type="float" office:value="0.023165">
                <text:p>0.023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9">
                <text:p>599</text:p>
              </table:table-cell>
              <table:table-cell office:value-type="float" office:value="0.018832">
                <text:p>0.018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9">
                <text:p>599</text:p>
              </table:table-cell>
              <table:table-cell office:value-type="float" office:value="0.019747">
                <text:p>0.019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9">
                <text:p>599</text:p>
              </table:table-cell>
              <table:table-cell office:value-type="float" office:value="0.015621">
                <text:p>0.015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9">
                <text:p>599</text:p>
              </table:table-cell>
              <table:table-cell office:value-type="float" office:value="0.01616">
                <text:p>0.01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9">
                <text:p>599</text:p>
              </table:table-cell>
              <table:table-cell office:value-type="float" office:value="0.019376">
                <text:p>0.019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9">
                <text:p>599</text:p>
              </table:table-cell>
              <table:table-cell office:value-type="float" office:value="0.017537">
                <text:p>0.017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9">
                <text:p>599</text:p>
              </table:table-cell>
              <table:table-cell office:value-type="float" office:value="0.017044">
                <text:p>0.017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9">
                <text:p>599</text:p>
              </table:table-cell>
              <table:table-cell office:value-type="float" office:value="0.01639">
                <text:p>0.01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8">
                <text:p>598</text:p>
              </table:table-cell>
              <table:table-cell office:value-type="float" office:value="0.014636">
                <text:p>0.014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0">
                <text:p>600</text:p>
              </table:table-cell>
              <table:table-cell office:value-type="float" office:value="0.01496">
                <text:p>0.01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9">
                <text:p>599</text:p>
              </table:table-cell>
              <table:table-cell office:value-type="float" office:value="0.019172">
                <text:p>0.019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9">
                <text:p>599</text:p>
              </table:table-cell>
              <table:table-cell office:value-type="float" office:value="0.022379">
                <text:p>0.022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9">
                <text:p>599</text:p>
              </table:table-cell>
              <table:table-cell office:value-type="float" office:value="0.018163">
                <text:p>0.018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9">
                <text:p>599</text:p>
              </table:table-cell>
              <table:table-cell office:value-type="float" office:value="0.018972">
                <text:p>0.018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9">
                <text:p>599</text:p>
              </table:table-cell>
              <table:table-cell office:value-type="float" office:value="0.01845">
                <text:p>0.01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9">
                <text:p>599</text:p>
              </table:table-cell>
              <table:table-cell office:value-type="float" office:value="0.01725">
                <text:p>0.01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9">
                <text:p>599</text:p>
              </table:table-cell>
              <table:table-cell office:value-type="float" office:value="0.017948">
                <text:p>0.017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99">
                <text:p>599</text:p>
              </table:table-cell>
              <table:table-cell office:value-type="float" office:value="0.023982">
                <text:p>0.023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9">
                <text:p>599</text:p>
              </table:table-cell>
              <table:table-cell office:value-type="float" office:value="0.026158">
                <text:p>0.026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9">
                <text:p>599</text:p>
              </table:table-cell>
              <table:table-cell office:value-type="float" office:value="0.018825">
                <text:p>0.018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8">
                <text:p>598</text:p>
              </table:table-cell>
              <table:table-cell office:value-type="float" office:value="0.019144">
                <text:p>0.019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">
                <text:p>600</text:p>
              </table:table-cell>
              <table:table-cell office:value-type="float" office:value="0.026936">
                <text:p>0.026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3">
                <text:p>593</text:p>
              </table:table-cell>
              <table:table-cell office:value-type="float" office:value="0.016342">
                <text:p>0.016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5">
                <text:p>605</text:p>
              </table:table-cell>
              <table:table-cell office:value-type="float" office:value="0.025206">
                <text:p>0.025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99">
                <text:p>599</text:p>
              </table:table-cell>
              <table:table-cell office:value-type="float" office:value="0.018449">
                <text:p>0.018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99">
                <text:p>599</text:p>
              </table:table-cell>
              <table:table-cell office:value-type="float" office:value="0.021654">
                <text:p>0.021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99">
                <text:p>599</text:p>
              </table:table-cell>
              <table:table-cell office:value-type="float" office:value="0.022036">
                <text:p>0.022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9">
                <text:p>599</text:p>
              </table:table-cell>
              <table:table-cell office:value-type="float" office:value="0.032112">
                <text:p>0.032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8">
                <text:p>588</text:p>
              </table:table-cell>
              <table:table-cell office:value-type="float" office:value="0.016821">
                <text:p>0.016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0">
                <text:p>610</text:p>
              </table:table-cell>
              <table:table-cell office:value-type="float" office:value="0.020729">
                <text:p>0.020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99">
                <text:p>599</text:p>
              </table:table-cell>
              <table:table-cell office:value-type="float" office:value="0.02824">
                <text:p>0.02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99">
                <text:p>599</text:p>
              </table:table-cell>
              <table:table-cell office:value-type="float" office:value="0.032349">
                <text:p>0.032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9">
                <text:p>599</text:p>
              </table:table-cell>
              <table:table-cell office:value-type="float" office:value="0.022863">
                <text:p>0.022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9">
                <text:p>599</text:p>
              </table:table-cell>
              <table:table-cell office:value-type="float" office:value="0.018823">
                <text:p>0.018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5">
                <text:p>595</text:p>
              </table:table-cell>
              <table:table-cell office:value-type="float" office:value="0.023387">
                <text:p>0.023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3">
                <text:p>603</text:p>
              </table:table-cell>
              <table:table-cell office:value-type="float" office:value="0.017483">
                <text:p>0.017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9">
                <text:p>599</text:p>
              </table:table-cell>
              <table:table-cell office:value-type="float" office:value="0.016281">
                <text:p>0.016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9">
                <text:p>599</text:p>
              </table:table-cell>
              <table:table-cell office:value-type="float" office:value="0.01519">
                <text:p>0.01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9">
                <text:p>579</text:p>
              </table:table-cell>
              <table:table-cell office:value-type="float" office:value="0.018327">
                <text:p>0.018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9">
                <text:p>619</text:p>
              </table:table-cell>
              <table:table-cell office:value-type="float" office:value="0.020213">
                <text:p>0.020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9">
                <text:p>599</text:p>
              </table:table-cell>
              <table:table-cell office:value-type="float" office:value="0.014624">
                <text:p>0.014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9">
                <text:p>599</text:p>
              </table:table-cell>
              <table:table-cell office:value-type="float" office:value="0.014801">
                <text:p>0.014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9">
                <text:p>599</text:p>
              </table:table-cell>
              <table:table-cell office:value-type="float" office:value="0.01815">
                <text:p>0.01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9">
                <text:p>599</text:p>
              </table:table-cell>
              <table:table-cell office:value-type="float" office:value="0.03078">
                <text:p>0.03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9">
                <text:p>599</text:p>
              </table:table-cell>
              <table:table-cell office:value-type="float" office:value="0.017285">
                <text:p>0.017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9">
                <text:p>599</text:p>
              </table:table-cell>
              <table:table-cell office:value-type="float" office:value="0.021332">
                <text:p>0.021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9">
                <text:p>599</text:p>
              </table:table-cell>
              <table:table-cell office:value-type="float" office:value="0.016165">
                <text:p>0.016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9">
                <text:p>599</text:p>
              </table:table-cell>
              <table:table-cell office:value-type="float" office:value="0.02657">
                <text:p>0.02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9">
                <text:p>599</text:p>
              </table:table-cell>
              <table:table-cell office:value-type="float" office:value="0.025417">
                <text:p>0.025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9">
                <text:p>599</text:p>
              </table:table-cell>
              <table:table-cell office:value-type="float" office:value="0.025706">
                <text:p>0.025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9">
                <text:p>599</text:p>
              </table:table-cell>
              <table:table-cell office:value-type="float" office:value="0.031208">
                <text:p>0.031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9">
                <text:p>599</text:p>
              </table:table-cell>
              <table:table-cell office:value-type="float" office:value="0.023631">
                <text:p>0.023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9">
                <text:p>599</text:p>
              </table:table-cell>
              <table:table-cell office:value-type="float" office:value="0.01919">
                <text:p>0.01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9">
                <text:p>599</text:p>
              </table:table-cell>
              <table:table-cell office:value-type="float" office:value="0.02864">
                <text:p>0.02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9">
                <text:p>599</text:p>
              </table:table-cell>
              <table:table-cell office:value-type="float" office:value="0.042889">
                <text:p>0.042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9">
                <text:p>599</text:p>
              </table:table-cell>
              <table:table-cell office:value-type="float" office:value="0.029635">
                <text:p>0.029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99">
                <text:p>599</text:p>
              </table:table-cell>
              <table:table-cell office:value-type="float" office:value="0.029908">
                <text:p>0.029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9">
                <text:p>599</text:p>
              </table:table-cell>
              <table:table-cell office:value-type="float" office:value="0.021851">
                <text:p>0.021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8">
                <text:p>598</text:p>
              </table:table-cell>
              <table:table-cell office:value-type="float" office:value="0.027961">
                <text:p>0.027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00">
                <text:p>600</text:p>
              </table:table-cell>
              <table:table-cell office:value-type="float" office:value="0.021493">
                <text:p>0.021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9">
                <text:p>599</text:p>
              </table:table-cell>
              <table:table-cell office:value-type="float" office:value="0.022026">
                <text:p>0.022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9">
                <text:p>599</text:p>
              </table:table-cell>
              <table:table-cell office:value-type="float" office:value="0.028987">
                <text:p>0.028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9">
                <text:p>599</text:p>
              </table:table-cell>
              <table:table-cell office:value-type="float" office:value="0.020692">
                <text:p>0.020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99">
                <text:p>599</text:p>
              </table:table-cell>
              <table:table-cell office:value-type="float" office:value="0.026231">
                <text:p>0.026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5">
                <text:p>595</text:p>
              </table:table-cell>
              <table:table-cell office:value-type="float" office:value="0.030085">
                <text:p>0.030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3">
                <text:p>603</text:p>
              </table:table-cell>
              <table:table-cell office:value-type="float" office:value="0.024966">
                <text:p>0.024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99">
                <text:p>599</text:p>
              </table:table-cell>
              <table:table-cell office:value-type="float" office:value="0.026257">
                <text:p>0.026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99">
                <text:p>599</text:p>
              </table:table-cell>
              <table:table-cell office:value-type="float" office:value="0.019632">
                <text:p>0.019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99">
                <text:p>599</text:p>
              </table:table-cell>
              <table:table-cell office:value-type="float" office:value="0.023646">
                <text:p>0.023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99">
                <text:p>599</text:p>
              </table:table-cell>
              <table:table-cell office:value-type="float" office:value="0.023743">
                <text:p>0.023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99">
                <text:p>599</text:p>
              </table:table-cell>
              <table:table-cell office:value-type="float" office:value="0.025827">
                <text:p>0.025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9">
                <text:p>599</text:p>
              </table:table-cell>
              <table:table-cell office:value-type="float" office:value="0.019536">
                <text:p>0.019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9">
                <text:p>599</text:p>
              </table:table-cell>
              <table:table-cell office:value-type="float" office:value="0.024625">
                <text:p>0.024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99">
                <text:p>599</text:p>
              </table:table-cell>
              <table:table-cell office:value-type="float" office:value="0.021085">
                <text:p>0.021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99">
                <text:p>599</text:p>
              </table:table-cell>
              <table:table-cell office:value-type="float" office:value="0.030834">
                <text:p>0.030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99">
                <text:p>599</text:p>
              </table:table-cell>
              <table:table-cell office:value-type="float" office:value="0.023628">
                <text:p>0.023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99">
                <text:p>599</text:p>
              </table:table-cell>
              <table:table-cell office:value-type="float" office:value="0.023639">
                <text:p>0.023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99">
                <text:p>599</text:p>
              </table:table-cell>
              <table:table-cell office:value-type="float" office:value="0.025092">
                <text:p>0.025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99">
                <text:p>599</text:p>
              </table:table-cell>
              <table:table-cell office:value-type="float" office:value="0.024804">
                <text:p>0.024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99">
                <text:p>599</text:p>
              </table:table-cell>
              <table:table-cell office:value-type="float" office:value="0.020423">
                <text:p>0.020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99">
                <text:p>599</text:p>
              </table:table-cell>
              <table:table-cell office:value-type="float" office:value="0.031009">
                <text:p>0.031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99">
                <text:p>599</text:p>
              </table:table-cell>
              <table:table-cell office:value-type="float" office:value="0.021331">
                <text:p>0.021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99">
                <text:p>599</text:p>
              </table:table-cell>
              <table:table-cell office:value-type="float" office:value="0.023175">
                <text:p>0.023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99">
                <text:p>599</text:p>
              </table:table-cell>
              <table:table-cell office:value-type="float" office:value="0.022453">
                <text:p>0.022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99">
                <text:p>599</text:p>
              </table:table-cell>
              <table:table-cell office:value-type="float" office:value="0.020833">
                <text:p>0.020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93">
                <text:p>593</text:p>
              </table:table-cell>
              <table:table-cell office:value-type="float" office:value="0.023929">
                <text:p>0.023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05">
                <text:p>605</text:p>
              </table:table-cell>
              <table:table-cell office:value-type="float" office:value="0.030856">
                <text:p>0.030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99">
                <text:p>599</text:p>
              </table:table-cell>
              <table:table-cell office:value-type="float" office:value="0.024035">
                <text:p>0.024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99">
                <text:p>599</text:p>
              </table:table-cell>
              <table:table-cell office:value-type="float" office:value="0.02276">
                <text:p>0.02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99">
                <text:p>599</text:p>
              </table:table-cell>
              <table:table-cell office:value-type="float" office:value="0.021441">
                <text:p>0.021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99">
                <text:p>599</text:p>
              </table:table-cell>
              <table:table-cell office:value-type="float" office:value="0.028281">
                <text:p>0.028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95">
                <text:p>595</text:p>
              </table:table-cell>
              <table:table-cell office:value-type="float" office:value="0.024944">
                <text:p>0.024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03">
                <text:p>603</text:p>
              </table:table-cell>
              <table:table-cell office:value-type="float" office:value="0.023224">
                <text:p>0.023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99">
                <text:p>599</text:p>
              </table:table-cell>
              <table:table-cell office:value-type="float" office:value="0.024725">
                <text:p>0.024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99">
                <text:p>599</text:p>
              </table:table-cell>
              <table:table-cell office:value-type="float" office:value="0.025187">
                <text:p>0.025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99">
                <text:p>599</text:p>
              </table:table-cell>
              <table:table-cell office:value-type="float" office:value="0.027128">
                <text:p>0.027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99">
                <text:p>599</text:p>
              </table:table-cell>
              <table:table-cell office:value-type="float" office:value="0.023803">
                <text:p>0.023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90">
                <text:p>590</text:p>
              </table:table-cell>
              <table:table-cell office:value-type="float" office:value="0.026184">
                <text:p>0.026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07">
                <text:p>607</text:p>
              </table:table-cell>
              <table:table-cell office:value-type="float" office:value="0.019608">
                <text:p>0.019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94">
                <text:p>594</text:p>
              </table:table-cell>
              <table:table-cell office:value-type="float" office:value="0.020492">
                <text:p>0.020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04">
                <text:p>604</text:p>
              </table:table-cell>
              <table:table-cell office:value-type="float" office:value="0.027019">
                <text:p>0.027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98">
                <text:p>598</text:p>
              </table:table-cell>
              <table:table-cell office:value-type="float" office:value="0.020167">
                <text:p>0.020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96">
                <text:p>596</text:p>
              </table:table-cell>
              <table:table-cell office:value-type="float" office:value="0.019115">
                <text:p>0.019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04">
                <text:p>604</text:p>
              </table:table-cell>
              <table:table-cell office:value-type="float" office:value="0.029585">
                <text:p>0.029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99">
                <text:p>599</text:p>
              </table:table-cell>
              <table:table-cell office:value-type="float" office:value="0.029713">
                <text:p>0.029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99">
                <text:p>599</text:p>
              </table:table-cell>
              <table:table-cell office:value-type="float" office:value="0.02018">
                <text:p>0.02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99">
                <text:p>599</text:p>
              </table:table-cell>
              <table:table-cell office:value-type="float" office:value="0.020186">
                <text:p>0.020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99">
                <text:p>599</text:p>
              </table:table-cell>
              <table:table-cell office:value-type="float" office:value="0.020456">
                <text:p>0.020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99">
                <text:p>599</text:p>
              </table:table-cell>
              <table:table-cell office:value-type="float" office:value="0.020146">
                <text:p>0.020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92">
                <text:p>592</text:p>
              </table:table-cell>
              <table:table-cell office:value-type="float" office:value="0.038411">
                <text:p>0.038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06">
                <text:p>606</text:p>
              </table:table-cell>
              <table:table-cell office:value-type="float" office:value="0.022795">
                <text:p>0.022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9">
                <text:p>599</text:p>
              </table:table-cell>
              <table:table-cell office:value-type="float" office:value="0.050595">
                <text:p>0.050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9">
                <text:p>599</text:p>
              </table:table-cell>
              <table:table-cell office:value-type="float" office:value="0.019819">
                <text:p>0.019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99">
                <text:p>599</text:p>
              </table:table-cell>
              <table:table-cell office:value-type="float" office:value="0.031269">
                <text:p>0.031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99">
                <text:p>599</text:p>
              </table:table-cell>
              <table:table-cell office:value-type="float" office:value="0.026566">
                <text:p>0.026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99">
                <text:p>599</text:p>
              </table:table-cell>
              <table:table-cell office:value-type="float" office:value="0.024234">
                <text:p>0.024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99">
                <text:p>599</text:p>
              </table:table-cell>
              <table:table-cell office:value-type="float" office:value="0.023256">
                <text:p>0.023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9">
                <text:p>599</text:p>
              </table:table-cell>
              <table:table-cell office:value-type="float" office:value="0.024861">
                <text:p>0.024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99">
                <text:p>599</text:p>
              </table:table-cell>
              <table:table-cell office:value-type="float" office:value="0.033714">
                <text:p>0.033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99">
                <text:p>599</text:p>
              </table:table-cell>
              <table:table-cell office:value-type="float" office:value="0.01813">
                <text:p>0.01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99">
                <text:p>599</text:p>
              </table:table-cell>
              <table:table-cell office:value-type="float" office:value="0.022809">
                <text:p>0.022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99">
                <text:p>599</text:p>
              </table:table-cell>
              <table:table-cell office:value-type="float" office:value="0.029224">
                <text:p>0.029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99">
                <text:p>599</text:p>
              </table:table-cell>
              <table:table-cell office:value-type="float" office:value="0.026966">
                <text:p>0.026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99">
                <text:p>599</text:p>
              </table:table-cell>
              <table:table-cell office:value-type="float" office:value="0.017237">
                <text:p>0.017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99">
                <text:p>599</text:p>
              </table:table-cell>
              <table:table-cell office:value-type="float" office:value="0.020289">
                <text:p>0.020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99">
                <text:p>599</text:p>
              </table:table-cell>
              <table:table-cell office:value-type="float" office:value="0.021595">
                <text:p>0.021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99">
                <text:p>599</text:p>
              </table:table-cell>
              <table:table-cell office:value-type="float" office:value="0.023002">
                <text:p>0.023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99">
                <text:p>599</text:p>
              </table:table-cell>
              <table:table-cell office:value-type="float" office:value="0.018792">
                <text:p>0.018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99">
                <text:p>599</text:p>
              </table:table-cell>
              <table:table-cell office:value-type="float" office:value="0.023202">
                <text:p>0.023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99">
                <text:p>599</text:p>
              </table:table-cell>
              <table:table-cell office:value-type="float" office:value="0.029808">
                <text:p>0.029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92">
                <text:p>592</text:p>
              </table:table-cell>
              <table:table-cell office:value-type="float" office:value="0.037322">
                <text:p>0.037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05">
                <text:p>605</text:p>
              </table:table-cell>
              <table:table-cell office:value-type="float" office:value="0.044313">
                <text:p>0.044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00">
                <text:p>600</text:p>
              </table:table-cell>
              <table:table-cell office:value-type="float" office:value="0.036979">
                <text:p>0.036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97">
                <text:p>597</text:p>
              </table:table-cell>
              <table:table-cell office:value-type="float" office:value="0.040501">
                <text:p>0.040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01">
                <text:p>601</text:p>
              </table:table-cell>
              <table:table-cell office:value-type="float" office:value="0.039811">
                <text:p>0.039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99">
                <text:p>599</text:p>
              </table:table-cell>
              <table:table-cell office:value-type="float" office:value="0.038216">
                <text:p>0.038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99">
                <text:p>599</text:p>
              </table:table-cell>
              <table:table-cell office:value-type="float" office:value="0.038703">
                <text:p>0.038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99">
                <text:p>599</text:p>
              </table:table-cell>
              <table:table-cell office:value-type="float" office:value="0.037027">
                <text:p>0.037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90">
                <text:p>590</text:p>
              </table:table-cell>
              <table:table-cell office:value-type="float" office:value="0.038593">
                <text:p>0.038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08">
                <text:p>608</text:p>
              </table:table-cell>
              <table:table-cell office:value-type="float" office:value="0.043229">
                <text:p>0.043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95">
                <text:p>595</text:p>
              </table:table-cell>
              <table:table-cell office:value-type="float" office:value="0.041799">
                <text:p>0.041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03">
                <text:p>603</text:p>
              </table:table-cell>
              <table:table-cell office:value-type="float" office:value="0.043202">
                <text:p>0.043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99">
                <text:p>599</text:p>
              </table:table-cell>
              <table:table-cell office:value-type="float" office:value="0.05317">
                <text:p>0.05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99">
                <text:p>599</text:p>
              </table:table-cell>
              <table:table-cell office:value-type="float" office:value="0.046835">
                <text:p>0.046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99">
                <text:p>599</text:p>
              </table:table-cell>
              <table:table-cell office:value-type="float" office:value="0.037956">
                <text:p>0.037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99">
                <text:p>599</text:p>
              </table:table-cell>
              <table:table-cell office:value-type="float" office:value="0.049694">
                <text:p>0.049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99">
                <text:p>599</text:p>
              </table:table-cell>
              <table:table-cell office:value-type="float" office:value="0.041368">
                <text:p>0.041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99">
                <text:p>599</text:p>
              </table:table-cell>
              <table:table-cell office:value-type="float" office:value="0.040293">
                <text:p>0.040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99">
                <text:p>599</text:p>
              </table:table-cell>
              <table:table-cell office:value-type="float" office:value="0.042134">
                <text:p>0.042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90">
                <text:p>590</text:p>
              </table:table-cell>
              <table:table-cell office:value-type="float" office:value="0.044042">
                <text:p>0.044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99">
                <text:p>599</text:p>
              </table:table-cell>
              <table:table-cell office:value-type="float" office:value="0.038853">
                <text:p>0.038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08">
                <text:p>608</text:p>
              </table:table-cell>
              <table:table-cell office:value-type="float" office:value="0.038606">
                <text:p>0.038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8">
                <text:p>598</text:p>
              </table:table-cell>
              <table:table-cell office:value-type="float" office:value="0.036288">
                <text:p>0.036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0">
                <text:p>600</text:p>
              </table:table-cell>
              <table:table-cell office:value-type="float" office:value="0.037534">
                <text:p>0.03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99">
                <text:p>599</text:p>
              </table:table-cell>
              <table:table-cell office:value-type="float" office:value="0.042673">
                <text:p>0.042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99">
                <text:p>599</text:p>
              </table:table-cell>
              <table:table-cell office:value-type="float" office:value="0.040556">
                <text:p>0.040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99">
                <text:p>599</text:p>
              </table:table-cell>
              <table:table-cell office:value-type="float" office:value="0.036462">
                <text:p>0.036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99">
                <text:p>599</text:p>
              </table:table-cell>
              <table:table-cell office:value-type="float" office:value="0.035877">
                <text:p>0.035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99">
                <text:p>599</text:p>
              </table:table-cell>
              <table:table-cell office:value-type="float" office:value="0.035773">
                <text:p>0.035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90">
                <text:p>590</text:p>
              </table:table-cell>
              <table:table-cell office:value-type="float" office:value="0.048321">
                <text:p>0.048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08">
                <text:p>608</text:p>
              </table:table-cell>
              <table:table-cell office:value-type="float" office:value="0.046319">
                <text:p>0.046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99">
                <text:p>599</text:p>
              </table:table-cell>
              <table:table-cell office:value-type="float" office:value="0.039181">
                <text:p>0.039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99">
                <text:p>599</text:p>
              </table:table-cell>
              <table:table-cell office:value-type="float" office:value="0.040983">
                <text:p>0.040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99">
                <text:p>599</text:p>
              </table:table-cell>
              <table:table-cell office:value-type="float" office:value="0.039757">
                <text:p>0.039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99">
                <text:p>599</text:p>
              </table:table-cell>
              <table:table-cell office:value-type="float" office:value="0.07854">
                <text:p>0.07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99">
                <text:p>599</text:p>
              </table:table-cell>
              <table:table-cell office:value-type="float" office:value="0.038828">
                <text:p>0.038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99">
                <text:p>599</text:p>
              </table:table-cell>
              <table:table-cell office:value-type="float" office:value="0.042023">
                <text:p>0.042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99">
                <text:p>599</text:p>
              </table:table-cell>
              <table:table-cell office:value-type="float" office:value="0.044219">
                <text:p>0.04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99">
                <text:p>599</text:p>
              </table:table-cell>
              <table:table-cell office:value-type="float" office:value="0.041704">
                <text:p>0.041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99">
                <text:p>599</text:p>
              </table:table-cell>
              <table:table-cell office:value-type="float" office:value="0.039368">
                <text:p>0.039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99">
                <text:p>599</text:p>
              </table:table-cell>
              <table:table-cell office:value-type="float" office:value="0.038532">
                <text:p>0.038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99">
                <text:p>599</text:p>
              </table:table-cell>
              <table:table-cell office:value-type="float" office:value="0.047774">
                <text:p>0.047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94">
                <text:p>594</text:p>
              </table:table-cell>
              <table:table-cell office:value-type="float" office:value="0.04556">
                <text:p>0.04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04">
                <text:p>604</text:p>
              </table:table-cell>
              <table:table-cell office:value-type="float" office:value="0.039433">
                <text:p>0.039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99">
                <text:p>599</text:p>
              </table:table-cell>
              <table:table-cell office:value-type="float" office:value="0.041748">
                <text:p>0.041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99">
                <text:p>599</text:p>
              </table:table-cell>
              <table:table-cell office:value-type="float" office:value="0.039579">
                <text:p>0.039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99">
                <text:p>599</text:p>
              </table:table-cell>
              <table:table-cell office:value-type="float" office:value="0.043669">
                <text:p>0.043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99">
                <text:p>599</text:p>
              </table:table-cell>
              <table:table-cell office:value-type="float" office:value="0.040331">
                <text:p>0.040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99">
                <text:p>599</text:p>
              </table:table-cell>
              <table:table-cell office:value-type="float" office:value="0.040011">
                <text:p>0.040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98">
                <text:p>598</text:p>
              </table:table-cell>
              <table:table-cell office:value-type="float" office:value="0.042425">
                <text:p>0.042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00">
                <text:p>600</text:p>
              </table:table-cell>
              <table:table-cell office:value-type="float" office:value="0.036704">
                <text:p>0.036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87">
                <text:p>587</text:p>
              </table:table-cell>
              <table:table-cell office:value-type="float" office:value="0.039494">
                <text:p>0.039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11">
                <text:p>611</text:p>
              </table:table-cell>
              <table:table-cell office:value-type="float" office:value="0.044375">
                <text:p>0.04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99">
                <text:p>599</text:p>
              </table:table-cell>
              <table:table-cell office:value-type="float" office:value="0.036783">
                <text:p>0.036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99">
                <text:p>599</text:p>
              </table:table-cell>
              <table:table-cell office:value-type="float" office:value="0.055323">
                <text:p>0.055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99">
                <text:p>599</text:p>
              </table:table-cell>
              <table:table-cell office:value-type="float" office:value="0.050398">
                <text:p>0.050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93">
                <text:p>593</text:p>
              </table:table-cell>
              <table:table-cell office:value-type="float" office:value="0.042409">
                <text:p>0.042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05">
                <text:p>605</text:p>
              </table:table-cell>
              <table:table-cell office:value-type="float" office:value="0.036904">
                <text:p>0.036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99">
                <text:p>599</text:p>
              </table:table-cell>
              <table:table-cell office:value-type="float" office:value="0.039463">
                <text:p>0.039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99">
                <text:p>599</text:p>
              </table:table-cell>
              <table:table-cell office:value-type="float" office:value="0.042396">
                <text:p>0.042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99">
                <text:p>599</text:p>
              </table:table-cell>
              <table:table-cell office:value-type="float" office:value="0.041354">
                <text:p>0.04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99">
                <text:p>599</text:p>
              </table:table-cell>
              <table:table-cell office:value-type="float" office:value="0.043832">
                <text:p>0.043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99">
                <text:p>599</text:p>
              </table:table-cell>
              <table:table-cell office:value-type="float" office:value="0.036881">
                <text:p>0.036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97">
                <text:p>597</text:p>
              </table:table-cell>
              <table:table-cell office:value-type="float" office:value="0.038583">
                <text:p>0.038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01">
                <text:p>601</text:p>
              </table:table-cell>
              <table:table-cell office:value-type="float" office:value="0.040085">
                <text:p>0.040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95">
                <text:p>595</text:p>
              </table:table-cell>
              <table:table-cell office:value-type="float" office:value="0.039298">
                <text:p>0.039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03">
                <text:p>603</text:p>
              </table:table-cell>
              <table:table-cell office:value-type="float" office:value="0.03995">
                <text:p>0.03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95">
                <text:p>595</text:p>
              </table:table-cell>
              <table:table-cell office:value-type="float" office:value="0.040744">
                <text:p>0.040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03">
                <text:p>603</text:p>
              </table:table-cell>
              <table:table-cell office:value-type="float" office:value="0.041791">
                <text:p>0.041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99">
                <text:p>599</text:p>
              </table:table-cell>
              <table:table-cell office:value-type="float" office:value="0.03968">
                <text:p>0.03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99">
                <text:p>599</text:p>
              </table:table-cell>
              <table:table-cell office:value-type="float" office:value="0.035363">
                <text:p>0.035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99">
                <text:p>599</text:p>
              </table:table-cell>
              <table:table-cell office:value-type="float" office:value="0.040095">
                <text:p>0.040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99">
                <text:p>599</text:p>
              </table:table-cell>
              <table:table-cell office:value-type="float" office:value="0.041499">
                <text:p>0.041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93">
                <text:p>593</text:p>
              </table:table-cell>
              <table:table-cell office:value-type="float" office:value="0.042407">
                <text:p>0.042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05">
                <text:p>605</text:p>
              </table:table-cell>
              <table:table-cell office:value-type="float" office:value="0.039157">
                <text:p>0.039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97">
                <text:p>597</text:p>
              </table:table-cell>
              <table:table-cell office:value-type="float" office:value="0.038715">
                <text:p>0.038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01">
                <text:p>601</text:p>
              </table:table-cell>
              <table:table-cell office:value-type="float" office:value="0.043209">
                <text:p>0.043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99">
                <text:p>599</text:p>
              </table:table-cell>
              <table:table-cell office:value-type="float" office:value="0.038634">
                <text:p>0.038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99">
                <text:p>599</text:p>
              </table:table-cell>
              <table:table-cell office:value-type="float" office:value="0.041953">
                <text:p>0.041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99">
                <text:p>599</text:p>
              </table:table-cell>
              <table:table-cell office:value-type="float" office:value="0.057413">
                <text:p>0.057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94">
                <text:p>594</text:p>
              </table:table-cell>
              <table:table-cell office:value-type="float" office:value="0.036494">
                <text:p>0.036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04">
                <text:p>604</text:p>
              </table:table-cell>
              <table:table-cell office:value-type="float" office:value="0.049897">
                <text:p>0.049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99">
                <text:p>599</text:p>
              </table:table-cell>
              <table:table-cell office:value-type="float" office:value="0.037925">
                <text:p>0.037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99">
                <text:p>599</text:p>
              </table:table-cell>
              <table:table-cell office:value-type="float" office:value="0.046053">
                <text:p>0.046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99">
                <text:p>599</text:p>
              </table:table-cell>
              <table:table-cell office:value-type="float" office:value="0.034903">
                <text:p>0.034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99">
                <text:p>599</text:p>
              </table:table-cell>
              <table:table-cell office:value-type="float" office:value="0.040224">
                <text:p>0.040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97">
                <text:p>597</text:p>
              </table:table-cell>
              <table:table-cell office:value-type="float" office:value="0.037889">
                <text:p>0.037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01">
                <text:p>601</text:p>
              </table:table-cell>
              <table:table-cell office:value-type="float" office:value="0.042242">
                <text:p>0.042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99">
                <text:p>599</text:p>
              </table:table-cell>
              <table:table-cell office:value-type="float" office:value="0.041926">
                <text:p>0.041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99">
                <text:p>599</text:p>
              </table:table-cell>
              <table:table-cell office:value-type="float" office:value="0.039367">
                <text:p>0.039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99">
                <text:p>599</text:p>
              </table:table-cell>
              <table:table-cell office:value-type="float" office:value="0.040779">
                <text:p>0.040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99">
                <text:p>599</text:p>
              </table:table-cell>
              <table:table-cell office:value-type="float" office:value="0.035037">
                <text:p>0.035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99">
                <text:p>599</text:p>
              </table:table-cell>
              <table:table-cell office:value-type="float" office:value="0.040372">
                <text:p>0.040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9">
                <text:p>599</text:p>
              </table:table-cell>
              <table:table-cell office:value-type="float" office:value="0.040306">
                <text:p>0.040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99">
                <text:p>599</text:p>
              </table:table-cell>
              <table:table-cell office:value-type="float" office:value="0.038272">
                <text:p>0.038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99">
                <text:p>599</text:p>
              </table:table-cell>
              <table:table-cell office:value-type="float" office:value="0.035568">
                <text:p>0.035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99">
                <text:p>599</text:p>
              </table:table-cell>
              <table:table-cell office:value-type="float" office:value="0.037405">
                <text:p>0.037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99">
                <text:p>599</text:p>
              </table:table-cell>
              <table:table-cell office:value-type="float" office:value="0.037893">
                <text:p>0.037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99">
                <text:p>599</text:p>
              </table:table-cell>
              <table:table-cell office:value-type="float" office:value="0.038793">
                <text:p>0.038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89">
                <text:p>589</text:p>
              </table:table-cell>
              <table:table-cell office:value-type="float" office:value="0.041911">
                <text:p>0.041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09">
                <text:p>609</text:p>
              </table:table-cell>
              <table:table-cell office:value-type="float" office:value="0.040367">
                <text:p>0.040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99">
                <text:p>599</text:p>
              </table:table-cell>
              <table:table-cell office:value-type="float" office:value="0.045918">
                <text:p>0.045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99">
                <text:p>599</text:p>
              </table:table-cell>
              <table:table-cell office:value-type="float" office:value="0.041557">
                <text:p>0.041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99">
                <text:p>599</text:p>
              </table:table-cell>
              <table:table-cell office:value-type="float" office:value="0.040588">
                <text:p>0.040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99">
                <text:p>599</text:p>
              </table:table-cell>
              <table:table-cell office:value-type="float" office:value="0.039683">
                <text:p>0.039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96">
                <text:p>596</text:p>
              </table:table-cell>
              <table:table-cell office:value-type="float" office:value="0.040095">
                <text:p>0.040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02">
                <text:p>602</text:p>
              </table:table-cell>
              <table:table-cell office:value-type="float" office:value="0.046061">
                <text:p>0.046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99">
                <text:p>599</text:p>
              </table:table-cell>
              <table:table-cell office:value-type="float" office:value="0.045431">
                <text:p>0.045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99">
                <text:p>599</text:p>
              </table:table-cell>
              <table:table-cell office:value-type="float" office:value="0.039291">
                <text:p>0.039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99">
                <text:p>599</text:p>
              </table:table-cell>
              <table:table-cell office:value-type="float" office:value="0.039852">
                <text:p>0.039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99">
                <text:p>599</text:p>
              </table:table-cell>
              <table:table-cell office:value-type="float" office:value="0.063826">
                <text:p>0.063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99">
                <text:p>599</text:p>
              </table:table-cell>
              <table:table-cell office:value-type="float" office:value="0.04018">
                <text:p>0.04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93">
                <text:p>593</text:p>
              </table:table-cell>
              <table:table-cell office:value-type="float" office:value="0.040331">
                <text:p>0.040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5">
                <text:p>605</text:p>
              </table:table-cell>
              <table:table-cell office:value-type="float" office:value="0.037422">
                <text:p>0.037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99">
                <text:p>599</text:p>
              </table:table-cell>
              <table:table-cell office:value-type="float" office:value="0.04321">
                <text:p>0.04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99">
                <text:p>599</text:p>
              </table:table-cell>
              <table:table-cell office:value-type="float" office:value="0.038084">
                <text:p>0.038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99">
                <text:p>599</text:p>
              </table:table-cell>
              <table:table-cell office:value-type="float" office:value="0.037646">
                <text:p>0.037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99">
                <text:p>599</text:p>
              </table:table-cell>
              <table:table-cell office:value-type="float" office:value="0.047815">
                <text:p>0.047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95">
                <text:p>595</text:p>
              </table:table-cell>
              <table:table-cell office:value-type="float" office:value="0.040005">
                <text:p>0.04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03">
                <text:p>603</text:p>
              </table:table-cell>
              <table:table-cell office:value-type="float" office:value="0.039249">
                <text:p>0.039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99">
                <text:p>599</text:p>
              </table:table-cell>
              <table:table-cell office:value-type="float" office:value="0.039434">
                <text:p>0.039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99">
                <text:p>599</text:p>
              </table:table-cell>
              <table:table-cell office:value-type="float" office:value="0.037882">
                <text:p>0.037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91">
                <text:p>591</text:p>
              </table:table-cell>
              <table:table-cell office:value-type="float" office:value="0.039624">
                <text:p>0.039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07">
                <text:p>607</text:p>
              </table:table-cell>
              <table:table-cell office:value-type="float" office:value="0.038565">
                <text:p>0.038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99">
                <text:p>599</text:p>
              </table:table-cell>
              <table:table-cell office:value-type="float" office:value="0.037285">
                <text:p>0.037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99">
                <text:p>599</text:p>
              </table:table-cell>
              <table:table-cell office:value-type="float" office:value="0.035951">
                <text:p>0.035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99">
                <text:p>599</text:p>
              </table:table-cell>
              <table:table-cell office:value-type="float" office:value="0.0399">
                <text:p>0.0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99">
                <text:p>599</text:p>
              </table:table-cell>
              <table:table-cell office:value-type="float" office:value="0.050884">
                <text:p>0.050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99">
                <text:p>599</text:p>
              </table:table-cell>
              <table:table-cell office:value-type="float" office:value="0.038303">
                <text:p>0.038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99">
                <text:p>599</text:p>
              </table:table-cell>
              <table:table-cell office:value-type="float" office:value="0.040512">
                <text:p>0.040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99">
                <text:p>599</text:p>
              </table:table-cell>
              <table:table-cell office:value-type="float" office:value="0.047445">
                <text:p>0.047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99">
                <text:p>599</text:p>
              </table:table-cell>
              <table:table-cell office:value-type="float" office:value="0.037409">
                <text:p>0.037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99">
                <text:p>599</text:p>
              </table:table-cell>
              <table:table-cell office:value-type="float" office:value="0.036123">
                <text:p>0.036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99">
                <text:p>599</text:p>
              </table:table-cell>
              <table:table-cell office:value-type="float" office:value="0.038167">
                <text:p>0.038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99">
                <text:p>599</text:p>
              </table:table-cell>
              <table:table-cell office:value-type="float" office:value="0.042233">
                <text:p>0.042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99">
                <text:p>599</text:p>
              </table:table-cell>
              <table:table-cell office:value-type="float" office:value="0.042442">
                <text:p>0.042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99">
                <text:p>599</text:p>
              </table:table-cell>
              <table:table-cell office:value-type="float" office:value="0.043619">
                <text:p>0.043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96">
                <text:p>596</text:p>
              </table:table-cell>
              <table:table-cell office:value-type="float" office:value="0.036641">
                <text:p>0.036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02">
                <text:p>602</text:p>
              </table:table-cell>
              <table:table-cell office:value-type="float" office:value="0.03538">
                <text:p>0.03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99">
                <text:p>599</text:p>
              </table:table-cell>
              <table:table-cell office:value-type="float" office:value="0.045752">
                <text:p>0.045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99">
                <text:p>599</text:p>
              </table:table-cell>
              <table:table-cell office:value-type="float" office:value="0.036519">
                <text:p>0.036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99">
                <text:p>599</text:p>
              </table:table-cell>
              <table:table-cell office:value-type="float" office:value="0.037408">
                <text:p>0.037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99">
                <text:p>599</text:p>
              </table:table-cell>
              <table:table-cell office:value-type="float" office:value="0.038517">
                <text:p>0.038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99">
                <text:p>599</text:p>
              </table:table-cell>
              <table:table-cell office:value-type="float" office:value="0.036146">
                <text:p>0.036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99">
                <text:p>599</text:p>
              </table:table-cell>
              <table:table-cell office:value-type="float" office:value="0.039775">
                <text:p>0.039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99">
                <text:p>599</text:p>
              </table:table-cell>
              <table:table-cell office:value-type="float" office:value="0.038706">
                <text:p>0.038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99">
                <text:p>599</text:p>
              </table:table-cell>
              <table:table-cell office:value-type="float" office:value="0.040382">
                <text:p>0.040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99">
                <text:p>599</text:p>
              </table:table-cell>
              <table:table-cell office:value-type="float" office:value="0.037124">
                <text:p>0.037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99">
                <text:p>599</text:p>
              </table:table-cell>
              <table:table-cell office:value-type="float" office:value="0.058632">
                <text:p>0.058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99">
                <text:p>599</text:p>
              </table:table-cell>
              <table:table-cell office:value-type="float" office:value="0.042623">
                <text:p>0.042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99">
                <text:p>599</text:p>
              </table:table-cell>
              <table:table-cell office:value-type="float" office:value="0.036681">
                <text:p>0.036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99">
                <text:p>599</text:p>
              </table:table-cell>
              <table:table-cell office:value-type="float" office:value="0.038516">
                <text:p>0.038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97">
                <text:p>597</text:p>
              </table:table-cell>
              <table:table-cell office:value-type="float" office:value="0.034759">
                <text:p>0.034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01">
                <text:p>601</text:p>
              </table:table-cell>
              <table:table-cell office:value-type="float" office:value="0.051817">
                <text:p>0.051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99">
                <text:p>599</text:p>
              </table:table-cell>
              <table:table-cell office:value-type="float" office:value="0.039471">
                <text:p>0.039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94">
                <text:p>594</text:p>
              </table:table-cell>
              <table:table-cell office:value-type="float" office:value="0.037778">
                <text:p>0.03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04">
                <text:p>604</text:p>
              </table:table-cell>
              <table:table-cell office:value-type="float" office:value="0.038202">
                <text:p>0.038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9">
                <text:p>599</text:p>
              </table:table-cell>
              <table:table-cell office:value-type="float" office:value="0.041387">
                <text:p>0.041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9">
                <text:p>599</text:p>
              </table:table-cell>
              <table:table-cell office:value-type="float" office:value="0.040009">
                <text:p>0.04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9">
                <text:p>599</text:p>
              </table:table-cell>
              <table:table-cell office:value-type="float" office:value="0.04022">
                <text:p>0.04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9">
                <text:p>599</text:p>
              </table:table-cell>
              <table:table-cell office:value-type="float" office:value="0.038057">
                <text:p>0.038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9">
                <text:p>599</text:p>
              </table:table-cell>
              <table:table-cell office:value-type="float" office:value="0.048055">
                <text:p>0.048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9">
                <text:p>599</text:p>
              </table:table-cell>
              <table:table-cell office:value-type="float" office:value="0.037988">
                <text:p>0.037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95">
                <text:p>595</text:p>
              </table:table-cell>
              <table:table-cell office:value-type="float" office:value="0.071577">
                <text:p>0.071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3">
                <text:p>603</text:p>
              </table:table-cell>
              <table:table-cell office:value-type="float" office:value="0.036018">
                <text:p>0.036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99">
                <text:p>599</text:p>
              </table:table-cell>
              <table:table-cell office:value-type="float" office:value="0.041465">
                <text:p>0.041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99">
                <text:p>599</text:p>
              </table:table-cell>
              <table:table-cell office:value-type="float" office:value="0.040387">
                <text:p>0.040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99">
                <text:p>599</text:p>
              </table:table-cell>
              <table:table-cell office:value-type="float" office:value="0.038498">
                <text:p>0.038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99">
                <text:p>599</text:p>
              </table:table-cell>
              <table:table-cell office:value-type="float" office:value="0.041741">
                <text:p>0.041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97">
                <text:p>597</text:p>
              </table:table-cell>
              <table:table-cell office:value-type="float" office:value="0.041227">
                <text:p>0.041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01">
                <text:p>601</text:p>
              </table:table-cell>
              <table:table-cell office:value-type="float" office:value="0.039853">
                <text:p>0.039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95">
                <text:p>595</text:p>
              </table:table-cell>
              <table:table-cell office:value-type="float" office:value="0.040198">
                <text:p>0.040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03">
                <text:p>603</text:p>
              </table:table-cell>
              <table:table-cell office:value-type="float" office:value="0.051433">
                <text:p>0.051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99">
                <text:p>599</text:p>
              </table:table-cell>
              <table:table-cell office:value-type="float" office:value="0.042571">
                <text:p>0.042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99">
                <text:p>599</text:p>
              </table:table-cell>
              <table:table-cell office:value-type="float" office:value="0.049803">
                <text:p>0.049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99">
                <text:p>599</text:p>
              </table:table-cell>
              <table:table-cell office:value-type="float" office:value="0.03614">
                <text:p>0.03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99">
                <text:p>599</text:p>
              </table:table-cell>
              <table:table-cell office:value-type="float" office:value="0.040934">
                <text:p>0.040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99">
                <text:p>599</text:p>
              </table:table-cell>
              <table:table-cell office:value-type="float" office:value="0.039113">
                <text:p>0.039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99">
                <text:p>599</text:p>
              </table:table-cell>
              <table:table-cell office:value-type="float" office:value="0.040249">
                <text:p>0.040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99">
                <text:p>599</text:p>
              </table:table-cell>
              <table:table-cell office:value-type="float" office:value="0.040582">
                <text:p>0.040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90">
                <text:p>590</text:p>
              </table:table-cell>
              <table:table-cell office:value-type="float" office:value="0.045565">
                <text:p>0.045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08">
                <text:p>608</text:p>
              </table:table-cell>
              <table:table-cell office:value-type="float" office:value="0.037122">
                <text:p>0.037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95">
                <text:p>595</text:p>
              </table:table-cell>
              <table:table-cell office:value-type="float" office:value="0.041173">
                <text:p>0.041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03">
                <text:p>603</text:p>
              </table:table-cell>
              <table:table-cell office:value-type="float" office:value="0.046536">
                <text:p>0.046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99">
                <text:p>599</text:p>
              </table:table-cell>
              <table:table-cell office:value-type="float" office:value="0.038029">
                <text:p>0.038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99">
                <text:p>599</text:p>
              </table:table-cell>
              <table:table-cell office:value-type="float" office:value="0.047505">
                <text:p>0.047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99">
                <text:p>599</text:p>
              </table:table-cell>
              <table:table-cell office:value-type="float" office:value="0.03582">
                <text:p>0.03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98">
                <text:p>598</text:p>
              </table:table-cell>
              <table:table-cell office:value-type="float" office:value="0.053276">
                <text:p>0.053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73">
                <text:p>573</text:p>
              </table:table-cell>
              <table:table-cell office:value-type="float" office:value="0.045181">
                <text:p>0.045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26">
                <text:p>626</text:p>
              </table:table-cell>
              <table:table-cell office:value-type="float" office:value="0.043947">
                <text:p>0.043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99">
                <text:p>599</text:p>
              </table:table-cell>
              <table:table-cell office:value-type="float" office:value="0.038243">
                <text:p>0.038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96">
                <text:p>596</text:p>
              </table:table-cell>
              <table:table-cell office:value-type="float" office:value="0.037596">
                <text:p>0.037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02">
                <text:p>602</text:p>
              </table:table-cell>
              <table:table-cell office:value-type="float" office:value="0.04025">
                <text:p>0.04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91">
                <text:p>591</text:p>
              </table:table-cell>
              <table:table-cell office:value-type="float" office:value="0.039236">
                <text:p>0.039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07">
                <text:p>607</text:p>
              </table:table-cell>
              <table:table-cell office:value-type="float" office:value="0.038693">
                <text:p>0.038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99">
                <text:p>599</text:p>
              </table:table-cell>
              <table:table-cell office:value-type="float" office:value="0.040066">
                <text:p>0.040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99">
                <text:p>599</text:p>
              </table:table-cell>
              <table:table-cell office:value-type="float" office:value="0.038861">
                <text:p>0.038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97">
                <text:p>597</text:p>
              </table:table-cell>
              <table:table-cell office:value-type="float" office:value="0.037087">
                <text:p>0.037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01">
                <text:p>601</text:p>
              </table:table-cell>
              <table:table-cell office:value-type="float" office:value="0.036828">
                <text:p>0.036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95">
                <text:p>595</text:p>
              </table:table-cell>
              <table:table-cell office:value-type="float" office:value="0.039335">
                <text:p>0.039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03">
                <text:p>603</text:p>
              </table:table-cell>
              <table:table-cell office:value-type="float" office:value="0.052195">
                <text:p>0.052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99">
                <text:p>599</text:p>
              </table:table-cell>
              <table:table-cell office:value-type="float" office:value="0.042377">
                <text:p>0.042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99">
                <text:p>599</text:p>
              </table:table-cell>
              <table:table-cell office:value-type="float" office:value="0.045052">
                <text:p>0.045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99">
                <text:p>599</text:p>
              </table:table-cell>
              <table:table-cell office:value-type="float" office:value="0.041644">
                <text:p>0.041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99">
                <text:p>599</text:p>
              </table:table-cell>
              <table:table-cell office:value-type="float" office:value="0.049179">
                <text:p>0.049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99">
                <text:p>599</text:p>
              </table:table-cell>
              <table:table-cell office:value-type="float" office:value="0.038589">
                <text:p>0.038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99">
                <text:p>599</text:p>
              </table:table-cell>
              <table:table-cell office:value-type="float" office:value="0.047992">
                <text:p>0.047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99">
                <text:p>599</text:p>
              </table:table-cell>
              <table:table-cell office:value-type="float" office:value="0.039734">
                <text:p>0.039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99">
                <text:p>599</text:p>
              </table:table-cell>
              <table:table-cell office:value-type="float" office:value="0.038253">
                <text:p>0.038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99">
                <text:p>599</text:p>
              </table:table-cell>
              <table:table-cell office:value-type="float" office:value="0.041737">
                <text:p>0.041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99">
                <text:p>599</text:p>
              </table:table-cell>
              <table:table-cell office:value-type="float" office:value="0.03976">
                <text:p>0.03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99">
                <text:p>599</text:p>
              </table:table-cell>
              <table:table-cell office:value-type="float" office:value="0.040725">
                <text:p>0.040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99">
                <text:p>599</text:p>
              </table:table-cell>
              <table:table-cell office:value-type="float" office:value="0.037155">
                <text:p>0.037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99">
                <text:p>599</text:p>
              </table:table-cell>
              <table:table-cell office:value-type="float" office:value="0.03719">
                <text:p>0.03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99">
                <text:p>599</text:p>
              </table:table-cell>
              <table:table-cell office:value-type="float" office:value="0.040308">
                <text:p>0.040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99">
                <text:p>599</text:p>
              </table:table-cell>
              <table:table-cell office:value-type="float" office:value="0.054601">
                <text:p>0.054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99">
                <text:p>599</text:p>
              </table:table-cell>
              <table:table-cell office:value-type="float" office:value="0.040425">
                <text:p>0.040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99">
                <text:p>599</text:p>
              </table:table-cell>
              <table:table-cell office:value-type="float" office:value="0.038561">
                <text:p>0.038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99">
                <text:p>599</text:p>
              </table:table-cell>
              <table:table-cell office:value-type="float" office:value="0.038961">
                <text:p>0.038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99">
                <text:p>599</text:p>
              </table:table-cell>
              <table:table-cell office:value-type="float" office:value="0.036107">
                <text:p>0.036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99">
                <text:p>599</text:p>
              </table:table-cell>
              <table:table-cell office:value-type="float" office:value="0.041345">
                <text:p>0.041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99">
                <text:p>599</text:p>
              </table:table-cell>
              <table:table-cell office:value-type="float" office:value="0.03902">
                <text:p>0.03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99">
                <text:p>599</text:p>
              </table:table-cell>
              <table:table-cell office:value-type="float" office:value="0.042859">
                <text:p>0.042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99">
                <text:p>599</text:p>
              </table:table-cell>
              <table:table-cell office:value-type="float" office:value="0.04225">
                <text:p>0.04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97">
                <text:p>597</text:p>
              </table:table-cell>
              <table:table-cell office:value-type="float" office:value="0.039809">
                <text:p>0.039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01">
                <text:p>601</text:p>
              </table:table-cell>
              <table:table-cell office:value-type="float" office:value="0.044212">
                <text:p>0.044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95">
                <text:p>595</text:p>
              </table:table-cell>
              <table:table-cell office:value-type="float" office:value="0.037937">
                <text:p>0.037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03">
                <text:p>603</text:p>
              </table:table-cell>
              <table:table-cell office:value-type="float" office:value="0.039734">
                <text:p>0.039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99">
                <text:p>599</text:p>
              </table:table-cell>
              <table:table-cell office:value-type="float" office:value="0.041151">
                <text:p>0.041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99">
                <text:p>599</text:p>
              </table:table-cell>
              <table:table-cell office:value-type="float" office:value="0.040167">
                <text:p>0.040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99">
                <text:p>599</text:p>
              </table:table-cell>
              <table:table-cell office:value-type="float" office:value="0.051412">
                <text:p>0.051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99">
                <text:p>599</text:p>
              </table:table-cell>
              <table:table-cell office:value-type="float" office:value="0.039028">
                <text:p>0.039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99">
                <text:p>599</text:p>
              </table:table-cell>
              <table:table-cell office:value-type="float" office:value="0.039386">
                <text:p>0.039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99">
                <text:p>599</text:p>
              </table:table-cell>
              <table:table-cell office:value-type="float" office:value="0.041244">
                <text:p>0.04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99">
                <text:p>599</text:p>
              </table:table-cell>
              <table:table-cell office:value-type="float" office:value="0.039506">
                <text:p>0.039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97">
                <text:p>597</text:p>
              </table:table-cell>
              <table:table-cell office:value-type="float" office:value="0.038241">
                <text:p>0.038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99">
                <text:p>599</text:p>
              </table:table-cell>
              <table:table-cell office:value-type="float" office:value="0.03955">
                <text:p>0.03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99">
                <text:p>599</text:p>
              </table:table-cell>
              <table:table-cell office:value-type="float" office:value="0.036085">
                <text:p>0.03608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